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2.704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2.813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2.432cm"/>
    </style:style>
    <style:style style:name="co19" style:family="table-column">
      <style:table-column-properties fo:break-before="auto" style:column-width="2.485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2.623cm"/>
    </style:style>
    <style:style style:name="co22" style:family="table-column">
      <style:table-column-properties fo:break-before="auto" style:column-width="2.676cm"/>
    </style:style>
    <style:style style:name="co23" style:family="table-column">
      <style:table-column-properties fo:break-before="auto" style:column-width="2.949cm"/>
    </style:style>
    <style:style style:name="co24" style:family="table-column">
      <style:table-column-properties fo:break-before="auto" style:column-width="2.731cm"/>
    </style:style>
    <style:style style:name="co25" style:family="table-column">
      <style:table-column-properties fo:break-before="auto" style:column-width="3.004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1.226cm"/>
    </style:style>
    <style:style style:name="co28" style:family="table-column">
      <style:table-column-properties fo:break-before="auto" style:column-width="2.094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2.462cm"/>
    </style:style>
    <style:style style:name="co31" style:family="table-column">
      <style:table-column-properties fo:break-before="auto" style:column-width="3.226cm"/>
    </style:style>
    <style:style style:name="co32" style:family="table-column">
      <style:table-column-properties fo:break-before="auto" style:column-width="2.436cm"/>
    </style:style>
    <style:style style:name="co33" style:family="table-column">
      <style:table-column-properties fo:break-before="auto" style:column-width="1.961cm"/>
    </style:style>
    <style:style style:name="co34" style:family="table-column">
      <style:table-column-properties fo:break-before="auto" style:column-width="1.804cm"/>
    </style:style>
    <style:style style:name="co35" style:family="table-column">
      <style:table-column-properties fo:break-before="auto" style:column-width="1.383cm"/>
    </style:style>
    <style:style style:name="co36" style:family="table-column">
      <style:table-column-properties fo:break-before="auto" style:column-width="1.436cm"/>
    </style:style>
    <style:style style:name="co37" style:family="table-column">
      <style:table-column-properties fo:break-before="auto" style:column-width="2.067cm"/>
    </style:style>
    <style:style style:name="co38" style:family="table-column">
      <style:table-column-properties fo:break-before="auto" style:column-width="2.568cm"/>
    </style:style>
    <style:style style:name="co39" style:family="table-column">
      <style:table-column-properties fo:break-before="auto" style:column-width="2.621cm"/>
    </style:style>
    <style:style style:name="co40" style:family="table-column">
      <style:table-column-properties fo:break-before="auto" style:column-width="2.173cm"/>
    </style:style>
    <style:style style:name="co41" style:family="table-column">
      <style:table-column-properties fo:break-before="auto" style:column-width="2.672cm"/>
    </style:style>
    <style:style style:name="co42" style:family="table-column">
      <style:table-column-properties fo:break-before="auto" style:column-width="2.725cm"/>
    </style:style>
    <style:style style:name="co43" style:family="table-column">
      <style:table-column-properties fo:break-before="auto" style:column-width="2.515cm"/>
    </style:style>
    <style:style style:name="co44" style:family="table-column">
      <style:table-column-properties fo:break-before="auto" style:column-width="2.357cm"/>
    </style:style>
    <style:style style:name="co45" style:family="table-column">
      <style:table-column-properties fo:break-before="auto" style:column-width="2.409cm"/>
    </style:style>
    <style:style style:name="co46" style:family="table-column">
      <style:table-column-properties fo:break-before="auto" style:column-width="2.699cm"/>
    </style:style>
    <style:style style:name="co47" style:family="table-column">
      <style:table-column-properties fo:break-before="auto" style:column-width="2.542cm"/>
    </style:style>
    <style:style style:name="co48" style:family="table-column">
      <style:table-column-properties fo:break-before="auto" style:column-width="2.858cm"/>
    </style:style>
    <style:style style:name="co49" style:family="table-column">
      <style:table-column-properties fo:break-before="auto" style:column-width="2.648cm"/>
    </style:style>
    <style:style style:name="co50" style:family="table-column">
      <style:table-column-properties fo:break-before="auto" style:column-width="2.9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Correlated_bins" table:style-name="ta1">
        <table:shapes>
          <draw:frame draw:z-index="0" draw:style-name="gr1" svg:width="15.999cm" svg:height="8.999cm" svg:x="2.623cm" svg:y="5.668cm">
            <draw:object draw:notify-on-update-of-ranges="Correlated_bins.A1:Correlated_bins.A1 Correlated_bins.A2:Correlated_bins.A11 Correlated_bins.H1:Correlated_bins.H1 Correlated_bins.H2:Correlated_bins.H11 Correlated_bins.J1:Correlated_bins.J1 Correlated_bins.J2:Correlated_bins.J11 Correlated_bins.L1:Correlated_bins.L1 Correlated_bins.L2:Correlated_bins.L11 Correlated_bins.N1:Correlated_bins.N1 Correlated_bins.N2:Correlated_bins.N11 Correlated_bins.P1:Correlated_bins.P1 Correlated_bins.P2:Correlated_bins.P11 Correlated_bins.R1:Correlated_bins.R1 Correlated_bins.R2:Correlated_bins.R11 Correlated_bins.T1:Correlated_bins.T1 Correlated_bins.T2:Correlated_bins.T11 Correlated_bins.V1:Correlated_bins.V1 Correlated_bins.V2:Correlated_bins.V11 Correlated_bins.X1:Correlated_bins.X1 Correlated_bins.X2:Correlated_bins.X11 Correlated_bins.Z1:Correlated_bins.Z1 Correlated_bins.Z2:Correlated_bins.Z11 Correlated_bins.AB1:Correlated_bins.AB1 Correlated_bins.AB2:Correlated_bins.AB11 Correlated_bins.AD1:Correlated_bins.AD1 Correlated_bins.AD2:Correlated_bins.AD11 Correlated_bins.AF1:Correlated_bins.AF1 Correlated_bins.AF2:Correlated_bins.AF11 Correlated_bins.AH1:Correlated_bins.AH1 Correlated_bins.AH2:Correlated_bins.AH11 Correlated_bins.AJ1:Correlated_bins.AJ1 Correlated_bins.AJ2:Correlated_bins.AJ11 Correlated_bins.AL1:Correlated_bins.AL1 Correlated_bins.AL2:Correlated_bins.AL11 Correlated_bins.AN1:Correlated_bins.AN1 Correlated_bins.AN2:Correlated_bins.AN11 Correlated_bins.AP1:Correlated_bins.AP1 Correlated_bins.AP2:Correlated_bins.AP11 Correlated_bins.AR1:Correlated_bins.AR1 Correlated_bins.AR2:Correlated_bins.AR11 Correlated_bins.AT1:Correlated_bins.AT1 Correlated_bins.AT2:Correlated_bins.AT11 Correlated_bins.AV1:Correlated_bins.AV1 Correlated_bins.AV2:Correlated_bins.AV11 Correlated_bins.AX1:Correlated_bins.AX1 Correlated_bins.AX2:Correlated_bins.AX11 Correlated_bins.AZ1:Correlated_bins.AZ1 Correlated_bins.AZ2:Correlated_bins.AZ11 Correlated_bins.BB1:Correlated_bins.BB1 Correlated_bins.BB2:Correlated_bins.BB11 Correlated_bins.BD1:Correlated_bins.BD1 Correlated_bins.BD2:Correlated_bins.BD11 Correlated_bins.BF1:Correlated_bins.BF1 Correlated_bins.BF2:Correlated_bins.BF11 Correlated_bins.BH1:Correlated_bins.BH1 Correlated_bins.BH2:Correlated_bins.BH11 Correlated_bins.BJ1:Correlated_bins.BJ1 Correlated_bins.BJ2:Correlated_bins.BJ11 Correlated_bins.BL1:Correlated_bins.BL1 Correlated_bins.BL2:Correlated_bins.BL11 Correlated_bins.BN1:Correlated_bins.BN1 Correlated_bins.BN2:Correlated_bins.BN11 Correlated_bins.BP1:Correlated_bins.BP1 Correlated_bins.BP2:Correlated_bins.BP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2.623cm" svg:y="10.964cm">
            <draw:object draw:notify-on-update-of-ranges="Correlated_bins.A1:Correlated_bins.A1 Correlated_bins.A2:Correlated_bins.A11 Correlated_bins.G1:Correlated_bins.G1 Correlated_bins.G2:Correlated_bins.G11 Correlated_bins.I1:Correlated_bins.I1 Correlated_bins.I2:Correlated_bins.I11 Correlated_bins.K1:Correlated_bins.K1 Correlated_bins.K2:Correlated_bins.K11 Correlated_bins.M1:Correlated_bins.M1 Correlated_bins.M2:Correlated_bins.M11 Correlated_bins.O1:Correlated_bins.O1 Correlated_bins.O2:Correlated_bins.O11 Correlated_bins.Q1:Correlated_bins.Q1 Correlated_bins.Q2:Correlated_bins.Q11 Correlated_bins.S1:Correlated_bins.S1 Correlated_bins.S2:Correlated_bins.S11 Correlated_bins.U1:Correlated_bins.U1 Correlated_bins.U2:Correlated_bins.U11 Correlated_bins.W1:Correlated_bins.W1 Correlated_bins.W2:Correlated_bins.W11 Correlated_bins.Y1:Correlated_bins.Y1 Correlated_bins.Y2:Correlated_bins.Y11 Correlated_bins.AA1:Correlated_bins.AA1 Correlated_bins.AA2:Correlated_bins.AA11 Correlated_bins.AC1:Correlated_bins.AC1 Correlated_bins.AC2:Correlated_bins.AC11 Correlated_bins.AE1:Correlated_bins.AE1 Correlated_bins.AE2:Correlated_bins.AE11 Correlated_bins.AG1:Correlated_bins.AG1 Correlated_bins.AG2:Correlated_bins.AG11 Correlated_bins.AI1:Correlated_bins.AI1 Correlated_bins.AI2:Correlated_bins.AI11 Correlated_bins.AK1:Correlated_bins.AK1 Correlated_bins.AK2:Correlated_bins.AK11 Correlated_bins.AM1:Correlated_bins.AM1 Correlated_bins.AM2:Correlated_bins.AM11 Correlated_bins.AO1:Correlated_bins.AO1 Correlated_bins.AO2:Correlated_bins.AO11 Correlated_bins.AQ1:Correlated_bins.AQ1 Correlated_bins.AQ2:Correlated_bins.AQ11 Correlated_bins.AS1:Correlated_bins.AS1 Correlated_bins.AS2:Correlated_bins.AS11 Correlated_bins.AU1:Correlated_bins.AU1 Correlated_bins.AU2:Correlated_bins.AU11 Correlated_bins.AW1:Correlated_bins.AW1 Correlated_bins.AW2:Correlated_bins.AW11 Correlated_bins.AY1:Correlated_bins.AY1 Correlated_bins.AY2:Correlated_bins.AY11 Correlated_bins.BA1:Correlated_bins.BA1 Correlated_bins.BA2:Correlated_bins.BA11 Correlated_bins.BC1:Correlated_bins.BC1 Correlated_bins.BC2:Correlated_bins.BC11 Correlated_bins.BE1:Correlated_bins.BE1 Correlated_bins.BE2:Correlated_bins.BE11 Correlated_bins.BG1:Correlated_bins.BG1 Correlated_bins.BG2:Correlated_bins.BG11 Correlated_bins.BI1:Correlated_bins.BI1 Correlated_bins.BI2:Correlated_bins.BI11 Correlated_bins.BK1:Correlated_bins.BK1 Correlated_bins.BK2:Correlated_bins.BK11 Correlated_bins.BM1:Correlated_bins.BM1 Correlated_bins.BM2:Correlated_bins.BM11 Correlated_bins.BO1:Correlated_bins.BO1 Correlated_bins.BO2:Correlated_bins.BO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4" table:number-columns-repeated="2" table:default-cell-style-name="Default"/>
        <table:table-column table:style-name="co16" table:number-columns-repeated="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18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office:value-type="string">
            <text:p>nothing_pn</text:p>
          </table:table-cell>
          <table:table-cell office:value-type="string">
            <text:p>nothing_ns</text:p>
          </table:table-cell>
          <table:table-cell office:value-type="string">
            <text:p>shuff1_pn</text:p>
          </table:table-cell>
          <table:table-cell office:value-type="string">
            <text:p>shuff1_ns</text:p>
          </table:table-cell>
          <table:table-cell office:value-type="string">
            <text:p>1/C_pn</text:p>
          </table:table-cell>
          <table:table-cell office:value-type="string">
            <text:p>1/C_ns</text:p>
          </table:table-cell>
          <table:table-cell office:value-type="string">
            <text:p>1/R_pn</text:p>
          </table:table-cell>
          <table:table-cell office:value-type="string">
            <text:p>1/R_ns</text:p>
          </table:table-cell>
          <table:table-cell office:value-type="string">
            <text:p>R/C_pn</text:p>
          </table:table-cell>
          <table:table-cell office:value-type="string">
            <text:p>R/C_ns</text:p>
          </table:table-cell>
          <table:table-cell office:value-type="string">
            <text:p>ic_shuff_pn</text:p>
          </table:table-cell>
          <table:table-cell office:value-type="string">
            <text:p>ic_shuff_ns</text:p>
          </table:table-cell>
          <table:table-cell office:value-type="string">
            <text:p>ic_dyn_1/C_pn</text:p>
          </table:table-cell>
          <table:table-cell office:value-type="string">
            <text:p>ic_dyn_1/C_ns</text:p>
          </table:table-cell>
          <table:table-cell office:value-type="string">
            <text:p>ic_dyn_1/R_pn</text:p>
          </table:table-cell>
          <table:table-cell office:value-type="string">
            <text:p>ic_dyn_1/R_ns</text:p>
          </table:table-cell>
          <table:table-cell office:value-type="string">
            <text:p>ic_dyn_R/C_pn</text:p>
          </table:table-cell>
          <table:table-cell office:value-type="string">
            <text:p>ic_dyn_R/C_ns</text:p>
          </table:table-cell>
          <table:table-cell office:value-type="string">
            <text:p>bc_shuff_pn</text:p>
          </table:table-cell>
          <table:table-cell office:value-type="string">
            <text:p>bc_shuff_ns</text:p>
          </table:table-cell>
          <table:table-cell office:value-type="string">
            <text:p>bc_dyn_1/C_pn</text:p>
          </table:table-cell>
          <table:table-cell office:value-type="string">
            <text:p>bc_dyn_1/C_ns</text:p>
          </table:table-cell>
          <table:table-cell office:value-type="string">
            <text:p>bc_dyn_1/R_pn</text:p>
          </table:table-cell>
          <table:table-cell office:value-type="string">
            <text:p>bc_dyn_1/R_ns</text:p>
          </table:table-cell>
          <table:table-cell office:value-type="string">
            <text:p>bc_dyn_R/C_pn</text:p>
          </table:table-cell>
          <table:table-cell office:value-type="string">
            <text:p>bc_dyn_R/C_ns</text:p>
          </table:table-cell>
          <table:table-cell office:value-type="string">
            <text:p>bb_nothing_pn</text:p>
          </table:table-cell>
          <table:table-cell office:value-type="string">
            <text:p>bb_nothing_ns</text:p>
          </table:table-cell>
          <table:table-cell office:value-type="string">
            <text:p>bb_shuff1_pn</text:p>
          </table:table-cell>
          <table:table-cell office:value-type="string">
            <text:p>bb_shuff1_ns</text:p>
          </table:table-cell>
          <table:table-cell office:value-type="string">
            <text:p>bb_shuff_pn</text:p>
          </table:table-cell>
          <table:table-cell office:value-type="string">
            <text:p>bb_shuff_ns</text:p>
          </table:table-cell>
          <table:table-cell office:value-type="string">
            <text:p>bb_st_1/C_pn</text:p>
          </table:table-cell>
          <table:table-cell office:value-type="string">
            <text:p>bb_st_1/C_ns</text:p>
          </table:table-cell>
          <table:table-cell office:value-type="string">
            <text:p>bb_dyn_1/C_pn</text:p>
          </table:table-cell>
          <table:table-cell office:value-type="string">
            <text:p>bb_dyn_1/C_ns</text:p>
          </table:table-cell>
          <table:table-cell office:value-type="string">
            <text:p>bb_st_1/R_pn</text:p>
          </table:table-cell>
          <table:table-cell office:value-type="string">
            <text:p>bb_st_1/R_ns</text:p>
          </table:table-cell>
          <table:table-cell office:value-type="string">
            <text:p>bb_dyn_1/R_pn</text:p>
          </table:table-cell>
          <table:table-cell office:value-type="string">
            <text:p>bb_dyn_1/R_ns</text:p>
          </table:table-cell>
          <table:table-cell office:value-type="string">
            <text:p>bb_st_R/C_pn</text:p>
          </table:table-cell>
          <table:table-cell office:value-type="string">
            <text:p>bb_st_R/C_ns</text:p>
          </table:table-cell>
          <table:table-cell office:value-type="string">
            <text:p>bb_dyn_R/C_pn</text:p>
          </table:table-cell>
          <table:table-cell office:value-type="string">
            <text:p>bb_dyn_R/C_ns</text:p>
          </table:table-cell>
          <table:table-cell office:value-type="string">
            <text:p>sbb_nothing_pn</text:p>
          </table:table-cell>
          <table:table-cell office:value-type="string">
            <text:p>sbb_nothing_ns</text:p>
          </table:table-cell>
          <table:table-cell office:value-type="string">
            <text:p>sbb_shuff1_pn</text:p>
          </table:table-cell>
          <table:table-cell office:value-type="string">
            <text:p>sbb_shuff1_ns</text:p>
          </table:table-cell>
          <table:table-cell office:value-type="string">
            <text:p>sbb_shuff_pn</text:p>
          </table:table-cell>
          <table:table-cell office:value-type="string">
            <text:p>sbb_shuff_ns</text:p>
          </table:table-cell>
          <table:table-cell office:value-type="string">
            <text:p>sbb_st_1/C_pn</text:p>
          </table:table-cell>
          <table:table-cell office:value-type="string">
            <text:p>sbb_st_1/C_ns</text:p>
          </table:table-cell>
          <table:table-cell office:value-type="string">
            <text:p>sbb_dyn_1/C_pn</text:p>
          </table:table-cell>
          <table:table-cell office:value-type="string">
            <text:p>sbb_dyn_1/C_ns</text:p>
          </table:table-cell>
          <table:table-cell office:value-type="string">
            <text:p>sbb_st_1/R_pn</text:p>
          </table:table-cell>
          <table:table-cell office:value-type="string">
            <text:p>sbb_st_1/R_ns</text:p>
          </table:table-cell>
          <table:table-cell office:value-type="string">
            <text:p>sbb_dyn_1/R_pn</text:p>
          </table:table-cell>
          <table:table-cell office:value-type="string">
            <text:p>sbb_dyn_1/R_ns</text:p>
          </table:table-cell>
          <table:table-cell office:value-type="string">
            <text:p>sbb_st_R/C_pn</text:p>
          </table:table-cell>
          <table:table-cell office:value-type="string">
            <text:p>sbb_st_R/C_ns</text:p>
          </table:table-cell>
          <table:table-cell office:value-type="string">
            <text:p>sbb_dyn_R/C_pn</text:p>
          </table:table-cell>
          <table:table-cell office:value-type="string">
            <text:p>sbb_dyn_R/C_ns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0.855128178033">
            <text:p>0.855128178</text:p>
          </table:table-cell>
          <table:table-cell office:value-type="float" office:value="0.876177127084">
            <text:p>0.8761771271</text:p>
          </table:table-cell>
          <table:table-cell office:value-type="float" office:value="0.975635410482">
            <text:p>0.9756354105</text:p>
          </table:table-cell>
          <table:table-cell office:value-type="float" office:value="31">
            <text:p>31</text:p>
          </table:table-cell>
          <table:table-cell office:value-type="float" office:value="0.975911797661">
            <text:p>0.9759117977</text:p>
          </table:table-cell>
          <table:table-cell office:value-type="float" office:value="27">
            <text:p>27</text:p>
          </table:table-cell>
          <table:table-cell office:value-type="float" office:value="0.997744278498">
            <text:p>0.9977442785</text:p>
          </table:table-cell>
          <table:table-cell office:value-type="float" office:value="95">
            <text:p>95</text:p>
          </table:table-cell>
          <table:table-cell office:value-type="float" office:value="0.997157405911">
            <text:p>0.9971574059</text:p>
          </table:table-cell>
          <table:table-cell office:value-type="float" office:value="95">
            <text:p>95</text:p>
          </table:table-cell>
          <table:table-cell office:value-type="float" office:value="0.997217597971">
            <text:p>0.997217598</text:p>
          </table:table-cell>
          <table:table-cell office:value-type="float" office:value="95">
            <text:p>95</text:p>
          </table:table-cell>
          <table:table-cell office:value-type="float" office:value="0.959581979395">
            <text:p>0.9595819794</text:p>
          </table:table-cell>
          <table:table-cell office:value-type="float" office:value="4">
            <text:p>4</text:p>
          </table:table-cell>
          <table:table-cell office:value-type="float" office:value="0.997456483269">
            <text:p>0.9974564833</text:p>
          </table:table-cell>
          <table:table-cell office:value-type="float" office:value="95">
            <text:p>95</text:p>
          </table:table-cell>
          <table:table-cell office:value-type="float" office:value="0.996449296318">
            <text:p>0.9964492963</text:p>
          </table:table-cell>
          <table:table-cell office:value-type="float" office:value="94">
            <text:p>94</text:p>
          </table:table-cell>
          <table:table-cell office:value-type="float" office:value="0.997258616808">
            <text:p>0.9972586168</text:p>
          </table:table-cell>
          <table:table-cell office:value-type="float" office:value="94">
            <text:p>94</text:p>
          </table:table-cell>
          <table:table-cell office:value-type="float" office:value="0.968656805486">
            <text:p>0.9686568055</text:p>
          </table:table-cell>
          <table:table-cell office:value-type="float" office:value="11">
            <text:p>11</text:p>
          </table:table-cell>
          <table:table-cell office:value-type="float" office:value="0.996036353661">
            <text:p>0.9960363537</text:p>
          </table:table-cell>
          <table:table-cell office:value-type="float" office:value="93">
            <text:p>93</text:p>
          </table:table-cell>
          <table:table-cell office:value-type="float" office:value="0.995577182424">
            <text:p>0.9955771824</text:p>
          </table:table-cell>
          <table:table-cell office:value-type="float" office:value="93">
            <text:p>93</text:p>
          </table:table-cell>
          <table:table-cell office:value-type="float" office:value="0.998214869281">
            <text:p>0.9982148693</text:p>
          </table:table-cell>
          <table:table-cell office:value-type="float" office:value="97">
            <text:p>97</text:p>
          </table:table-cell>
          <table:table-cell office:value-type="float" office:value="0.959867228608">
            <text:p>0.9598672286</text:p>
          </table:table-cell>
          <table:table-cell office:value-type="float" office:value="7">
            <text:p>7</text:p>
          </table:table-cell>
          <table:table-cell office:value-type="float" office:value="0.959786923626">
            <text:p>0.9597869236</text:p>
          </table:table-cell>
          <table:table-cell office:value-type="float" office:value="6">
            <text:p>6</text:p>
          </table:table-cell>
          <table:table-cell office:value-type="float" office:value="0.955007547395">
            <text:p>0.9550075474</text:p>
          </table:table-cell>
          <table:table-cell office:value-type="float" office:value="4">
            <text:p>4</text:p>
          </table:table-cell>
          <table:table-cell office:value-type="float" office:value="0.982898373368">
            <text:p>0.9828983734</text:p>
          </table:table-cell>
          <table:table-cell office:value-type="float" office:value="66">
            <text:p>66</text:p>
          </table:table-cell>
          <table:table-cell office:value-type="float" office:value="0.988007502394">
            <text:p>0.9880075024</text:p>
          </table:table-cell>
          <table:table-cell office:value-type="float" office:value="74">
            <text:p>74</text:p>
          </table:table-cell>
          <table:table-cell office:value-type="float" office:value="0.980976542411">
            <text:p>0.9809765424</text:p>
          </table:table-cell>
          <table:table-cell office:value-type="float" office:value="68">
            <text:p>68</text:p>
          </table:table-cell>
          <table:table-cell office:value-type="float" office:value="0.989483890784">
            <text:p>0.9894838908</text:p>
          </table:table-cell>
          <table:table-cell office:value-type="float" office:value="85">
            <text:p>85</text:p>
          </table:table-cell>
          <table:table-cell office:value-type="float" office:value="0.985205165842">
            <text:p>0.9852051658</text:p>
          </table:table-cell>
          <table:table-cell office:value-type="float" office:value="71">
            <text:p>71</text:p>
          </table:table-cell>
          <table:table-cell office:value-type="float" office:value="0.983350125427">
            <text:p>0.9833501254</text:p>
          </table:table-cell>
          <table:table-cell office:value-type="float" office:value="70">
            <text:p>70</text:p>
          </table:table-cell>
          <table:table-cell office:value-type="float" office:value="0.968748614573">
            <text:p>0.9687486146</text:p>
          </table:table-cell>
          <table:table-cell office:value-type="float" office:value="16">
            <text:p>16</text:p>
          </table:table-cell>
          <table:table-cell office:value-type="float" office:value="0.969842261412">
            <text:p>0.9698422614</text:p>
          </table:table-cell>
          <table:table-cell office:value-type="float" office:value="16">
            <text:p>16</text:p>
          </table:table-cell>
          <table:table-cell office:value-type="float" office:value="0.962988858589">
            <text:p>0.9629888586</text:p>
          </table:table-cell>
          <table:table-cell office:value-type="float" office:value="8">
            <text:p>8</text:p>
          </table:table-cell>
          <table:table-cell office:value-type="float" office:value="0.990545289473">
            <text:p>0.9905452895</text:p>
          </table:table-cell>
          <table:table-cell office:value-type="float" office:value="86">
            <text:p>86</text:p>
          </table:table-cell>
          <table:table-cell office:value-type="float" office:value="0.991470493044">
            <text:p>0.991470493</text:p>
          </table:table-cell>
          <table:table-cell office:value-type="float" office:value="88">
            <text:p>88</text:p>
          </table:table-cell>
          <table:table-cell office:value-type="float" office:value="0.990501206533">
            <text:p>0.9905012065</text:p>
          </table:table-cell>
          <table:table-cell office:value-type="float" office:value="87">
            <text:p>87</text:p>
          </table:table-cell>
          <table:table-cell office:value-type="float" office:value="0.991421969314">
            <text:p>0.9914219693</text:p>
          </table:table-cell>
          <table:table-cell office:value-type="float" office:value="86">
            <text:p>86</text:p>
          </table:table-cell>
          <table:table-cell office:value-type="float" office:value="0.991149441746">
            <text:p>0.9911494417</text:p>
          </table:table-cell>
          <table:table-cell office:value-type="float" office:value="89">
            <text:p>89</text:p>
          </table:table-cell>
          <table:table-cell office:value-type="float" office:value="0.990711954923">
            <text:p>0.9907119549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0.849673995362">
            <text:p>0.8496739954</text:p>
          </table:table-cell>
          <table:table-cell office:value-type="float" office:value="0.896312961533">
            <text:p>0.8963129615</text:p>
          </table:table-cell>
          <table:table-cell office:value-type="float" office:value="0.908946546717">
            <text:p>0.9089465467</text:p>
          </table:table-cell>
          <table:table-cell office:value-type="float" office:value="0">
            <text:p>0</text:p>
          </table:table-cell>
          <table:table-cell office:value-type="float" office:value="0.914154452369">
            <text:p>0.9141544524</text:p>
          </table:table-cell>
          <table:table-cell office:value-type="float" office:value="0">
            <text:p>0</text:p>
          </table:table-cell>
          <table:table-cell office:value-type="float" office:value="0.869091609377">
            <text:p>0.8690916094</text:p>
          </table:table-cell>
          <table:table-cell office:value-type="float" office:value="3">
            <text:p>3</text:p>
          </table:table-cell>
          <table:table-cell office:value-type="float" office:value="0.871316236544">
            <text:p>0.8713162365</text:p>
          </table:table-cell>
          <table:table-cell office:value-type="float" office:value="2">
            <text:p>2</text:p>
          </table:table-cell>
          <table:table-cell office:value-type="float" office:value="0.872100292518">
            <text:p>0.8721002925</text:p>
          </table:table-cell>
          <table:table-cell office:value-type="float" office:value="5">
            <text:p>5</text:p>
          </table:table-cell>
          <table:table-cell office:value-type="float" office:value="0.898454173594">
            <text:p>0.8984541736</text:p>
          </table:table-cell>
          <table:table-cell office:value-type="float" office:value="0">
            <text:p>0</text:p>
          </table:table-cell>
          <table:table-cell office:value-type="float" office:value="0.877022380886">
            <text:p>0.8770223809</text:p>
          </table:table-cell>
          <table:table-cell office:value-type="float" office:value="3">
            <text:p>3</text:p>
          </table:table-cell>
          <table:table-cell office:value-type="float" office:value="0.877749002975">
            <text:p>0.877749003</text:p>
          </table:table-cell>
          <table:table-cell office:value-type="float" office:value="3">
            <text:p>3</text:p>
          </table:table-cell>
          <table:table-cell office:value-type="float" office:value="0.87846959212">
            <text:p>0.8784695921</text:p>
          </table:table-cell>
          <table:table-cell office:value-type="float" office:value="6">
            <text:p>6</text:p>
          </table:table-cell>
          <table:table-cell office:value-type="float" office:value="0.914126052409">
            <text:p>0.9141260524</text:p>
          </table:table-cell>
          <table:table-cell office:value-type="float" office:value="0">
            <text:p>0</text:p>
          </table:table-cell>
          <table:table-cell office:value-type="float" office:value="0.851612497105">
            <text:p>0.8516124971</text:p>
          </table:table-cell>
          <table:table-cell office:value-type="float" office:value="2">
            <text:p>2</text:p>
          </table:table-cell>
          <table:table-cell office:value-type="float" office:value="0.869609147934">
            <text:p>0.8696091479</text:p>
          </table:table-cell>
          <table:table-cell office:value-type="float" office:value="2">
            <text:p>2</text:p>
          </table:table-cell>
          <table:table-cell office:value-type="float" office:value="0.861404262296">
            <text:p>0.8614042623</text:p>
          </table:table-cell>
          <table:table-cell office:value-type="float" office:value="4">
            <text:p>4</text:p>
          </table:table-cell>
          <table:table-cell office:value-type="float" office:value="0.896922333383">
            <text:p>0.8969223334</text:p>
          </table:table-cell>
          <table:table-cell office:value-type="float" office:value="0">
            <text:p>0</text:p>
          </table:table-cell>
          <table:table-cell office:value-type="float" office:value="0.893620034989">
            <text:p>0.893620035</text:p>
          </table:table-cell>
          <table:table-cell office:value-type="float" office:value="0">
            <text:p>0</text:p>
          </table:table-cell>
          <table:table-cell office:value-type="float" office:value="0.894855105074">
            <text:p>0.8948551051</text:p>
          </table:table-cell>
          <table:table-cell office:value-type="float" office:value="0">
            <text:p>0</text:p>
          </table:table-cell>
          <table:table-cell office:value-type="float" office:value="0.873127191424">
            <text:p>0.8731271914</text:p>
          </table:table-cell>
          <table:table-cell office:value-type="float" office:value="0">
            <text:p>0</text:p>
          </table:table-cell>
          <table:table-cell office:value-type="float" office:value="0.873745758382">
            <text:p>0.8737457584</text:p>
          </table:table-cell>
          <table:table-cell office:value-type="float" office:value="0">
            <text:p>0</text:p>
          </table:table-cell>
          <table:table-cell office:value-type="float" office:value="0.87517479386">
            <text:p>0.8751747939</text:p>
          </table:table-cell>
          <table:table-cell office:value-type="float" office:value="0">
            <text:p>0</text:p>
          </table:table-cell>
          <table:table-cell office:value-type="float" office:value="0.87396540688">
            <text:p>0.8739654069</text:p>
          </table:table-cell>
          <table:table-cell office:value-type="float" office:value="1">
            <text:p>1</text:p>
          </table:table-cell>
          <table:table-cell office:value-type="float" office:value="0.868090394396">
            <text:p>0.8680903944</text:p>
          </table:table-cell>
          <table:table-cell office:value-type="float" office:value="0">
            <text:p>0</text:p>
          </table:table-cell>
          <table:table-cell office:value-type="float" office:value="0.862445132718">
            <text:p>0.8624451327</text:p>
          </table:table-cell>
          <table:table-cell office:value-type="float" office:value="0">
            <text:p>0</text:p>
          </table:table-cell>
          <table:table-cell office:value-type="float" office:value="0.903878796573">
            <text:p>0.9038787966</text:p>
          </table:table-cell>
          <table:table-cell office:value-type="float" office:value="0">
            <text:p>0</text:p>
          </table:table-cell>
          <table:table-cell office:value-type="float" office:value="0.903509250432">
            <text:p>0.9035092504</text:p>
          </table:table-cell>
          <table:table-cell office:value-type="float" office:value="0">
            <text:p>0</text:p>
          </table:table-cell>
          <table:table-cell office:value-type="float" office:value="0.898985521842">
            <text:p>0.8989855218</text:p>
          </table:table-cell>
          <table:table-cell office:value-type="float" office:value="0">
            <text:p>0</text:p>
          </table:table-cell>
          <table:table-cell office:value-type="float" office:value="0.867547583959">
            <text:p>0.867547584</text:p>
          </table:table-cell>
          <table:table-cell office:value-type="float" office:value="0">
            <text:p>0</text:p>
          </table:table-cell>
          <table:table-cell office:value-type="float" office:value="0.875688756872">
            <text:p>0.8756887569</text:p>
          </table:table-cell>
          <table:table-cell office:value-type="float" office:value="1">
            <text:p>1</text:p>
          </table:table-cell>
          <table:table-cell office:value-type="float" office:value="0.863122678605">
            <text:p>0.8631226786</text:p>
          </table:table-cell>
          <table:table-cell office:value-type="float" office:value="0">
            <text:p>0</text:p>
          </table:table-cell>
          <table:table-cell office:value-type="float" office:value="0.876223431842">
            <text:p>0.8762234318</text:p>
          </table:table-cell>
          <table:table-cell office:value-type="float" office:value="1">
            <text:p>1</text:p>
          </table:table-cell>
          <table:table-cell office:value-type="float" office:value="0.866035616792">
            <text:p>0.8660356168</text:p>
          </table:table-cell>
          <table:table-cell office:value-type="float" office:value="0">
            <text:p>0</text:p>
          </table:table-cell>
          <table:table-cell office:value-type="float" office:value="0.861672442552">
            <text:p>0.861672442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0.845279397566">
            <text:p>0.8452793976</text:p>
          </table:table-cell>
          <table:table-cell office:value-type="float" office:value="0.905211808536">
            <text:p>0.9052118085</text:p>
          </table:table-cell>
          <table:table-cell office:value-type="float" office:value="0.857120025509">
            <text:p>0.8571200255</text:p>
          </table:table-cell>
          <table:table-cell office:value-type="float" office:value="0">
            <text:p>0</text:p>
          </table:table-cell>
          <table:table-cell office:value-type="float" office:value="0.857441485809">
            <text:p>0.8574414858</text:p>
          </table:table-cell>
          <table:table-cell office:value-type="float" office:value="0">
            <text:p>0</text:p>
          </table:table-cell>
          <table:table-cell office:value-type="float" office:value="0.777207843023">
            <text:p>0.777207843</text:p>
          </table:table-cell>
          <table:table-cell office:value-type="float" office:value="0">
            <text:p>0</text:p>
          </table:table-cell>
          <table:table-cell office:value-type="float" office:value="0.775028383272">
            <text:p>0.7750283833</text:p>
          </table:table-cell>
          <table:table-cell office:value-type="float" office:value="0">
            <text:p>0</text:p>
          </table:table-cell>
          <table:table-cell office:value-type="float" office:value="0.778084618215">
            <text:p>0.7780846182</text:p>
          </table:table-cell>
          <table:table-cell office:value-type="float" office:value="0">
            <text:p>0</text:p>
          </table:table-cell>
          <table:table-cell office:value-type="float" office:value="0.846715068215">
            <text:p>0.8467150682</text:p>
          </table:table-cell>
          <table:table-cell office:value-type="float" office:value="0">
            <text:p>0</text:p>
          </table:table-cell>
          <table:table-cell office:value-type="float" office:value="0.790155658774">
            <text:p>0.7901556588</text:p>
          </table:table-cell>
          <table:table-cell office:value-type="float" office:value="0">
            <text:p>0</text:p>
          </table:table-cell>
          <table:table-cell office:value-type="float" office:value="0.787498542904">
            <text:p>0.7874985429</text:p>
          </table:table-cell>
          <table:table-cell office:value-type="float" office:value="0">
            <text:p>0</text:p>
          </table:table-cell>
          <table:table-cell office:value-type="float" office:value="0.787429717335">
            <text:p>0.7874297173</text:p>
          </table:table-cell>
          <table:table-cell office:value-type="float" office:value="0">
            <text:p>0</text:p>
          </table:table-cell>
          <table:table-cell office:value-type="float" office:value="0.868370070637">
            <text:p>0.8683700706</text:p>
          </table:table-cell>
          <table:table-cell office:value-type="float" office:value="0">
            <text:p>0</text:p>
          </table:table-cell>
          <table:table-cell office:value-type="float" office:value="0.768630732074">
            <text:p>0.7686307321</text:p>
          </table:table-cell>
          <table:table-cell office:value-type="float" office:value="0">
            <text:p>0</text:p>
          </table:table-cell>
          <table:table-cell office:value-type="float" office:value="0.775761881196">
            <text:p>0.7757618812</text:p>
          </table:table-cell>
          <table:table-cell office:value-type="float" office:value="0">
            <text:p>0</text:p>
          </table:table-cell>
          <table:table-cell office:value-type="float" office:value="0.770097891274">
            <text:p>0.7700978913</text:p>
          </table:table-cell>
          <table:table-cell office:value-type="float" office:value="0">
            <text:p>0</text:p>
          </table:table-cell>
          <table:table-cell office:value-type="float" office:value="0.842422655679">
            <text:p>0.8424226557</text:p>
          </table:table-cell>
          <table:table-cell office:value-type="float" office:value="0">
            <text:p>0</text:p>
          </table:table-cell>
          <table:table-cell office:value-type="float" office:value="0.839638095576">
            <text:p>0.8396380956</text:p>
          </table:table-cell>
          <table:table-cell office:value-type="float" office:value="0">
            <text:p>0</text:p>
          </table:table-cell>
          <table:table-cell office:value-type="float" office:value="0.846749917214">
            <text:p>0.8467499172</text:p>
          </table:table-cell>
          <table:table-cell office:value-type="float" office:value="0">
            <text:p>0</text:p>
          </table:table-cell>
          <table:table-cell office:value-type="float" office:value="0.78720164983">
            <text:p>0.7872016498</text:p>
          </table:table-cell>
          <table:table-cell office:value-type="float" office:value="0">
            <text:p>0</text:p>
          </table:table-cell>
          <table:table-cell office:value-type="float" office:value="0.793932604363">
            <text:p>0.7939326044</text:p>
          </table:table-cell>
          <table:table-cell office:value-type="float" office:value="0">
            <text:p>0</text:p>
          </table:table-cell>
          <table:table-cell office:value-type="float" office:value="0.794040308777">
            <text:p>0.7940403088</text:p>
          </table:table-cell>
          <table:table-cell office:value-type="float" office:value="0">
            <text:p>0</text:p>
          </table:table-cell>
          <table:table-cell office:value-type="float" office:value="0.792044515435">
            <text:p>0.7920445154</text:p>
          </table:table-cell>
          <table:table-cell office:value-type="float" office:value="0">
            <text:p>0</text:p>
          </table:table-cell>
          <table:table-cell office:value-type="float" office:value="0.784340989063">
            <text:p>0.7843409891</text:p>
          </table:table-cell>
          <table:table-cell office:value-type="float" office:value="0">
            <text:p>0</text:p>
          </table:table-cell>
          <table:table-cell office:value-type="float" office:value="0.781418547353">
            <text:p>0.7814185474</text:p>
          </table:table-cell>
          <table:table-cell office:value-type="float" office:value="0">
            <text:p>0</text:p>
          </table:table-cell>
          <table:table-cell office:value-type="float" office:value="0.844875673453">
            <text:p>0.8448756735</text:p>
          </table:table-cell>
          <table:table-cell office:value-type="float" office:value="0">
            <text:p>0</text:p>
          </table:table-cell>
          <table:table-cell office:value-type="float" office:value="0.849470861525">
            <text:p>0.8494708615</text:p>
          </table:table-cell>
          <table:table-cell office:value-type="float" office:value="0">
            <text:p>0</text:p>
          </table:table-cell>
          <table:table-cell office:value-type="float" office:value="0.851740822212">
            <text:p>0.8517408222</text:p>
          </table:table-cell>
          <table:table-cell office:value-type="float" office:value="0">
            <text:p>0</text:p>
          </table:table-cell>
          <table:table-cell office:value-type="float" office:value="0.770701502785">
            <text:p>0.7707015028</text:p>
          </table:table-cell>
          <table:table-cell office:value-type="float" office:value="0">
            <text:p>0</text:p>
          </table:table-cell>
          <table:table-cell office:value-type="float" office:value="0.775787461734">
            <text:p>0.7757874617</text:p>
          </table:table-cell>
          <table:table-cell office:value-type="float" office:value="0">
            <text:p>0</text:p>
          </table:table-cell>
          <table:table-cell office:value-type="float" office:value="0.771647386554">
            <text:p>0.7716473866</text:p>
          </table:table-cell>
          <table:table-cell office:value-type="float" office:value="0">
            <text:p>0</text:p>
          </table:table-cell>
          <table:table-cell office:value-type="float" office:value="0.778988083468">
            <text:p>0.7789880835</text:p>
          </table:table-cell>
          <table:table-cell office:value-type="float" office:value="0">
            <text:p>0</text:p>
          </table:table-cell>
          <table:table-cell office:value-type="float" office:value="0.769629071567">
            <text:p>0.7696290716</text:p>
          </table:table-cell>
          <table:table-cell office:value-type="float" office:value="0">
            <text:p>0</text:p>
          </table:table-cell>
          <table:table-cell office:value-type="float" office:value="0.770574557566">
            <text:p>0.770574557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0.857145124019">
            <text:p>0.857145124</text:p>
          </table:table-cell>
          <table:table-cell office:value-type="float" office:value="0.868720031298">
            <text:p>0.8687200313</text:p>
          </table:table-cell>
          <table:table-cell office:value-type="float" office:value="0.993665172591">
            <text:p>0.9936651726</text:p>
          </table:table-cell>
          <table:table-cell office:value-type="float" office:value="48">
            <text:p>48</text:p>
          </table:table-cell>
          <table:table-cell office:value-type="float" office:value="0.994745152281">
            <text:p>0.994745152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0977732149">
            <text:p>0.9709777321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4026462599">
            <text:p>0.98402646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67840585361">
            <text:p>0.9678405854</text:p>
          </table:table-cell>
          <table:table-cell office:value-type="float" office:value="0">
            <text:p>0</text:p>
          </table:table-cell>
          <table:table-cell office:value-type="float" office:value="0.968582267356">
            <text:p>0.9685822674</text:p>
          </table:table-cell>
          <table:table-cell office:value-type="float" office:value="0">
            <text:p>0</text:p>
          </table:table-cell>
          <table:table-cell office:value-type="float" office:value="0.968148415034">
            <text:p>0.968148415</text:p>
          </table:table-cell>
          <table:table-cell office:value-type="float" office:value="0">
            <text:p>0</text:p>
          </table:table-cell>
          <table:table-cell office:value-type="float" office:value="0.995784571118">
            <text:p>0.9957845711</text:p>
          </table:table-cell>
          <table:table-cell office:value-type="float" office:value="83">
            <text:p>83</text:p>
          </table:table-cell>
          <table:table-cell office:value-type="float" office:value="0.995331081738">
            <text:p>0.9953310817</text:p>
          </table:table-cell>
          <table:table-cell office:value-type="float" office:value="83">
            <text:p>83</text:p>
          </table:table-cell>
          <table:table-cell office:value-type="float" office:value="0.993063559415">
            <text:p>0.9930635594</text:p>
          </table:table-cell>
          <table:table-cell office:value-type="float" office:value="76">
            <text:p>76</text:p>
          </table:table-cell>
          <table:table-cell office:value-type="float" office:value="0.997497829486">
            <text:p>0.9974978295</text:p>
          </table:table-cell>
          <table:table-cell office:value-type="float" office:value="91">
            <text:p>91</text:p>
          </table:table-cell>
          <table:table-cell office:value-type="float" office:value="0.994972039724">
            <text:p>0.9949720397</text:p>
          </table:table-cell>
          <table:table-cell office:value-type="float" office:value="85">
            <text:p>85</text:p>
          </table:table-cell>
          <table:table-cell office:value-type="float" office:value="0.994269933165">
            <text:p>0.9942699332</text:p>
          </table:table-cell>
          <table:table-cell office:value-type="float" office:value="80">
            <text:p>80</text:p>
          </table:table-cell>
          <table:table-cell office:value-type="float" office:value="0.985565270258">
            <text:p>0.9855652703</text:p>
          </table:table-cell>
          <table:table-cell office:value-type="float" office:value="15">
            <text:p>15</text:p>
          </table:table-cell>
          <table:table-cell office:value-type="float" office:value="0.985708981595">
            <text:p>0.9857089816</text:p>
          </table:table-cell>
          <table:table-cell office:value-type="float" office:value="10">
            <text:p>10</text:p>
          </table:table-cell>
          <table:table-cell office:value-type="float" office:value="0.977661310346">
            <text:p>0.9776613103</text:p>
          </table:table-cell>
          <table:table-cell office:value-type="float" office:value="3">
            <text:p>3</text:p>
          </table:table-cell>
          <table:table-cell office:value-type="float" office:value="0.999905660377">
            <text:p>0.9999056604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9027740612">
            <text:p>0.9990277406</text:p>
          </table:table-cell>
          <table:table-cell office:value-type="float" office:value="97">
            <text:p>97</text:p>
          </table:table-cell>
          <table:table-cell office:value-type="float" office:value="0.99963963964">
            <text:p>0.9996396396</text:p>
          </table:table-cell>
          <table:table-cell office:value-type="float" office:value="99">
            <text:p>99</text:p>
          </table:table-cell>
          <table:table-cell office:value-type="float" office:value="0.999801980198">
            <text:p>0.9998019802</text:p>
          </table:table-cell>
          <table:table-cell office:value-type="float" office:value="99">
            <text:p>99</text:p>
          </table:table-cell>
          <table:table-cell office:value-type="float" office:value="0.999709387605">
            <text:p>0.9997093876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  <table:table-cell office:value-type="float" office:value="0.851228964204">
            <text:p>0.8512289642</text:p>
          </table:table-cell>
          <table:table-cell office:value-type="float" office:value="0.878289516685">
            <text:p>0.8782895167</text:p>
          </table:table-cell>
          <table:table-cell office:value-type="float" office:value="0.939935382417">
            <text:p>0.9399353824</text:p>
          </table:table-cell>
          <table:table-cell office:value-type="float" office:value="0">
            <text:p>0</text:p>
          </table:table-cell>
          <table:table-cell office:value-type="float" office:value="0.94043203491">
            <text:p>0.9404320349</text:p>
          </table:table-cell>
          <table:table-cell office:value-type="float" office:value="0">
            <text:p>0</text:p>
          </table:table-cell>
          <table:table-cell office:value-type="float" office:value="0.904375217862">
            <text:p>0.9043752179</text:p>
          </table:table-cell>
          <table:table-cell office:value-type="float" office:value="5">
            <text:p>5</text:p>
          </table:table-cell>
          <table:table-cell office:value-type="float" office:value="0.903370440655">
            <text:p>0.9033704407</text:p>
          </table:table-cell>
          <table:table-cell office:value-type="float" office:value="2">
            <text:p>2</text:p>
          </table:table-cell>
          <table:table-cell office:value-type="float" office:value="0.901017232193">
            <text:p>0.9010172322</text:p>
          </table:table-cell>
          <table:table-cell office:value-type="float" office:value="2">
            <text:p>2</text:p>
          </table:table-cell>
          <table:table-cell office:value-type="float" office:value="0.912340086314">
            <text:p>0.9123400863</text:p>
          </table:table-cell>
          <table:table-cell office:value-type="float" office:value="0">
            <text:p>0</text:p>
          </table:table-cell>
          <table:table-cell office:value-type="float" office:value="0.907346266535">
            <text:p>0.9073462665</text:p>
          </table:table-cell>
          <table:table-cell office:value-type="float" office:value="4">
            <text:p>4</text:p>
          </table:table-cell>
          <table:table-cell office:value-type="float" office:value="0.904535260281">
            <text:p>0.9045352603</text:p>
          </table:table-cell>
          <table:table-cell office:value-type="float" office:value="3">
            <text:p>3</text:p>
          </table:table-cell>
          <table:table-cell office:value-type="float" office:value="0.916289699677">
            <text:p>0.9162896997</text:p>
          </table:table-cell>
          <table:table-cell office:value-type="float" office:value="7">
            <text:p>7</text:p>
          </table:table-cell>
          <table:table-cell office:value-type="float" office:value="0.938062647501">
            <text:p>0.9380626475</text:p>
          </table:table-cell>
          <table:table-cell office:value-type="float" office:value="0">
            <text:p>0</text:p>
          </table:table-cell>
          <table:table-cell office:value-type="float" office:value="0.883044065073">
            <text:p>0.8830440651</text:p>
          </table:table-cell>
          <table:table-cell office:value-type="float" office:value="3">
            <text:p>3</text:p>
          </table:table-cell>
          <table:table-cell office:value-type="float" office:value="0.89957733268">
            <text:p>0.8995773327</text:p>
          </table:table-cell>
          <table:table-cell office:value-type="float" office:value="1">
            <text:p>1</text:p>
          </table:table-cell>
          <table:table-cell office:value-type="float" office:value="0.892489565076">
            <text:p>0.8924895651</text:p>
          </table:table-cell>
          <table:table-cell office:value-type="float" office:value="2">
            <text:p>2</text:p>
          </table:table-cell>
          <table:table-cell office:value-type="float" office:value="0.914024225473">
            <text:p>0.9140242255</text:p>
          </table:table-cell>
          <table:table-cell office:value-type="float" office:value="0">
            <text:p>0</text:p>
          </table:table-cell>
          <table:table-cell office:value-type="float" office:value="0.913032419494">
            <text:p>0.9130324195</text:p>
          </table:table-cell>
          <table:table-cell office:value-type="float" office:value="0">
            <text:p>0</text:p>
          </table:table-cell>
          <table:table-cell office:value-type="float" office:value="0.915451246226">
            <text:p>0.9154512462</text:p>
          </table:table-cell>
          <table:table-cell office:value-type="float" office:value="0">
            <text:p>0</text:p>
          </table:table-cell>
          <table:table-cell office:value-type="float" office:value="0.902874552796">
            <text:p>0.9028745528</text:p>
          </table:table-cell>
          <table:table-cell office:value-type="float" office:value="0">
            <text:p>0</text:p>
          </table:table-cell>
          <table:table-cell office:value-type="float" office:value="0.901786076313">
            <text:p>0.9017860763</text:p>
          </table:table-cell>
          <table:table-cell office:value-type="float" office:value="0">
            <text:p>0</text:p>
          </table:table-cell>
          <table:table-cell office:value-type="float" office:value="0.902193775351">
            <text:p>0.9021937754</text:p>
          </table:table-cell>
          <table:table-cell office:value-type="float" office:value="0">
            <text:p>0</text:p>
          </table:table-cell>
          <table:table-cell office:value-type="float" office:value="0.904890372271">
            <text:p>0.9048903723</text:p>
          </table:table-cell>
          <table:table-cell office:value-type="float" office:value="0">
            <text:p>0</text:p>
          </table:table-cell>
          <table:table-cell office:value-type="float" office:value="0.901114280719">
            <text:p>0.9011142807</text:p>
          </table:table-cell>
          <table:table-cell office:value-type="float" office:value="0">
            <text:p>0</text:p>
          </table:table-cell>
          <table:table-cell office:value-type="float" office:value="0.898582864999">
            <text:p>0.898582865</text:p>
          </table:table-cell>
          <table:table-cell office:value-type="float" office:value="0">
            <text:p>0</text:p>
          </table:table-cell>
          <table:table-cell office:value-type="float" office:value="0.927917367661">
            <text:p>0.9279173677</text:p>
          </table:table-cell>
          <table:table-cell office:value-type="float" office:value="0">
            <text:p>0</text:p>
          </table:table-cell>
          <table:table-cell office:value-type="float" office:value="0.925612607411">
            <text:p>0.9256126074</text:p>
          </table:table-cell>
          <table:table-cell office:value-type="float" office:value="0">
            <text:p>0</text:p>
          </table:table-cell>
          <table:table-cell office:value-type="float" office:value="0.92421446463">
            <text:p>0.9242144646</text:p>
          </table:table-cell>
          <table:table-cell office:value-type="float" office:value="0">
            <text:p>0</text:p>
          </table:table-cell>
          <table:table-cell office:value-type="float" office:value="0.888748702317">
            <text:p>0.8887487023</text:p>
          </table:table-cell>
          <table:table-cell office:value-type="float" office:value="0">
            <text:p>0</text:p>
          </table:table-cell>
          <table:table-cell office:value-type="float" office:value="0.88683811515">
            <text:p>0.8868381152</text:p>
          </table:table-cell>
          <table:table-cell office:value-type="float" office:value="0">
            <text:p>0</text:p>
          </table:table-cell>
          <table:table-cell office:value-type="float" office:value="0.889299386729">
            <text:p>0.8892993867</text:p>
          </table:table-cell>
          <table:table-cell office:value-type="float" office:value="0">
            <text:p>0</text:p>
          </table:table-cell>
          <table:table-cell office:value-type="float" office:value="0.886299875033">
            <text:p>0.886299875</text:p>
          </table:table-cell>
          <table:table-cell office:value-type="float" office:value="0">
            <text:p>0</text:p>
          </table:table-cell>
          <table:table-cell office:value-type="float" office:value="0.884960295349">
            <text:p>0.8849602953</text:p>
          </table:table-cell>
          <table:table-cell office:value-type="float" office:value="0">
            <text:p>0</text:p>
          </table:table-cell>
          <table:table-cell office:value-type="float" office:value="0.884889901961">
            <text:p>0.88488990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09">
            <text:p>109</text:p>
          </table:table-cell>
          <table:table-cell office:value-type="float" office:value="0.846036329015">
            <text:p>0.846036329</text:p>
          </table:table-cell>
          <table:table-cell office:value-type="float" office:value="0.883581471125">
            <text:p>0.8835814711</text:p>
          </table:table-cell>
          <table:table-cell office:value-type="float" office:value="0.876270050039">
            <text:p>0.87627005</text:p>
          </table:table-cell>
          <table:table-cell office:value-type="float" office:value="0">
            <text:p>0</text:p>
          </table:table-cell>
          <table:table-cell office:value-type="float" office:value="0.883226315291">
            <text:p>0.8832263153</text:p>
          </table:table-cell>
          <table:table-cell office:value-type="float" office:value="0">
            <text:p>0</text:p>
          </table:table-cell>
          <table:table-cell office:value-type="float" office:value="0.778851276319">
            <text:p>0.7788512763</text:p>
          </table:table-cell>
          <table:table-cell office:value-type="float" office:value="0">
            <text:p>0</text:p>
          </table:table-cell>
          <table:table-cell office:value-type="float" office:value="0.777398556762">
            <text:p>0.7773985568</text:p>
          </table:table-cell>
          <table:table-cell office:value-type="float" office:value="0">
            <text:p>0</text:p>
          </table:table-cell>
          <table:table-cell office:value-type="float" office:value="0.778731971669">
            <text:p>0.7787319717</text:p>
          </table:table-cell>
          <table:table-cell office:value-type="float" office:value="0">
            <text:p>0</text:p>
          </table:table-cell>
          <table:table-cell office:value-type="float" office:value="0.863972978473">
            <text:p>0.8639729785</text:p>
          </table:table-cell>
          <table:table-cell office:value-type="float" office:value="0">
            <text:p>0</text:p>
          </table:table-cell>
          <table:table-cell office:value-type="float" office:value="0.778968641208">
            <text:p>0.7789686412</text:p>
          </table:table-cell>
          <table:table-cell office:value-type="float" office:value="0">
            <text:p>0</text:p>
          </table:table-cell>
          <table:table-cell office:value-type="float" office:value="0.780087473306">
            <text:p>0.7800874733</text:p>
          </table:table-cell>
          <table:table-cell office:value-type="float" office:value="0">
            <text:p>0</text:p>
          </table:table-cell>
          <table:table-cell office:value-type="float" office:value="0.780680668286">
            <text:p>0.7806806683</text:p>
          </table:table-cell>
          <table:table-cell office:value-type="float" office:value="0">
            <text:p>0</text:p>
          </table:table-cell>
          <table:table-cell office:value-type="float" office:value="0.890590840662">
            <text:p>0.8905908407</text:p>
          </table:table-cell>
          <table:table-cell office:value-type="float" office:value="0">
            <text:p>0</text:p>
          </table:table-cell>
          <table:table-cell office:value-type="float" office:value="0.768226419457">
            <text:p>0.7682264195</text:p>
          </table:table-cell>
          <table:table-cell office:value-type="float" office:value="0">
            <text:p>0</text:p>
          </table:table-cell>
          <table:table-cell office:value-type="float" office:value="0.779356165093">
            <text:p>0.7793561651</text:p>
          </table:table-cell>
          <table:table-cell office:value-type="float" office:value="0">
            <text:p>0</text:p>
          </table:table-cell>
          <table:table-cell office:value-type="float" office:value="0.771376820106">
            <text:p>0.7713768201</text:p>
          </table:table-cell>
          <table:table-cell office:value-type="float" office:value="0">
            <text:p>0</text:p>
          </table:table-cell>
          <table:table-cell office:value-type="float" office:value="0.864042411986">
            <text:p>0.864042412</text:p>
          </table:table-cell>
          <table:table-cell office:value-type="float" office:value="0">
            <text:p>0</text:p>
          </table:table-cell>
          <table:table-cell office:value-type="float" office:value="0.859142953646">
            <text:p>0.8591429536</text:p>
          </table:table-cell>
          <table:table-cell office:value-type="float" office:value="0">
            <text:p>0</text:p>
          </table:table-cell>
          <table:table-cell office:value-type="float" office:value="0.864599715519">
            <text:p>0.8645997155</text:p>
          </table:table-cell>
          <table:table-cell office:value-type="float" office:value="0">
            <text:p>0</text:p>
          </table:table-cell>
          <table:table-cell office:value-type="float" office:value="0.80471732421">
            <text:p>0.8047173242</text:p>
          </table:table-cell>
          <table:table-cell office:value-type="float" office:value="0">
            <text:p>0</text:p>
          </table:table-cell>
          <table:table-cell office:value-type="float" office:value="0.800953017144">
            <text:p>0.8009530171</text:p>
          </table:table-cell>
          <table:table-cell office:value-type="float" office:value="0">
            <text:p>0</text:p>
          </table:table-cell>
          <table:table-cell office:value-type="float" office:value="0.803628822061">
            <text:p>0.8036288221</text:p>
          </table:table-cell>
          <table:table-cell office:value-type="float" office:value="0">
            <text:p>0</text:p>
          </table:table-cell>
          <table:table-cell office:value-type="float" office:value="0.801835436755">
            <text:p>0.8018354368</text:p>
          </table:table-cell>
          <table:table-cell office:value-type="float" office:value="0">
            <text:p>0</text:p>
          </table:table-cell>
          <table:table-cell office:value-type="float" office:value="0.801971433148">
            <text:p>0.8019714331</text:p>
          </table:table-cell>
          <table:table-cell office:value-type="float" office:value="0">
            <text:p>0</text:p>
          </table:table-cell>
          <table:table-cell office:value-type="float" office:value="0.796278852985">
            <text:p>0.796278853</text:p>
          </table:table-cell>
          <table:table-cell office:value-type="float" office:value="0">
            <text:p>0</text:p>
          </table:table-cell>
          <table:table-cell office:value-type="float" office:value="0.865712895733">
            <text:p>0.8657128957</text:p>
          </table:table-cell>
          <table:table-cell office:value-type="float" office:value="0">
            <text:p>0</text:p>
          </table:table-cell>
          <table:table-cell office:value-type="float" office:value="0.868875706385">
            <text:p>0.8688757064</text:p>
          </table:table-cell>
          <table:table-cell office:value-type="float" office:value="0">
            <text:p>0</text:p>
          </table:table-cell>
          <table:table-cell office:value-type="float" office:value="0.873993240429">
            <text:p>0.8739932404</text:p>
          </table:table-cell>
          <table:table-cell office:value-type="float" office:value="0">
            <text:p>0</text:p>
          </table:table-cell>
          <table:table-cell office:value-type="float" office:value="0.775372417892">
            <text:p>0.7753724179</text:p>
          </table:table-cell>
          <table:table-cell office:value-type="float" office:value="0">
            <text:p>0</text:p>
          </table:table-cell>
          <table:table-cell office:value-type="float" office:value="0.776530416565">
            <text:p>0.7765304166</text:p>
          </table:table-cell>
          <table:table-cell office:value-type="float" office:value="0">
            <text:p>0</text:p>
          </table:table-cell>
          <table:table-cell office:value-type="float" office:value="0.776284119167">
            <text:p>0.7762841192</text:p>
          </table:table-cell>
          <table:table-cell office:value-type="float" office:value="0">
            <text:p>0</text:p>
          </table:table-cell>
          <table:table-cell office:value-type="float" office:value="0.777803843965">
            <text:p>0.777803844</text:p>
          </table:table-cell>
          <table:table-cell office:value-type="float" office:value="0">
            <text:p>0</text:p>
          </table:table-cell>
          <table:table-cell office:value-type="float" office:value="0.776384047381">
            <text:p>0.7763840474</text:p>
          </table:table-cell>
          <table:table-cell office:value-type="float" office:value="0">
            <text:p>0</text:p>
          </table:table-cell>
          <table:table-cell office:value-type="float" office:value="0.778548401354">
            <text:p>0.7785484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0.857446524782">
            <text:p>0.8574465248</text:p>
          </table:table-cell>
          <table:table-cell office:value-type="float" office:value="0.863770378062">
            <text:p>0.8637703781</text:p>
          </table:table-cell>
          <table:table-cell office:value-type="float" office:value="0.999859268512">
            <text:p>0.9998592685</text:p>
          </table:table-cell>
          <table:table-cell office:value-type="float" office:value="95">
            <text:p>95</text:p>
          </table:table-cell>
          <table:table-cell office:value-type="float" office:value="0.999690292728">
            <text:p>0.9996902927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9002015491">
            <text:p>0.97900201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2339328647">
            <text:p>0.992339328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3651832195">
            <text:p>0.9736518322</text:p>
          </table:table-cell>
          <table:table-cell office:value-type="float" office:value="0">
            <text:p>0</text:p>
          </table:table-cell>
          <table:table-cell office:value-type="float" office:value="0.973419858165">
            <text:p>0.9734198582</text:p>
          </table:table-cell>
          <table:table-cell office:value-type="float" office:value="0">
            <text:p>0</text:p>
          </table:table-cell>
          <table:table-cell office:value-type="float" office:value="0.975570886098">
            <text:p>0.9755708861</text:p>
          </table:table-cell>
          <table:table-cell office:value-type="float" office:value="0">
            <text:p>0</text:p>
          </table:table-cell>
          <table:table-cell office:value-type="float" office:value="0.999663889227">
            <text:p>0.9996638892</text:p>
          </table:table-cell>
          <table:table-cell office:value-type="float" office:value="98">
            <text:p>98</text:p>
          </table:table-cell>
          <table:table-cell office:value-type="float" office:value="0.999886363636">
            <text:p>0.9998863636</text:p>
          </table:table-cell>
          <table:table-cell office:value-type="float" office:value="99">
            <text:p>99</text:p>
          </table:table-cell>
          <table:table-cell office:value-type="float" office:value="0.999602272727">
            <text:p>0.9996022727</text:p>
          </table:table-cell>
          <table:table-cell office:value-type="float" office:value="99">
            <text:p>99</text:p>
          </table:table-cell>
          <table:table-cell office:value-type="float" office:value="0.999631487466">
            <text:p>0.9996314875</text:p>
          </table:table-cell>
          <table:table-cell office:value-type="float" office:value="97">
            <text:p>97</text:p>
          </table:table-cell>
          <table:table-cell office:value-type="float" office:value="0.999857954545">
            <text:p>0.9998579545</text:p>
          </table:table-cell>
          <table:table-cell office:value-type="float" office:value="99">
            <text:p>99</text:p>
          </table:table-cell>
          <table:table-cell office:value-type="float" office:value="0.99974708231">
            <text:p>0.9997470823</text:p>
          </table:table-cell>
          <table:table-cell office:value-type="float" office:value="98">
            <text:p>98</text:p>
          </table:table-cell>
          <table:table-cell office:value-type="float" office:value="0.997252465822">
            <text:p>0.9972524658</text:p>
          </table:table-cell>
          <table:table-cell office:value-type="float" office:value="35">
            <text:p>35</text:p>
          </table:table-cell>
          <table:table-cell office:value-type="float" office:value="0.99687731655">
            <text:p>0.9968773166</text:p>
          </table:table-cell>
          <table:table-cell office:value-type="float" office:value="34">
            <text:p>34</text:p>
          </table:table-cell>
          <table:table-cell office:value-type="float" office:value="0.987493073638">
            <text:p>0.98749307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63">
            <text:p>363</text:p>
          </table:table-cell>
          <table:table-cell office:value-type="float" office:value="0.849763693614">
            <text:p>0.8497636936</text:p>
          </table:table-cell>
          <table:table-cell office:value-type="float" office:value="0.865085933326">
            <text:p>0.8650859333</text:p>
          </table:table-cell>
          <table:table-cell office:value-type="float" office:value="0.963644840234">
            <text:p>0.9636448402</text:p>
          </table:table-cell>
          <table:table-cell office:value-type="float" office:value="0">
            <text:p>0</text:p>
          </table:table-cell>
          <table:table-cell office:value-type="float" office:value="0.964343163556">
            <text:p>0.9643431636</text:p>
          </table:table-cell>
          <table:table-cell office:value-type="float" office:value="0">
            <text:p>0</text:p>
          </table:table-cell>
          <table:table-cell office:value-type="float" office:value="0.975994192057">
            <text:p>0.9759941921</text:p>
          </table:table-cell>
          <table:table-cell office:value-type="float" office:value="38">
            <text:p>38</text:p>
          </table:table-cell>
          <table:table-cell office:value-type="float" office:value="0.974503997304">
            <text:p>0.9745039973</text:p>
          </table:table-cell>
          <table:table-cell office:value-type="float" office:value="40">
            <text:p>40</text:p>
          </table:table-cell>
          <table:table-cell office:value-type="float" office:value="0.975608406504">
            <text:p>0.9756084065</text:p>
          </table:table-cell>
          <table:table-cell office:value-type="float" office:value="38">
            <text:p>38</text:p>
          </table:table-cell>
          <table:table-cell office:value-type="float" office:value="0.930274452498">
            <text:p>0.9302744525</text:p>
          </table:table-cell>
          <table:table-cell office:value-type="float" office:value="0">
            <text:p>0</text:p>
          </table:table-cell>
          <table:table-cell office:value-type="float" office:value="0.973812314958">
            <text:p>0.973812315</text:p>
          </table:table-cell>
          <table:table-cell office:value-type="float" office:value="37">
            <text:p>37</text:p>
          </table:table-cell>
          <table:table-cell office:value-type="float" office:value="0.966771972407">
            <text:p>0.9667719724</text:p>
          </table:table-cell>
          <table:table-cell office:value-type="float" office:value="28">
            <text:p>28</text:p>
          </table:table-cell>
          <table:table-cell office:value-type="float" office:value="0.980696825964">
            <text:p>0.980696826</text:p>
          </table:table-cell>
          <table:table-cell office:value-type="float" office:value="47">
            <text:p>47</text:p>
          </table:table-cell>
          <table:table-cell office:value-type="float" office:value="0.953478780282">
            <text:p>0.9534787803</text:p>
          </table:table-cell>
          <table:table-cell office:value-type="float" office:value="0">
            <text:p>0</text:p>
          </table:table-cell>
          <table:table-cell office:value-type="float" office:value="0.960556113609">
            <text:p>0.9605561136</text:p>
          </table:table-cell>
          <table:table-cell office:value-type="float" office:value="24">
            <text:p>24</text:p>
          </table:table-cell>
          <table:table-cell office:value-type="float" office:value="0.96031933302">
            <text:p>0.960319333</text:p>
          </table:table-cell>
          <table:table-cell office:value-type="float" office:value="17">
            <text:p>17</text:p>
          </table:table-cell>
          <table:table-cell office:value-type="float" office:value="0.973967927584">
            <text:p>0.9739679276</text:p>
          </table:table-cell>
          <table:table-cell office:value-type="float" office:value="46">
            <text:p>46</text:p>
          </table:table-cell>
          <table:table-cell office:value-type="float" office:value="0.927213534904">
            <text:p>0.9272135349</text:p>
          </table:table-cell>
          <table:table-cell office:value-type="float" office:value="0">
            <text:p>0</text:p>
          </table:table-cell>
          <table:table-cell office:value-type="float" office:value="0.927863693215">
            <text:p>0.9278636932</text:p>
          </table:table-cell>
          <table:table-cell office:value-type="float" office:value="0">
            <text:p>0</text:p>
          </table:table-cell>
          <table:table-cell office:value-type="float" office:value="0.931136533601">
            <text:p>0.9311365336</text:p>
          </table:table-cell>
          <table:table-cell office:value-type="float" office:value="0">
            <text:p>0</text:p>
          </table:table-cell>
          <table:table-cell office:value-type="float" office:value="0.939889399255">
            <text:p>0.9398893993</text:p>
          </table:table-cell>
          <table:table-cell office:value-type="float" office:value="0">
            <text:p>0</text:p>
          </table:table-cell>
          <table:table-cell office:value-type="float" office:value="0.9352165453">
            <text:p>0.9352165453</text:p>
          </table:table-cell>
          <table:table-cell office:value-type="float" office:value="0">
            <text:p>0</text:p>
          </table:table-cell>
          <table:table-cell office:value-type="float" office:value="0.939940269594">
            <text:p>0.9399402696</text:p>
          </table:table-cell>
          <table:table-cell office:value-type="float" office:value="0">
            <text:p>0</text:p>
          </table:table-cell>
          <table:table-cell office:value-type="float" office:value="0.938901263661">
            <text:p>0.9389012637</text:p>
          </table:table-cell>
          <table:table-cell office:value-type="float" office:value="0">
            <text:p>0</text:p>
          </table:table-cell>
          <table:table-cell office:value-type="float" office:value="0.940635638663">
            <text:p>0.9406356387</text:p>
          </table:table-cell>
          <table:table-cell office:value-type="float" office:value="0">
            <text:p>0</text:p>
          </table:table-cell>
          <table:table-cell office:value-type="float" office:value="0.937581717478">
            <text:p>0.9375817175</text:p>
          </table:table-cell>
          <table:table-cell office:value-type="float" office:value="0">
            <text:p>0</text:p>
          </table:table-cell>
          <table:table-cell office:value-type="float" office:value="0.949369622682">
            <text:p>0.9493696227</text:p>
          </table:table-cell>
          <table:table-cell office:value-type="float" office:value="0">
            <text:p>0</text:p>
          </table:table-cell>
          <table:table-cell office:value-type="float" office:value="0.950089432362">
            <text:p>0.9500894324</text:p>
          </table:table-cell>
          <table:table-cell office:value-type="float" office:value="0">
            <text:p>0</text:p>
          </table:table-cell>
          <table:table-cell office:value-type="float" office:value="0.944241612655">
            <text:p>0.9442416127</text:p>
          </table:table-cell>
          <table:table-cell office:value-type="float" office:value="0">
            <text:p>0</text:p>
          </table:table-cell>
          <table:table-cell office:value-type="float" office:value="0.930586607837">
            <text:p>0.9305866078</text:p>
          </table:table-cell>
          <table:table-cell office:value-type="float" office:value="1">
            <text:p>1</text:p>
          </table:table-cell>
          <table:table-cell office:value-type="float" office:value="0.928543742095">
            <text:p>0.9285437421</text:p>
          </table:table-cell>
          <table:table-cell office:value-type="float" office:value="1">
            <text:p>1</text:p>
          </table:table-cell>
          <table:table-cell office:value-type="float" office:value="0.927682723902">
            <text:p>0.9276827239</text:p>
          </table:table-cell>
          <table:table-cell office:value-type="float" office:value="1">
            <text:p>1</text:p>
          </table:table-cell>
          <table:table-cell office:value-type="float" office:value="0.928052253839">
            <text:p>0.9280522538</text:p>
          </table:table-cell>
          <table:table-cell office:value-type="float" office:value="0">
            <text:p>0</text:p>
          </table:table-cell>
          <table:table-cell office:value-type="float" office:value="0.930054161529">
            <text:p>0.9300541615</text:p>
          </table:table-cell>
          <table:table-cell office:value-type="float" office:value="0">
            <text:p>0</text:p>
          </table:table-cell>
          <table:table-cell office:value-type="float" office:value="0.927272295009">
            <text:p>0.92727229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64">
            <text:p>364</text:p>
          </table:table-cell>
          <table:table-cell office:value-type="float" office:value="0.845807289393">
            <text:p>0.8458072894</text:p>
          </table:table-cell>
          <table:table-cell office:value-type="float" office:value="0.866731130061">
            <text:p>0.8667311301</text:p>
          </table:table-cell>
          <table:table-cell office:value-type="float" office:value="0.898387435199">
            <text:p>0.8983874352</text:p>
          </table:table-cell>
          <table:table-cell office:value-type="float" office:value="0">
            <text:p>0</text:p>
          </table:table-cell>
          <table:table-cell office:value-type="float" office:value="0.900367156931">
            <text:p>0.9003671569</text:p>
          </table:table-cell>
          <table:table-cell office:value-type="float" office:value="0">
            <text:p>0</text:p>
          </table:table-cell>
          <table:table-cell office:value-type="float" office:value="0.804904037357">
            <text:p>0.8049040374</text:p>
          </table:table-cell>
          <table:table-cell office:value-type="float" office:value="0">
            <text:p>0</text:p>
          </table:table-cell>
          <table:table-cell office:value-type="float" office:value="0.805842906556">
            <text:p>0.8058429066</text:p>
          </table:table-cell>
          <table:table-cell office:value-type="float" office:value="0">
            <text:p>0</text:p>
          </table:table-cell>
          <table:table-cell office:value-type="float" office:value="0.807608697521">
            <text:p>0.8076086975</text:p>
          </table:table-cell>
          <table:table-cell office:value-type="float" office:value="0">
            <text:p>0</text:p>
          </table:table-cell>
          <table:table-cell office:value-type="float" office:value="0.882373765503">
            <text:p>0.8823737655</text:p>
          </table:table-cell>
          <table:table-cell office:value-type="float" office:value="0">
            <text:p>0</text:p>
          </table:table-cell>
          <table:table-cell office:value-type="float" office:value="0.805295363995">
            <text:p>0.805295364</text:p>
          </table:table-cell>
          <table:table-cell office:value-type="float" office:value="0">
            <text:p>0</text:p>
          </table:table-cell>
          <table:table-cell office:value-type="float" office:value="0.807091763506">
            <text:p>0.8070917635</text:p>
          </table:table-cell>
          <table:table-cell office:value-type="float" office:value="0">
            <text:p>0</text:p>
          </table:table-cell>
          <table:table-cell office:value-type="float" office:value="0.807100208091">
            <text:p>0.8071002081</text:p>
          </table:table-cell>
          <table:table-cell office:value-type="float" office:value="0">
            <text:p>0</text:p>
          </table:table-cell>
          <table:table-cell office:value-type="float" office:value="0.908147949993">
            <text:p>0.90814795</text:p>
          </table:table-cell>
          <table:table-cell office:value-type="float" office:value="0">
            <text:p>0</text:p>
          </table:table-cell>
          <table:table-cell office:value-type="float" office:value="0.798361047987">
            <text:p>0.798361048</text:p>
          </table:table-cell>
          <table:table-cell office:value-type="float" office:value="0">
            <text:p>0</text:p>
          </table:table-cell>
          <table:table-cell office:value-type="float" office:value="0.805872749018">
            <text:p>0.805872749</text:p>
          </table:table-cell>
          <table:table-cell office:value-type="float" office:value="0">
            <text:p>0</text:p>
          </table:table-cell>
          <table:table-cell office:value-type="float" office:value="0.800188884757">
            <text:p>0.8001888848</text:p>
          </table:table-cell>
          <table:table-cell office:value-type="float" office:value="0">
            <text:p>0</text:p>
          </table:table-cell>
          <table:table-cell office:value-type="float" office:value="0.881589743646">
            <text:p>0.8815897436</text:p>
          </table:table-cell>
          <table:table-cell office:value-type="float" office:value="0">
            <text:p>0</text:p>
          </table:table-cell>
          <table:table-cell office:value-type="float" office:value="0.878018070591">
            <text:p>0.8780180706</text:p>
          </table:table-cell>
          <table:table-cell office:value-type="float" office:value="0">
            <text:p>0</text:p>
          </table:table-cell>
          <table:table-cell office:value-type="float" office:value="0.882553538156">
            <text:p>0.8825535382</text:p>
          </table:table-cell>
          <table:table-cell office:value-type="float" office:value="0">
            <text:p>0</text:p>
          </table:table-cell>
          <table:table-cell office:value-type="float" office:value="0.832160939702">
            <text:p>0.8321609397</text:p>
          </table:table-cell>
          <table:table-cell office:value-type="float" office:value="0">
            <text:p>0</text:p>
          </table:table-cell>
          <table:table-cell office:value-type="float" office:value="0.829570940896">
            <text:p>0.8295709409</text:p>
          </table:table-cell>
          <table:table-cell office:value-type="float" office:value="0">
            <text:p>0</text:p>
          </table:table-cell>
          <table:table-cell office:value-type="float" office:value="0.832036614645">
            <text:p>0.8320366146</text:p>
          </table:table-cell>
          <table:table-cell office:value-type="float" office:value="0">
            <text:p>0</text:p>
          </table:table-cell>
          <table:table-cell office:value-type="float" office:value="0.832588993467">
            <text:p>0.8325889935</text:p>
          </table:table-cell>
          <table:table-cell office:value-type="float" office:value="0">
            <text:p>0</text:p>
          </table:table-cell>
          <table:table-cell office:value-type="float" office:value="0.832640022908">
            <text:p>0.8326400229</text:p>
          </table:table-cell>
          <table:table-cell office:value-type="float" office:value="0">
            <text:p>0</text:p>
          </table:table-cell>
          <table:table-cell office:value-type="float" office:value="0.828891321805">
            <text:p>0.8288913218</text:p>
          </table:table-cell>
          <table:table-cell office:value-type="float" office:value="0">
            <text:p>0</text:p>
          </table:table-cell>
          <table:table-cell office:value-type="float" office:value="0.890872972383">
            <text:p>0.8908729724</text:p>
          </table:table-cell>
          <table:table-cell office:value-type="float" office:value="0">
            <text:p>0</text:p>
          </table:table-cell>
          <table:table-cell office:value-type="float" office:value="0.888812959083">
            <text:p>0.8888129591</text:p>
          </table:table-cell>
          <table:table-cell office:value-type="float" office:value="0">
            <text:p>0</text:p>
          </table:table-cell>
          <table:table-cell office:value-type="float" office:value="0.893569673759">
            <text:p>0.8935696738</text:p>
          </table:table-cell>
          <table:table-cell office:value-type="float" office:value="0">
            <text:p>0</text:p>
          </table:table-cell>
          <table:table-cell office:value-type="float" office:value="0.803138894832">
            <text:p>0.8031388948</text:p>
          </table:table-cell>
          <table:table-cell office:value-type="float" office:value="0">
            <text:p>0</text:p>
          </table:table-cell>
          <table:table-cell office:value-type="float" office:value="0.802109433921">
            <text:p>0.8021094339</text:p>
          </table:table-cell>
          <table:table-cell office:value-type="float" office:value="0">
            <text:p>0</text:p>
          </table:table-cell>
          <table:table-cell office:value-type="float" office:value="0.803747849698">
            <text:p>0.8037478497</text:p>
          </table:table-cell>
          <table:table-cell office:value-type="float" office:value="0">
            <text:p>0</text:p>
          </table:table-cell>
          <table:table-cell office:value-type="float" office:value="0.802883676513">
            <text:p>0.8028836765</text:p>
          </table:table-cell>
          <table:table-cell office:value-type="float" office:value="0">
            <text:p>0</text:p>
          </table:table-cell>
          <table:table-cell office:value-type="float" office:value="0.802875387443">
            <text:p>0.8028753874</text:p>
          </table:table-cell>
          <table:table-cell office:value-type="float" office:value="0">
            <text:p>0</text:p>
          </table:table-cell>
          <table:table-cell office:value-type="float" office:value="0.80527001324">
            <text:p>0.80527001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850834388443111">
            <text:p>0.8508343884</text:p>
          </table:table-cell>
          <table:table-cell table:formula="of:=SUM([.F2:.F10])/COUNT([.$B$2:.$B$10])" office:value-type="float" office:value="0.878208928634444">
            <text:p>0.8782089286</text:p>
          </table:table-cell>
          <table:table-cell table:formula="of:=SUM([.G2:.G10])/COUNT([.$B$2:.$B$10])" office:value-type="float" office:value="0.934829347966667">
            <text:p>0.934829348</text:p>
          </table:table-cell>
          <table:table-cell table:formula="of:=SUM([.H2:.H10])/COUNT([.H2:.H10])" office:value-type="float" office:value="19.3333333333333">
            <text:p>19.3333333333</text:p>
          </table:table-cell>
          <table:table-cell table:formula="of:=SUM([.I2:.I10])/COUNT([.$B$2:.$B$10])" office:value-type="float" office:value="0.936701316837333">
            <text:p>0.9367013168</text:p>
          </table:table-cell>
          <table:table-cell table:formula="of:=SUM([.J2:.J10])/COUNT([.J2:.J10])" office:value-type="float" office:value="18.8888888888889">
            <text:p>18.8888888889</text:p>
          </table:table-cell>
          <table:table-cell table:formula="of:=SUM([.K2:.K10])/COUNT([.$B$2:.$B$10])" office:value-type="float" office:value="0.900907606054778">
            <text:p>0.9009076061</text:p>
          </table:table-cell>
          <table:table-cell table:formula="of:=SUM([.L2:.L10])/COUNT([.L2:.L10])" office:value-type="float" office:value="37.8888888888889">
            <text:p>37.8888888889</text:p>
          </table:table-cell>
          <table:table-cell table:formula="of:=SUM([.M2:.M10])/COUNT([.$B$2:.$B$10])" office:value-type="float" office:value="0.900513103000444">
            <text:p>0.900513103</text:p>
          </table:table-cell>
          <table:table-cell table:formula="of:=SUM([.N2:.N10])/COUNT([.N2:.N10])" office:value-type="float" office:value="37.6666666666667">
            <text:p>37.6666666667</text:p>
          </table:table-cell>
          <table:table-cell table:formula="of:=SUM([.O2:.O10])/COUNT([.$B$2:.$B$10])" office:value-type="float" office:value="0.901152090732333">
            <text:p>0.9011520907</text:p>
          </table:table-cell>
          <table:table-cell table:formula="of:=SUM([.P2:.P10])/COUNT([.P2:.P10])" office:value-type="float" office:value="37.7777777777778">
            <text:p>37.7777777778</text:p>
          </table:table-cell>
          <table:table-cell table:formula="of:=SUM([.Q2:.Q10])/COUNT([.$B$2:.$B$10])" office:value-type="float" office:value="0.915965805736889">
            <text:p>0.9159658057</text:p>
          </table:table-cell>
          <table:table-cell table:formula="of:=SUM([.R2:.R10])/COUNT([.R2:.R10])" office:value-type="float" office:value="0.555555555555556">
            <text:p>0.5555555556</text:p>
          </table:table-cell>
          <table:table-cell table:formula="of:=SUM([.S2:.S10])/COUNT([.$B$2:.$B$10])" office:value-type="float" office:value="0.903339678847222">
            <text:p>0.9033396788</text:p>
          </table:table-cell>
          <table:table-cell table:formula="of:=SUM([.T2:.T10])/COUNT([.T2:.T10])" office:value-type="float" office:value="37.6666666666667">
            <text:p>37.6666666667</text:p>
          </table:table-cell>
          <table:table-cell table:formula="of:=SUM([.U2:.U10])/COUNT([.$B$2:.$B$10])" office:value-type="float" office:value="0.902242590188556">
            <text:p>0.9022425902</text:p>
          </table:table-cell>
          <table:table-cell table:formula="of:=SUM([.V2:.V10])/COUNT([.V2:.V10])" office:value-type="float" office:value="36.4444444444444">
            <text:p>36.4444444444</text:p>
          </table:table-cell>
          <table:table-cell table:formula="of:=SUM([.W2:.W10])/COUNT([.$B$2:.$B$10])" office:value-type="float" office:value="0.905325036475667">
            <text:p>0.9053250365</text:p>
          </table:table-cell>
          <table:table-cell table:formula="of:=SUM([.X2:.X10])/COUNT([.X2:.X10])" office:value-type="float" office:value="39.3333333333333">
            <text:p>39.3333333333</text:p>
          </table:table-cell>
          <table:table-cell table:formula="of:=SUM([.Y2:.Y10])/COUNT([.$B$2:.$B$10])" office:value-type="float" office:value="0.935310993135111">
            <text:p>0.9353109931</text:p>
          </table:table-cell>
          <table:table-cell table:formula="of:=SUM([.Z2:.Z10])/COUNT([.Z2:.Z10])" office:value-type="float" office:value="2.66666666666667">
            <text:p>2.6666666667</text:p>
          </table:table-cell>
          <table:table-cell table:formula="of:=SUM([.AA2:.AA10])/COUNT([.$B$2:.$B$10])" office:value-type="float" office:value="0.891829692107333">
            <text:p>0.8918296921</text:p>
          </table:table-cell>
          <table:table-cell table:formula="of:=SUM([.AB2:.AB10])/COUNT([.AB2:.AB10])" office:value-type="float" office:value="35.7777777777778">
            <text:p>35.7777777778</text:p>
          </table:table-cell>
          <table:table-cell table:formula="of:=SUM([.AC2:.AC10])/COUNT([.$B$2:.$B$10])" office:value-type="float" office:value="0.898452643485">
            <text:p>0.8984526435</text:p>
          </table:table-cell>
          <table:table-cell table:formula="of:=SUM([.AD2:.AD10])/COUNT([.AD2:.AD10])" office:value-type="float" office:value="34.7777777777778">
            <text:p>34.7777777778</text:p>
          </table:table-cell>
          <table:table-cell table:formula="of:=SUM([.AE2:.AE10])/COUNT([.$B$2:.$B$10])" office:value-type="float" office:value="0.896415580041556">
            <text:p>0.89641558</text:p>
          </table:table-cell>
          <table:table-cell table:formula="of:=SUM([.AF2:.AF10])/COUNT([.AF2:.AF10])" office:value-type="float" office:value="38.7777777777778">
            <text:p>38.7777777778</text:p>
          </table:table-cell>
          <table:table-cell table:formula="of:=SUM([.AG2:.AG10])/COUNT([.$B$2:.$B$10])" office:value-type="float" office:value="0.914174950137222">
            <text:p>0.9141749501</text:p>
          </table:table-cell>
          <table:table-cell table:formula="of:=SUM([.AH2:.AH10])/COUNT([.AH2:.AH10])" office:value-type="float" office:value="0.777777777777778">
            <text:p>0.7777777778</text:p>
          </table:table-cell>
          <table:table-cell table:formula="of:=SUM([.AI2:.AI10])/COUNT([.$B$2:.$B$10])" office:value-type="float" office:value="0.912567146295333">
            <text:p>0.9125671463</text:p>
          </table:table-cell>
          <table:table-cell table:formula="of:=SUM([.AJ2:.AJ10])/COUNT([.AJ2:.AJ10])" office:value-type="float" office:value="0.666666666666667">
            <text:p>0.6666666667</text:p>
          </table:table-cell>
          <table:table-cell table:formula="of:=SUM([.AK2:.AK10])/COUNT([.$B$2:.$B$10])" office:value-type="float" office:value="0.914896989368556">
            <text:p>0.9148969894</text:p>
          </table:table-cell>
          <table:table-cell table:formula="of:=SUM([.AL2:.AL10])/COUNT([.AL2:.AL10])" office:value-type="float" office:value="0.444444444444444">
            <text:p>0.4444444444</text:p>
          </table:table-cell>
          <table:table-cell table:formula="of:=SUM([.AM2:.AM10])/COUNT([.$B$2:.$B$10])" office:value-type="float" office:value="0.902035321214444">
            <text:p>0.9020353212</text:p>
          </table:table-cell>
          <table:table-cell table:formula="of:=SUM([.AN2:.AN10])/COUNT([.AN2:.AN10])" office:value-type="float" office:value="27.4444444444444">
            <text:p>27.4444444444</text:p>
          </table:table-cell>
          <table:table-cell table:formula="of:=SUM([.AO2:.AO10])/COUNT([.$B$2:.$B$10])" office:value-type="float" office:value="0.902047765574">
            <text:p>0.9020477656</text:p>
          </table:table-cell>
          <table:table-cell table:formula="of:=SUM([.AP2:.AP10])/COUNT([.AP2:.AP10])" office:value-type="float" office:value="28.4444444444444">
            <text:p>28.4444444444</text:p>
          </table:table-cell>
          <table:table-cell table:formula="of:=SUM([.AQ2:.AQ10])/COUNT([.$B$2:.$B$10])" office:value-type="float" office:value="0.902295217649">
            <text:p>0.9022952176</text:p>
          </table:table-cell>
          <table:table-cell table:formula="of:=SUM([.AR2:.AR10])/COUNT([.AR2:.AR10])" office:value-type="float" office:value="27">
            <text:p>27</text:p>
          </table:table-cell>
          <table:table-cell table:formula="of:=SUM([.AS2:.AS10])/COUNT([.$B$2:.$B$10])" office:value-type="float" office:value="0.903426577356111">
            <text:p>0.9034265774</text:p>
          </table:table-cell>
          <table:table-cell table:formula="of:=SUM([.AT2:.AT10])/COUNT([.AT2:.AT10])" office:value-type="float" office:value="30.4444444444444">
            <text:p>30.4444444444</text:p>
          </table:table-cell>
          <table:table-cell table:formula="of:=SUM([.AU2:.AU10])/COUNT([.$B$2:.$B$10])" office:value-type="float" office:value="0.900980879889778">
            <text:p>0.9009808799</text:p>
          </table:table-cell>
          <table:table-cell table:formula="of:=SUM([.AV2:.AV10])/COUNT([.AV2:.AV10])" office:value-type="float" office:value="28.3333333333333">
            <text:p>28.3333333333</text:p>
          </table:table-cell>
          <table:table-cell table:formula="of:=SUM([.AW2:.AW10])/COUNT([.$B$2:.$B$10])" office:value-type="float" office:value="0.898062842026667">
            <text:p>0.898062842</text:p>
          </table:table-cell>
          <table:table-cell table:formula="of:=SUM([.AX2:.AX10])/COUNT([.AX2:.AX10])" office:value-type="float" office:value="27.5555555555556">
            <text:p>27.5555555556</text:p>
          </table:table-cell>
          <table:table-cell table:formula="of:=SUM([.AY2:.AY10])/COUNT([.$B$2:.$B$10])" office:value-type="float" office:value="0.926021519904222">
            <text:p>0.9260215199</text:p>
          </table:table-cell>
          <table:table-cell table:formula="of:=SUM([.AZ2:.AZ10])/COUNT([.AZ2:.AZ10])" office:value-type="float" office:value="7.33333333333333">
            <text:p>7.3333333333</text:p>
          </table:table-cell>
          <table:table-cell table:formula="of:=SUM([.BA2:.BA10])/COUNT([.$B$2:.$B$10])" office:value-type="float" office:value="0.926533264083889">
            <text:p>0.9265332641</text:p>
          </table:table-cell>
          <table:table-cell table:formula="of:=SUM([.BB2:.BB10])/COUNT([.BB2:.BB10])" office:value-type="float" office:value="6.66666666666667">
            <text:p>6.6666666667</text:p>
          </table:table-cell>
          <table:table-cell table:formula="of:=SUM([.BC2:.BC10])/COUNT([.$B$2:.$B$10])" office:value-type="float" office:value="0.923876508677778">
            <text:p>0.9238765087</text:p>
          </table:table-cell>
          <table:table-cell table:formula="of:=SUM([.BD2:.BD10])/COUNT([.BD2:.BD10])" office:value-type="float" office:value="1.22222222222222">
            <text:p>1.2222222222</text:p>
          </table:table-cell>
          <table:table-cell table:formula="of:=SUM([.BE2:.BE10])/COUNT([.$B$2:.$B$10])" office:value-type="float" office:value="0.891838517719111">
            <text:p>0.8918385177</text:p>
          </table:table-cell>
          <table:table-cell table:formula="of:=SUM([.BF2:.BF10])/COUNT([.BF2:.BF10])" office:value-type="float" office:value="31.7777777777778">
            <text:p>31.7777777778</text:p>
          </table:table-cell>
          <table:table-cell table:formula="of:=SUM([.BG2:.BG10])/COUNT([.$B$2:.$B$10])" office:value-type="float" office:value="0.892996491042334">
            <text:p>0.892996491</text:p>
          </table:table-cell>
          <table:table-cell table:formula="of:=SUM([.BH2:.BH10])/COUNT([.BH2:.BH10])" office:value-type="float" office:value="32.2222222222222">
            <text:p>32.2222222222</text:p>
          </table:table-cell>
          <table:table-cell table:formula="of:=SUM([.BI2:.BI10])/COUNT([.$B$2:.$B$10])" office:value-type="float" office:value="0.8912570102">
            <text:p>0.8912570102</text:p>
          </table:table-cell>
          <table:table-cell table:formula="of:=SUM([.BJ2:.BJ10])/COUNT([.BJ2:.BJ10])" office:value-type="float" office:value="31.6666666666667">
            <text:p>31.6666666667</text:p>
          </table:table-cell>
          <table:table-cell table:formula="of:=SUM([.BK2:.BK10])/COUNT([.$B$2:.$B$10])" office:value-type="float" office:value="0.893479197068222">
            <text:p>0.8934791971</text:p>
          </table:table-cell>
          <table:table-cell table:formula="of:=SUM([.BL2:.BL10])/COUNT([.BL2:.BL10])" office:value-type="float" office:value="31.7777777777778">
            <text:p>31.7777777778</text:p>
          </table:table-cell>
          <table:table-cell table:formula="of:=SUM([.BM2:.BM10])/COUNT([.$B$2:.$B$10])" office:value-type="float" office:value="0.891210000222778">
            <text:p>0.8912100002</text:p>
          </table:table-cell>
          <table:table-cell table:formula="of:=SUM([.BN2:.BN10])/COUNT([.BN2:.BN10])" office:value-type="float" office:value="32">
            <text:p>32</text:p>
          </table:table-cell>
          <table:table-cell table:formula="of:=SUM([.BO2:.BO10])/COUNT([.$B$2:.$B$10])" office:value-type="float" office:value="0.890960994912222">
            <text:p>0.8909609949</text:p>
          </table:table-cell>
          <table:table-cell table:formula="of:=SUM([.BP2:.BP10])/COUNT([.BP2:.BP10])" office:value-type="float" office:value="31.6666666666667">
            <text:p>31.6666666667</text:p>
          </table:table-cell>
        </table:table-row>
        <table:table-row table:style-name="ro2" table:number-rows-repeated="1048564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Correlated_bins-items" table:style-name="ta1">
        <table:shapes>
          <draw:frame draw:z-index="0" draw:style-name="gr1" svg:width="60.185cm" svg:height="16.984cm" svg:x="2.868cm" svg:y="5.054cm">
            <draw:object draw:notify-on-update-of-ranges="'Correlated_bins-items'.A1:'Correlated_bins-items'.A1 'Correlated_bins-items'.A2:'Correlated_bins-items'.A2 'Correlated_bins-items'.A3:'Correlated_bins-items'.A3 'Correlated_bins-items'.A4:'Correlated_bins-items'.A4 'Correlated_bins-items'.A5:'Correlated_bins-items'.A5 'Correlated_bins-items'.A6:'Correlated_bins-items'.A6 'Correlated_bins-items'.A7:'Correlated_bins-items'.A7 'Correlated_bins-items'.A8:'Correlated_bins-items'.A8 'Correlated_bins-items'.A9:'Correlated_bins-items'.A9 'Correlated_bins-items'.A10:'Correlated_bins-items'.A10 'Correlated_bins-items'.A11:'Correlated_bins-items'.A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41.054cm" svg:height="14.115cm" svg:x="2.495cm" svg:y="21.53cm">
            <draw:object draw:notify-on-update-of-ranges="'Correlated_bins-items'.A1:'Correlated_bins-items'.A1 'Correlated_bins-items'.A2:'Correlated_bins-items'.A11 'Correlated_bins-items'.G1:'Correlated_bins-items'.G1 'Correlated_bins-items'.G2:'Correlated_bins-items'.G11 'Correlated_bins-items'.I1:'Correlated_bins-items'.I1 'Correlated_bins-items'.I2:'Correlated_bins-items'.I11 'Correlated_bins-items'.K1:'Correlated_bins-items'.K1 'Correlated_bins-items'.K2:'Correlated_bins-items'.K11 'Correlated_bins-items'.M1:'Correlated_bins-items'.M1 'Correlated_bins-items'.M2:'Correlated_bins-items'.M11 'Correlated_bins-items'.O1:'Correlated_bins-items'.O1 'Correlated_bins-items'.O2:'Correlated_bins-items'.O11 'Correlated_bins-items'.Q1:'Correlated_bins-items'.Q1 'Correlated_bins-items'.Q2:'Correlated_bins-items'.Q11 'Correlated_bins-items'.S1:'Correlated_bins-items'.S1 'Correlated_bins-items'.S2:'Correlated_bins-items'.S11 'Correlated_bins-items'.U1:'Correlated_bins-items'.U1 'Correlated_bins-items'.U2:'Correlated_bins-items'.U11 'Correlated_bins-items'.W1:'Correlated_bins-items'.W1 'Correlated_bins-items'.W2:'Correlated_bins-items'.W11 'Correlated_bins-items'.Y1:'Correlated_bins-items'.Y1 'Correlated_bins-items'.Y2:'Correlated_bins-items'.Y11 'Correlated_bins-items'.AA1:'Correlated_bins-items'.AA1 'Correlated_bins-items'.AA2:'Correlated_bins-items'.AA11 'Correlated_bins-items'.AC1:'Correlated_bins-items'.AC1 'Correlated_bins-items'.AC2:'Correlated_bins-items'.AC11 'Correlated_bins-items'.AE1:'Correlated_bins-items'.AE1 'Correlated_bins-items'.AE2:'Correlated_bins-items'.AE11 'Correlated_bins-items'.AG1:'Correlated_bins-items'.AG1 'Correlated_bins-items'.AG2:'Correlated_bins-items'.AG11 'Correlated_bins-items'.AI1:'Correlated_bins-items'.AI1 'Correlated_bins-items'.AI2:'Correlated_bins-items'.AI11 'Correlated_bins-items'.AK1:'Correlated_bins-items'.AK1 'Correlated_bins-items'.AK2:'Correlated_bins-items'.AK11 'Correlated_bins-items'.AM1:'Correlated_bins-items'.AM1 'Correlated_bins-items'.AM2:'Correlated_bins-items'.AM11 'Correlated_bins-items'.AO1:'Correlated_bins-items'.AO1 'Correlated_bins-items'.AO2:'Correlated_bins-items'.AO11 'Correlated_bins-items'.AQ1:'Correlated_bins-items'.AQ1 'Correlated_bins-items'.AQ2:'Correlated_bins-items'.AQ11 'Correlated_bins-items'.AS1:'Correlated_bins-items'.AS1 'Correlated_bins-items'.AS2:'Correlated_bins-items'.AS11 'Correlated_bins-items'.AU1:'Correlated_bins-items'.AU1 'Correlated_bins-items'.AU2:'Correlated_bins-items'.AU11 'Correlated_bins-items'.AW1:'Correlated_bins-items'.AW1 'Correlated_bins-items'.AW2:'Correlated_bins-items'.AW11 'Correlated_bins-items'.AY1:'Correlated_bins-items'.AY1 'Correlated_bins-items'.AY2:'Correlated_bins-items'.AY11 'Correlated_bins-items'.BA1:'Correlated_bins-items'.BA1 'Correlated_bins-items'.BA2:'Correlated_bins-items'.BA11 'Correlated_bins-items'.BC1:'Correlated_bins-items'.BC1 'Correlated_bins-items'.BC2:'Correlated_bins-items'.BC11 'Correlated_bins-items'.BE1:'Correlated_bins-items'.BE1 'Correlated_bins-items'.BE2:'Correlated_bins-items'.BE11 'Correlated_bins-items'.BG1:'Correlated_bins-items'.BG1 'Correlated_bins-items'.BG2:'Correlated_bins-items'.BG11 'Correlated_bins-items'.BI1:'Correlated_bins-items'.BI1 'Correlated_bins-items'.BI2:'Correlated_bins-items'.BI11 'Correlated_bins-items'.BK1:'Correlated_bins-items'.BK1 'Correlated_bins-items'.BK2:'Correlated_bins-items'.BK11 'Correlated_bins-items'.BM1:'Correlated_bins-items'.BM1 'Correlated_bins-items'.BM2:'Correlated_bins-items'.BM11 'Correlated_bins-items'.BO1:'Correlated_bins-items'.BO1 'Correlated_bins-items'.BO2:'Correlated_bins-items'.BO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39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number-columns-repeated="4" table:default-cell-style-name="Default"/>
        <table:table-column table:style-name="co42" table:number-columns-repeated="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30" table:number-columns-repeated="2" table:default-cell-style-name="Default"/>
        <table:table-column table:style-name="co42" table:number-columns-repeated="2" table:default-cell-style-name="Default"/>
        <table:table-column table:style-name="co46" table:number-columns-repeated="2" table:default-cell-style-name="Default"/>
        <table:table-column table:style-name="co47" table:number-columns-repeated="2" table:default-cell-style-name="Default"/>
        <table:table-column table:style-name="co44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49" table:number-columns-repeated="2" table:default-cell-style-name="Default"/>
        <table:table-column table:style-name="co50" table:number-columns-repeated="2" table:default-cell-style-name="Default"/>
        <table:table-row table:style-name="ro1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office:value-type="string">
            <text:p>nothing_pn</text:p>
          </table:table-cell>
          <table:table-cell office:value-type="string">
            <text:p>nothing_ns</text:p>
          </table:table-cell>
          <table:table-cell office:value-type="string">
            <text:p>shuff1_pn</text:p>
          </table:table-cell>
          <table:table-cell office:value-type="string">
            <text:p>shuff1_ns</text:p>
          </table:table-cell>
          <table:table-cell office:value-type="string">
            <text:p>1/C_pn</text:p>
          </table:table-cell>
          <table:table-cell office:value-type="string">
            <text:p>1/C_ns</text:p>
          </table:table-cell>
          <table:table-cell office:value-type="string">
            <text:p>1/R_pn</text:p>
          </table:table-cell>
          <table:table-cell office:value-type="string">
            <text:p>1/R_ns</text:p>
          </table:table-cell>
          <table:table-cell office:value-type="string">
            <text:p>R/C_pn</text:p>
          </table:table-cell>
          <table:table-cell office:value-type="string">
            <text:p>R/C_ns</text:p>
          </table:table-cell>
          <table:table-cell office:value-type="string">
            <text:p>ic_shuff_pn</text:p>
          </table:table-cell>
          <table:table-cell office:value-type="string">
            <text:p>ic_shuff_ns</text:p>
          </table:table-cell>
          <table:table-cell office:value-type="string">
            <text:p>ic_dyn_1/C_pn</text:p>
          </table:table-cell>
          <table:table-cell office:value-type="string">
            <text:p>ic_dyn_1/C_ns</text:p>
          </table:table-cell>
          <table:table-cell office:value-type="string">
            <text:p>ic_dyn_1/R_pn</text:p>
          </table:table-cell>
          <table:table-cell office:value-type="string">
            <text:p>ic_dyn_1/R_ns</text:p>
          </table:table-cell>
          <table:table-cell office:value-type="string">
            <text:p>ic_dyn_R/C_pn</text:p>
          </table:table-cell>
          <table:table-cell office:value-type="string">
            <text:p>ic_dyn_R/C_ns</text:p>
          </table:table-cell>
          <table:table-cell office:value-type="string">
            <text:p>bc_shuff_pn</text:p>
          </table:table-cell>
          <table:table-cell office:value-type="string">
            <text:p>bc_shuff_ns</text:p>
          </table:table-cell>
          <table:table-cell office:value-type="string">
            <text:p>bc_dyn_1/C_pn</text:p>
          </table:table-cell>
          <table:table-cell office:value-type="string">
            <text:p>bc_dyn_1/C_ns</text:p>
          </table:table-cell>
          <table:table-cell office:value-type="string">
            <text:p>bc_dyn_1/R_pn</text:p>
          </table:table-cell>
          <table:table-cell office:value-type="string">
            <text:p>bc_dyn_1/R_ns</text:p>
          </table:table-cell>
          <table:table-cell office:value-type="string">
            <text:p>bc_dyn_R/C_pn</text:p>
          </table:table-cell>
          <table:table-cell office:value-type="string">
            <text:p>bc_dyn_R/C_ns</text:p>
          </table:table-cell>
          <table:table-cell office:value-type="string">
            <text:p>bb_nothing_pn</text:p>
          </table:table-cell>
          <table:table-cell office:value-type="string">
            <text:p>bb_nothing_ns</text:p>
          </table:table-cell>
          <table:table-cell office:value-type="string">
            <text:p>bb_shuff1_pn</text:p>
          </table:table-cell>
          <table:table-cell office:value-type="string">
            <text:p>bb_shuff1_ns</text:p>
          </table:table-cell>
          <table:table-cell office:value-type="string">
            <text:p>bb_shuff_pn</text:p>
          </table:table-cell>
          <table:table-cell office:value-type="string">
            <text:p>bb_shuff_ns</text:p>
          </table:table-cell>
          <table:table-cell office:value-type="string">
            <text:p>bb_st_1/C_pn</text:p>
          </table:table-cell>
          <table:table-cell office:value-type="string">
            <text:p>bb_st_1/C_ns</text:p>
          </table:table-cell>
          <table:table-cell office:value-type="string">
            <text:p>bb_dyn_1/C_pn</text:p>
          </table:table-cell>
          <table:table-cell office:value-type="string">
            <text:p>bb_dyn_1/C_ns</text:p>
          </table:table-cell>
          <table:table-cell office:value-type="string">
            <text:p>bb_st_1/R_pn</text:p>
          </table:table-cell>
          <table:table-cell office:value-type="string">
            <text:p>bb_st_1/R_ns</text:p>
          </table:table-cell>
          <table:table-cell office:value-type="string">
            <text:p>bb_dyn_1/R_pn</text:p>
          </table:table-cell>
          <table:table-cell office:value-type="string">
            <text:p>bb_dyn_1/R_ns</text:p>
          </table:table-cell>
          <table:table-cell office:value-type="string">
            <text:p>bb_st_R/C_pn</text:p>
          </table:table-cell>
          <table:table-cell office:value-type="string">
            <text:p>bb_st_R/C_ns</text:p>
          </table:table-cell>
          <table:table-cell office:value-type="string">
            <text:p>bb_dyn_R/C_pn</text:p>
          </table:table-cell>
          <table:table-cell office:value-type="string">
            <text:p>bb_dyn_R/C_ns</text:p>
          </table:table-cell>
          <table:table-cell office:value-type="string">
            <text:p>sbb_nothing_pn</text:p>
          </table:table-cell>
          <table:table-cell office:value-type="string">
            <text:p>sbb_nothing_ns</text:p>
          </table:table-cell>
          <table:table-cell office:value-type="string">
            <text:p>sbb_shuff1_pn</text:p>
          </table:table-cell>
          <table:table-cell office:value-type="string">
            <text:p>sbb_shuff1_ns</text:p>
          </table:table-cell>
          <table:table-cell office:value-type="string">
            <text:p>sbb_shuff_pn</text:p>
          </table:table-cell>
          <table:table-cell office:value-type="string">
            <text:p>sbb_shuff_ns</text:p>
          </table:table-cell>
          <table:table-cell office:value-type="string">
            <text:p>sbb_st_1/C_pn</text:p>
          </table:table-cell>
          <table:table-cell office:value-type="string">
            <text:p>sbb_st_1/C_ns</text:p>
          </table:table-cell>
          <table:table-cell office:value-type="string">
            <text:p>sbb_dyn_1/C_pn</text:p>
          </table:table-cell>
          <table:table-cell office:value-type="string">
            <text:p>sbb_dyn_1/C_ns</text:p>
          </table:table-cell>
          <table:table-cell office:value-type="string">
            <text:p>sbb_st_1/R_pn</text:p>
          </table:table-cell>
          <table:table-cell office:value-type="string">
            <text:p>sbb_st_1/R_ns</text:p>
          </table:table-cell>
          <table:table-cell office:value-type="string">
            <text:p>sbb_dyn_1/R_pn</text:p>
          </table:table-cell>
          <table:table-cell office:value-type="string">
            <text:p>sbb_dyn_1/R_ns</text:p>
          </table:table-cell>
          <table:table-cell office:value-type="string">
            <text:p>sbb_st_R/C_pn</text:p>
          </table:table-cell>
          <table:table-cell office:value-type="string">
            <text:p>sbb_st_R/C_ns</text:p>
          </table:table-cell>
          <table:table-cell office:value-type="string">
            <text:p>sbb_dyn_R/C_pn</text:p>
          </table:table-cell>
          <table:table-cell office:value-type="string">
            <text:p>sbb_dyn_R/C_ns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.868859510226">
            <text:p>0.8688595102</text:p>
          </table:table-cell>
          <table:table-cell office:value-type="float" office:value="0.890252400985">
            <text:p>0.890252401</text:p>
          </table:table-cell>
          <table:table-cell office:value-type="float" office:value="0.983575107771">
            <text:p>0.9835751078</text:p>
          </table:table-cell>
          <table:table-cell office:value-type="float" office:value="50">
            <text:p>50</text:p>
          </table:table-cell>
          <table:table-cell office:value-type="float" office:value="0.983182523425">
            <text:p>0.983182523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0033479828">
            <text:p>0.970033479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5681822184">
            <text:p>0.975681822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0099470866">
            <text:p>0.9700994709</text:p>
          </table:table-cell>
          <table:table-cell office:value-type="float" office:value="21">
            <text:p>21</text:p>
          </table:table-cell>
          <table:table-cell office:value-type="float" office:value="0.971160222025">
            <text:p>0.971160222</text:p>
          </table:table-cell>
          <table:table-cell office:value-type="float" office:value="19">
            <text:p>19</text:p>
          </table:table-cell>
          <table:table-cell office:value-type="float" office:value="0.967443729872">
            <text:p>0.967443729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7789986947">
            <text:p>0.9777899869</text:p>
          </table:table-cell>
          <table:table-cell office:value-type="float" office:value="36">
            <text:p>36</text:p>
          </table:table-cell>
          <table:table-cell office:value-type="float" office:value="0.978064086818">
            <text:p>0.9780640868</text:p>
          </table:table-cell>
          <table:table-cell office:value-type="float" office:value="34">
            <text:p>34</text:p>
          </table:table-cell>
          <table:table-cell office:value-type="float" office:value="0.970131348328">
            <text:p>0.970131348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0.846693190686">
            <text:p>0.8466931907</text:p>
          </table:table-cell>
          <table:table-cell office:value-type="float" office:value="0.884583990219">
            <text:p>0.8845839902</text:p>
          </table:table-cell>
          <table:table-cell office:value-type="float" office:value="0.984477704077">
            <text:p>0.9844777041</text:p>
          </table:table-cell>
          <table:table-cell office:value-type="float" office:value="46">
            <text:p>46</text:p>
          </table:table-cell>
          <table:table-cell office:value-type="float" office:value="0.983557700381">
            <text:p>0.9835577004</text:p>
          </table:table-cell>
          <table:table-cell office:value-type="float" office:value="45">
            <text:p>45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66141229162">
            <text:p>0.9661412292</text:p>
          </table:table-cell>
          <table:table-cell office:value-type="float" office:value="5">
            <text:p>5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75290952813">
            <text:p>0.9752909528</text:p>
          </table:table-cell>
          <table:table-cell office:value-type="float" office:value="15">
            <text:p>15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6832370523">
            <text:p>0.9683237052</text:p>
          </table:table-cell>
          <table:table-cell office:value-type="float" office:value="7">
            <text:p>7</text:p>
          </table:table-cell>
          <table:table-cell office:value-type="float" office:value="0.970099819636">
            <text:p>0.9700998196</text:p>
          </table:table-cell>
          <table:table-cell office:value-type="float" office:value="11">
            <text:p>11</text:p>
          </table:table-cell>
          <table:table-cell office:value-type="float" office:value="0.966397613227">
            <text:p>0.96639761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51712517">
            <text:p>0.9751712517</text:p>
          </table:table-cell>
          <table:table-cell office:value-type="float" office:value="16">
            <text:p>16</text:p>
          </table:table-cell>
          <table:table-cell office:value-type="float" office:value="0.973926673244">
            <text:p>0.9739266732</text:p>
          </table:table-cell>
          <table:table-cell office:value-type="float" office:value="18">
            <text:p>18</text:p>
          </table:table-cell>
          <table:table-cell office:value-type="float" office:value="0.970492958967">
            <text:p>0.970492959</text:p>
          </table:table-cell>
          <table:table-cell office:value-type="float" office:value="14">
            <text:p>14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.826094111947">
            <text:p>0.8260941119</text:p>
          </table:table-cell>
          <table:table-cell office:value-type="float" office:value="0.878891816982">
            <text:p>0.878891817</text:p>
          </table:table-cell>
          <table:table-cell office:value-type="float" office:value="0.978260598057">
            <text:p>0.9782605981</text:p>
          </table:table-cell>
          <table:table-cell office:value-type="float" office:value="22">
            <text:p>22</text:p>
          </table:table-cell>
          <table:table-cell office:value-type="float" office:value="0.98092317379">
            <text:p>0.9809231738</text:p>
          </table:table-cell>
          <table:table-cell office:value-type="float" office:value="30">
            <text:p>30</text:p>
          </table:table-cell>
          <table:table-cell office:value-type="float" office:value="0.997808050613">
            <text:p>0.9978080506</text:p>
          </table:table-cell>
          <table:table-cell office:value-type="float" office:value="95">
            <text:p>95</text:p>
          </table:table-cell>
          <table:table-cell office:value-type="float" office:value="0.997808050613">
            <text:p>0.9978080506</text:p>
          </table:table-cell>
          <table:table-cell office:value-type="float" office:value="95">
            <text:p>95</text:p>
          </table:table-cell>
          <table:table-cell office:value-type="float" office:value="0.997808050613">
            <text:p>0.9978080506</text:p>
          </table:table-cell>
          <table:table-cell office:value-type="float" office:value="95">
            <text:p>95</text:p>
          </table:table-cell>
          <table:table-cell office:value-type="float" office:value="0.966328532745">
            <text:p>0.9663285327</text:p>
          </table:table-cell>
          <table:table-cell office:value-type="float" office:value="3">
            <text:p>3</text:p>
          </table:table-cell>
          <table:table-cell office:value-type="float" office:value="0.998577281382">
            <text:p>0.9985772814</text:p>
          </table:table-cell>
          <table:table-cell office:value-type="float" office:value="96">
            <text:p>96</text:p>
          </table:table-cell>
          <table:table-cell office:value-type="float" office:value="0.998577281382">
            <text:p>0.9985772814</text:p>
          </table:table-cell>
          <table:table-cell office:value-type="float" office:value="96">
            <text:p>96</text:p>
          </table:table-cell>
          <table:table-cell office:value-type="float" office:value="0.998577281382">
            <text:p>0.9985772814</text:p>
          </table:table-cell>
          <table:table-cell office:value-type="float" office:value="96">
            <text:p>96</text:p>
          </table:table-cell>
          <table:table-cell office:value-type="float" office:value="0.975797320021">
            <text:p>0.97579732</text:p>
          </table:table-cell>
          <table:table-cell office:value-type="float" office:value="13">
            <text:p>13</text:p>
          </table:table-cell>
          <table:table-cell office:value-type="float" office:value="0.997808050613">
            <text:p>0.9978080506</text:p>
          </table:table-cell>
          <table:table-cell office:value-type="float" office:value="95">
            <text:p>95</text:p>
          </table:table-cell>
          <table:table-cell office:value-type="float" office:value="0.997808050613">
            <text:p>0.9978080506</text:p>
          </table:table-cell>
          <table:table-cell office:value-type="float" office:value="95">
            <text:p>95</text:p>
          </table:table-cell>
          <table:table-cell office:value-type="float" office:value="0.997808050613">
            <text:p>0.9978080506</text:p>
          </table:table-cell>
          <table:table-cell office:value-type="float" office:value="95">
            <text:p>95</text:p>
          </table:table-cell>
          <table:table-cell office:value-type="float" office:value="0.967808955003">
            <text:p>0.967808955</text:p>
          </table:table-cell>
          <table:table-cell office:value-type="float" office:value="4">
            <text:p>4</text:p>
          </table:table-cell>
          <table:table-cell office:value-type="float" office:value="0.970877829599">
            <text:p>0.9708778296</text:p>
          </table:table-cell>
          <table:table-cell office:value-type="float" office:value="6">
            <text:p>6</text:p>
          </table:table-cell>
          <table:table-cell office:value-type="float" office:value="0.967143137011">
            <text:p>0.967143137</text:p>
          </table:table-cell>
          <table:table-cell office:value-type="float" office:value="4">
            <text:p>4</text:p>
          </table:table-cell>
          <table:table-cell office:value-type="float" office:value="0.996751506418">
            <text:p>0.9967515064</text:p>
          </table:table-cell>
          <table:table-cell office:value-type="float" office:value="93">
            <text:p>93</text:p>
          </table:table-cell>
          <table:table-cell office:value-type="float" office:value="0.996751506418">
            <text:p>0.9967515064</text:p>
          </table:table-cell>
          <table:table-cell office:value-type="float" office:value="93">
            <text:p>93</text:p>
          </table:table-cell>
          <table:table-cell office:value-type="float" office:value="0.996751506418">
            <text:p>0.9967515064</text:p>
          </table:table-cell>
          <table:table-cell office:value-type="float" office:value="93">
            <text:p>93</text:p>
          </table:table-cell>
          <table:table-cell office:value-type="float" office:value="0.996751506418">
            <text:p>0.9967515064</text:p>
          </table:table-cell>
          <table:table-cell office:value-type="float" office:value="93">
            <text:p>93</text:p>
          </table:table-cell>
          <table:table-cell office:value-type="float" office:value="0.996751506418">
            <text:p>0.9967515064</text:p>
          </table:table-cell>
          <table:table-cell office:value-type="float" office:value="93">
            <text:p>93</text:p>
          </table:table-cell>
          <table:table-cell office:value-type="float" office:value="0.996751506418">
            <text:p>0.9967515064</text:p>
          </table:table-cell>
          <table:table-cell office:value-type="float" office:value="93">
            <text:p>93</text:p>
          </table:table-cell>
          <table:table-cell office:value-type="float" office:value="0.972356618797">
            <text:p>0.9723566188</text:p>
          </table:table-cell>
          <table:table-cell office:value-type="float" office:value="14">
            <text:p>14</text:p>
          </table:table-cell>
          <table:table-cell office:value-type="float" office:value="0.973674846804">
            <text:p>0.9736748468</text:p>
          </table:table-cell>
          <table:table-cell office:value-type="float" office:value="11">
            <text:p>11</text:p>
          </table:table-cell>
          <table:table-cell office:value-type="float" office:value="0.968717147268">
            <text:p>0.9687171473</text:p>
          </table:table-cell>
          <table:table-cell office:value-type="float" office:value="5">
            <text:p>5</text:p>
          </table:table-cell>
          <table:table-cell office:value-type="float" office:value="0.998218735942">
            <text:p>0.9982187359</text:p>
          </table:table-cell>
          <table:table-cell office:value-type="float" office:value="95">
            <text:p>95</text:p>
          </table:table-cell>
          <table:table-cell office:value-type="float" office:value="0.998218735942">
            <text:p>0.9982187359</text:p>
          </table:table-cell>
          <table:table-cell office:value-type="float" office:value="95">
            <text:p>95</text:p>
          </table:table-cell>
          <table:table-cell office:value-type="float" office:value="0.998218735942">
            <text:p>0.9982187359</text:p>
          </table:table-cell>
          <table:table-cell office:value-type="float" office:value="95">
            <text:p>95</text:p>
          </table:table-cell>
          <table:table-cell office:value-type="float" office:value="0.998218735942">
            <text:p>0.9982187359</text:p>
          </table:table-cell>
          <table:table-cell office:value-type="float" office:value="95">
            <text:p>95</text:p>
          </table:table-cell>
          <table:table-cell office:value-type="float" office:value="0.998218735942">
            <text:p>0.9982187359</text:p>
          </table:table-cell>
          <table:table-cell office:value-type="float" office:value="95">
            <text:p>95</text:p>
          </table:table-cell>
          <table:table-cell office:value-type="float" office:value="0.998218735942">
            <text:p>0.9982187359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0.869950014945">
            <text:p>0.8699500149</text:p>
          </table:table-cell>
          <table:table-cell office:value-type="float" office:value="0.88115459497">
            <text:p>0.881154595</text:p>
          </table:table-cell>
          <table:table-cell office:value-type="float" office:value="0.997744208141">
            <text:p>0.9977442081</text:p>
          </table:table-cell>
          <table:table-cell office:value-type="float" office:value="82">
            <text:p>82</text:p>
          </table:table-cell>
          <table:table-cell office:value-type="float" office:value="0.998452012249">
            <text:p>0.9984520122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0406541274">
            <text:p>0.98040654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8082309948">
            <text:p>0.988082309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7332937561">
            <text:p>0.9773329376</text:p>
          </table:table-cell>
          <table:table-cell office:value-type="float" office:value="2">
            <text:p>2</text:p>
          </table:table-cell>
          <table:table-cell office:value-type="float" office:value="0.975467343706">
            <text:p>0.9754673437</text:p>
          </table:table-cell>
          <table:table-cell office:value-type="float" office:value="2">
            <text:p>2</text:p>
          </table:table-cell>
          <table:table-cell office:value-type="float" office:value="0.974916391735">
            <text:p>0.97491639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4333436547">
            <text:p>0.9943334365</text:p>
          </table:table-cell>
          <table:table-cell office:value-type="float" office:value="56">
            <text:p>56</text:p>
          </table:table-cell>
          <table:table-cell office:value-type="float" office:value="0.994618184673">
            <text:p>0.9946181847</text:p>
          </table:table-cell>
          <table:table-cell office:value-type="float" office:value="54">
            <text:p>54</text:p>
          </table:table-cell>
          <table:table-cell office:value-type="float" office:value="0.983605829834">
            <text:p>0.983605829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  <table:table-cell office:value-type="float" office:value="0.843284061805">
            <text:p>0.8432840618</text:p>
          </table:table-cell>
          <table:table-cell office:value-type="float" office:value="0.867406860561">
            <text:p>0.8674068606</text:p>
          </table:table-cell>
          <table:table-cell office:value-type="float" office:value="0.997547970513">
            <text:p>0.9975479705</text:p>
          </table:table-cell>
          <table:table-cell office:value-type="float" office:value="75">
            <text:p>75</text:p>
          </table:table-cell>
          <table:table-cell office:value-type="float" office:value="0.99695961476">
            <text:p>0.9969596148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9055479318">
            <text:p>0.97905547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5607657713">
            <text:p>0.98560765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8382664373">
            <text:p>0.9783826644</text:p>
          </table:table-cell>
          <table:table-cell office:value-type="float" office:value="0">
            <text:p>0</text:p>
          </table:table-cell>
          <table:table-cell office:value-type="float" office:value="0.976861293339">
            <text:p>0.9768612933</text:p>
          </table:table-cell>
          <table:table-cell office:value-type="float" office:value="1">
            <text:p>1</text:p>
          </table:table-cell>
          <table:table-cell office:value-type="float" office:value="0.976450347384">
            <text:p>0.97645034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2290173849">
            <text:p>0.9922901738</text:p>
          </table:table-cell>
          <table:table-cell office:value-type="float" office:value="33">
            <text:p>33</text:p>
          </table:table-cell>
          <table:table-cell office:value-type="float" office:value="0.991068636887">
            <text:p>0.9910686369</text:p>
          </table:table-cell>
          <table:table-cell office:value-type="float" office:value="23">
            <text:p>23</text:p>
          </table:table-cell>
          <table:table-cell office:value-type="float" office:value="0.98170005198">
            <text:p>0.9817000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21">
            <text:p>121</text:p>
          </table:table-cell>
          <table:table-cell office:value-type="float" office:value="0.825226797995">
            <text:p>0.825226798</text:p>
          </table:table-cell>
          <table:table-cell office:value-type="float" office:value="0.854564350725">
            <text:p>0.8545643507</text:p>
          </table:table-cell>
          <table:table-cell office:value-type="float" office:value="0.996211805222">
            <text:p>0.9962118052</text:p>
          </table:table-cell>
          <table:table-cell office:value-type="float" office:value="60">
            <text:p>60</text:p>
          </table:table-cell>
          <table:table-cell office:value-type="float" office:value="0.995721217315">
            <text:p>0.9957212173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7926375347">
            <text:p>0.97792637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5150115681">
            <text:p>0.98515011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8246126678">
            <text:p>0.9782461267</text:p>
          </table:table-cell>
          <table:table-cell office:value-type="float" office:value="0">
            <text:p>0</text:p>
          </table:table-cell>
          <table:table-cell office:value-type="float" office:value="0.977906569149">
            <text:p>0.9779065691</text:p>
          </table:table-cell>
          <table:table-cell office:value-type="float" office:value="1">
            <text:p>1</text:p>
          </table:table-cell>
          <table:table-cell office:value-type="float" office:value="0.974823165545">
            <text:p>0.97482316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9988062332">
            <text:p>0.9899880623</text:p>
          </table:table-cell>
          <table:table-cell office:value-type="float" office:value="20">
            <text:p>20</text:p>
          </table:table-cell>
          <table:table-cell office:value-type="float" office:value="0.989185429759">
            <text:p>0.9891854298</text:p>
          </table:table-cell>
          <table:table-cell office:value-type="float" office:value="13">
            <text:p>13</text:p>
          </table:table-cell>
          <table:table-cell office:value-type="float" office:value="0.981904817237">
            <text:p>0.981904817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0.86907306722">
            <text:p>0.8690730672</text:p>
          </table:table-cell>
          <table:table-cell office:value-type="float" office:value="0.874792092257">
            <text:p>0.8747920923</text:p>
          </table:table-cell>
          <table:table-cell office:value-type="float" office:value="0.999850517772">
            <text:p>0.9998505178</text:p>
          </table:table-cell>
          <table:table-cell office:value-type="float" office:value="95">
            <text:p>95</text:p>
          </table:table-cell>
          <table:table-cell office:value-type="float" office:value="0.999939739355">
            <text:p>0.9999397394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5584011133">
            <text:p>0.9855840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5064927824">
            <text:p>0.995064927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9832714451">
            <text:p>0.9798327145</text:p>
          </table:table-cell>
          <table:table-cell office:value-type="float" office:value="0">
            <text:p>0</text:p>
          </table:table-cell>
          <table:table-cell office:value-type="float" office:value="0.979584972745">
            <text:p>0.9795849727</text:p>
          </table:table-cell>
          <table:table-cell office:value-type="float" office:value="0">
            <text:p>0</text:p>
          </table:table-cell>
          <table:table-cell office:value-type="float" office:value="0.98139264804">
            <text:p>0.9813926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8826916637">
            <text:p>0.9988269166</text:p>
          </table:table-cell>
          <table:table-cell office:value-type="float" office:value="66">
            <text:p>66</text:p>
          </table:table-cell>
          <table:table-cell office:value-type="float" office:value="0.99908565639">
            <text:p>0.9990856564</text:p>
          </table:table-cell>
          <table:table-cell office:value-type="float" office:value="77">
            <text:p>77</text:p>
          </table:table-cell>
          <table:table-cell office:value-type="float" office:value="0.992596449703">
            <text:p>0.992596449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73">
            <text:p>373</text:p>
          </table:table-cell>
          <table:table-cell office:value-type="float" office:value="0.842001636433">
            <text:p>0.8420016364</text:p>
          </table:table-cell>
          <table:table-cell office:value-type="float" office:value="0.856036964863">
            <text:p>0.8560369649</text:p>
          </table:table-cell>
          <table:table-cell office:value-type="float" office:value="0.999920166432">
            <text:p>0.9999201664</text:p>
          </table:table-cell>
          <table:table-cell office:value-type="float" office:value="97">
            <text:p>97</text:p>
          </table:table-cell>
          <table:table-cell office:value-type="float" office:value="0.999839555334">
            <text:p>0.999839555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4464358041">
            <text:p>0.9844643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2476850234">
            <text:p>0.9924768502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9820657396">
            <text:p>0.9798206574</text:p>
          </table:table-cell>
          <table:table-cell office:value-type="float" office:value="0">
            <text:p>0</text:p>
          </table:table-cell>
          <table:table-cell office:value-type="float" office:value="0.979407483494">
            <text:p>0.9794074835</text:p>
          </table:table-cell>
          <table:table-cell office:value-type="float" office:value="0">
            <text:p>0</text:p>
          </table:table-cell>
          <table:table-cell office:value-type="float" office:value="0.980674099939">
            <text:p>0.98067409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7998628897">
            <text:p>0.9979986289</text:p>
          </table:table-cell>
          <table:table-cell office:value-type="float" office:value="47">
            <text:p>47</text:p>
          </table:table-cell>
          <table:table-cell office:value-type="float" office:value="0.998442424941">
            <text:p>0.9984424249</text:p>
          </table:table-cell>
          <table:table-cell office:value-type="float" office:value="57">
            <text:p>57</text:p>
          </table:table-cell>
          <table:table-cell office:value-type="float" office:value="0.990191920344">
            <text:p>0.99019192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07">
            <text:p>407</text:p>
          </table:table-cell>
          <table:table-cell office:value-type="float" office:value="0.824674714567">
            <text:p>0.8246747146</text:p>
          </table:table-cell>
          <table:table-cell office:value-type="float" office:value="0.841656389973">
            <text:p>0.84165639</text:p>
          </table:table-cell>
          <table:table-cell office:value-type="float" office:value="0.999675853697">
            <text:p>0.9996758537</text:p>
          </table:table-cell>
          <table:table-cell office:value-type="float" office:value="88">
            <text:p>88</text:p>
          </table:table-cell>
          <table:table-cell office:value-type="float" office:value="0.999638043966">
            <text:p>0.999638044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3529913336">
            <text:p>0.98352991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0529317457">
            <text:p>0.99052931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0231462532">
            <text:p>0.9802314625</text:p>
          </table:table-cell>
          <table:table-cell office:value-type="float" office:value="0">
            <text:p>0</text:p>
          </table:table-cell>
          <table:table-cell office:value-type="float" office:value="0.979808593522">
            <text:p>0.9798085935</text:p>
          </table:table-cell>
          <table:table-cell office:value-type="float" office:value="0">
            <text:p>0</text:p>
          </table:table-cell>
          <table:table-cell office:value-type="float" office:value="0.979821723846">
            <text:p>0.97982172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7438944407">
            <text:p>0.9974389444</text:p>
          </table:table-cell>
          <table:table-cell office:value-type="float" office:value="31">
            <text:p>31</text:p>
          </table:table-cell>
          <table:table-cell office:value-type="float" office:value="0.997195338455">
            <text:p>0.9971953385</text:p>
          </table:table-cell>
          <table:table-cell office:value-type="float" office:value="26">
            <text:p>26</text:p>
          </table:table-cell>
          <table:table-cell office:value-type="float" office:value="0.98912933817">
            <text:p>0.98912933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846206345091555">
            <text:p>0.8462063451</text:p>
          </table:table-cell>
          <table:table-cell table:formula="of:=SUM([.F2:.F10])/COUNT([.$B$2:.$B$10])" office:value-type="float" office:value="0.869926606837222">
            <text:p>0.8699266068</text:p>
          </table:table-cell>
          <table:table-cell table:formula="of:=SUM([.G2:.G10])/COUNT([.$B$2:.$B$10])" office:value-type="float" office:value="0.993029325742444">
            <text:p>0.9930293257</text:p>
          </table:table-cell>
          <table:table-cell table:formula="of:=SUM([.H2:.H10])/COUNT([.H2:.H10])" office:value-type="float" office:value="68.3333333333333">
            <text:p>68.3333333333</text:p>
          </table:table-cell>
          <table:table-cell table:formula="of:=SUM([.I2:.I10])/COUNT([.$B$2:.$B$10])" office:value-type="float" office:value="0.993134842286111">
            <text:p>0.9931348423</text:p>
          </table:table-cell>
          <table:table-cell table:formula="of:=SUM([.J2:.J10])/COUNT([.J2:.J10])" office:value-type="float" office:value="68.1111111111111">
            <text:p>68.1111111111</text:p>
          </table:table-cell>
          <table:table-cell table:formula="of:=SUM([.K2:.K10])/COUNT([.$B$2:.$B$10])" office:value-type="float" office:value="0.999692958004667">
            <text:p>0.999692958</text:p>
          </table:table-cell>
          <table:table-cell table:formula="of:=SUM([.L2:.L10])/COUNT([.L2:.L10])" office:value-type="float" office:value="99.3333333333333">
            <text:p>99.3333333333</text:p>
          </table:table-cell>
          <table:table-cell table:formula="of:=SUM([.M2:.M10])/COUNT([.$B$2:.$B$10])" office:value-type="float" office:value="0.999692958004667">
            <text:p>0.999692958</text:p>
          </table:table-cell>
          <table:table-cell table:formula="of:=SUM([.N2:.N10])/COUNT([.N2:.N10])" office:value-type="float" office:value="99.3333333333333">
            <text:p>99.3333333333</text:p>
          </table:table-cell>
          <table:table-cell table:formula="of:=SUM([.O2:.O10])/COUNT([.$B$2:.$B$10])" office:value-type="float" office:value="0.999692958004667">
            <text:p>0.999692958</text:p>
          </table:table-cell>
          <table:table-cell table:formula="of:=SUM([.P2:.P10])/COUNT([.P2:.P10])" office:value-type="float" office:value="99.3333333333333">
            <text:p>99.3333333333</text:p>
          </table:table-cell>
          <table:table-cell table:formula="of:=SUM([.Q2:.Q10])/COUNT([.$B$2:.$B$10])" office:value-type="float" office:value="0.977052213353778">
            <text:p>0.9770522134</text:p>
          </table:table-cell>
          <table:table-cell table:formula="of:=SUM([.R2:.R10])/COUNT([.R2:.R10])" office:value-type="float" office:value="3.44444444444444">
            <text:p>3.4444444444</text:p>
          </table:table-cell>
          <table:table-cell table:formula="of:=SUM([.S2:.S10])/COUNT([.$B$2:.$B$10])" office:value-type="float" office:value="0.999778428090111">
            <text:p>0.9997784281</text:p>
          </table:table-cell>
          <table:table-cell table:formula="of:=SUM([.T2:.T10])/COUNT([.T2:.T10])" office:value-type="float" office:value="99.4444444444444">
            <text:p>99.4444444444</text:p>
          </table:table-cell>
          <table:table-cell table:formula="of:=SUM([.U2:.U10])/COUNT([.$B$2:.$B$10])" office:value-type="float" office:value="0.999778428090111">
            <text:p>0.9997784281</text:p>
          </table:table-cell>
          <table:table-cell table:formula="of:=SUM([.V2:.V10])/COUNT([.V2:.V10])" office:value-type="float" office:value="99.4444444444444">
            <text:p>99.4444444444</text:p>
          </table:table-cell>
          <table:table-cell table:formula="of:=SUM([.W2:.W10])/COUNT([.$B$2:.$B$10])" office:value-type="float" office:value="0.999778428090111">
            <text:p>0.9997784281</text:p>
          </table:table-cell>
          <table:table-cell table:formula="of:=SUM([.X2:.X10])/COUNT([.X2:.X10])" office:value-type="float" office:value="99.4444444444444">
            <text:p>99.4444444444</text:p>
          </table:table-cell>
          <table:table-cell table:formula="of:=SUM([.Y2:.Y10])/COUNT([.$B$2:.$B$10])" office:value-type="float" office:value="0.984853474875">
            <text:p>0.9848534749</text:p>
          </table:table-cell>
          <table:table-cell table:formula="of:=SUM([.Z2:.Z10])/COUNT([.Z2:.Z10])" office:value-type="float" office:value="10.8888888888889">
            <text:p>10.8888888889</text:p>
          </table:table-cell>
          <table:table-cell table:formula="of:=SUM([.AA2:.AA10])/COUNT([.$B$2:.$B$10])" office:value-type="float" office:value="0.999692958004667">
            <text:p>0.999692958</text:p>
          </table:table-cell>
          <table:table-cell table:formula="of:=SUM([.AB2:.AB10])/COUNT([.AB2:.AB10])" office:value-type="float" office:value="99.3333333333333">
            <text:p>99.3333333333</text:p>
          </table:table-cell>
          <table:table-cell table:formula="of:=SUM([.AC2:.AC10])/COUNT([.$B$2:.$B$10])" office:value-type="float" office:value="0.999692958004667">
            <text:p>0.999692958</text:p>
          </table:table-cell>
          <table:table-cell table:formula="of:=SUM([.AD2:.AD10])/COUNT([.AD2:.AD10])" office:value-type="float" office:value="99.3333333333333">
            <text:p>99.3333333333</text:p>
          </table:table-cell>
          <table:table-cell table:formula="of:=SUM([.AE2:.AE10])/COUNT([.$B$2:.$B$10])" office:value-type="float" office:value="0.999692958004667">
            <text:p>0.999692958</text:p>
          </table:table-cell>
          <table:table-cell table:formula="of:=SUM([.AF2:.AF10])/COUNT([.AF2:.AF10])" office:value-type="float" office:value="99.3333333333333">
            <text:p>99.3333333333</text:p>
          </table:table-cell>
          <table:table-cell table:formula="of:=SUM([.AG2:.AG10])/COUNT([.$B$2:.$B$10])" office:value-type="float" office:value="0.975564299343333">
            <text:p>0.9755642993</text:p>
          </table:table-cell>
          <table:table-cell table:formula="of:=SUM([.AH2:.AH10])/COUNT([.AH2:.AH10])" office:value-type="float" office:value="3.77777777777778">
            <text:p>3.7777777778</text:p>
          </table:table-cell>
          <table:table-cell table:formula="of:=SUM([.AI2:.AI10])/COUNT([.$B$2:.$B$10])" office:value-type="float" office:value="0.975686014135">
            <text:p>0.9756860141</text:p>
          </table:table-cell>
          <table:table-cell table:formula="of:=SUM([.AJ2:.AJ10])/COUNT([.AJ2:.AJ10])" office:value-type="float" office:value="4.44444444444444">
            <text:p>4.4444444444</text:p>
          </table:table-cell>
          <table:table-cell table:formula="of:=SUM([.AK2:.AK10])/COUNT([.$B$2:.$B$10])" office:value-type="float" office:value="0.974340317399889">
            <text:p>0.9743403174</text:p>
          </table:table-cell>
          <table:table-cell table:formula="of:=SUM([.AL2:.AL10])/COUNT([.AL2:.AL10])" office:value-type="float" office:value="2.33333333333333">
            <text:p>2.3333333333</text:p>
          </table:table-cell>
          <table:table-cell table:formula="of:=SUM([.AM2:.AM10])/COUNT([.$B$2:.$B$10])" office:value-type="float" office:value="0.999639056268667">
            <text:p>0.9996390563</text:p>
          </table:table-cell>
          <table:table-cell table:formula="of:=SUM([.AN2:.AN10])/COUNT([.AN2:.AN10])" office:value-type="float" office:value="99.2222222222222">
            <text:p>99.2222222222</text:p>
          </table:table-cell>
          <table:table-cell table:formula="of:=SUM([.AO2:.AO10])/COUNT([.$B$2:.$B$10])" office:value-type="float" office:value="0.999639056268667">
            <text:p>0.9996390563</text:p>
          </table:table-cell>
          <table:table-cell table:formula="of:=SUM([.AP2:.AP10])/COUNT([.AP2:.AP10])" office:value-type="float" office:value="99.2222222222222">
            <text:p>99.2222222222</text:p>
          </table:table-cell>
          <table:table-cell table:formula="of:=SUM([.AQ2:.AQ10])/COUNT([.$B$2:.$B$10])" office:value-type="float" office:value="0.999639056268667">
            <text:p>0.9996390563</text:p>
          </table:table-cell>
          <table:table-cell table:formula="of:=SUM([.AR2:.AR10])/COUNT([.AR2:.AR10])" office:value-type="float" office:value="99.2222222222222">
            <text:p>99.2222222222</text:p>
          </table:table-cell>
          <table:table-cell table:formula="of:=SUM([.AS2:.AS10])/COUNT([.$B$2:.$B$10])" office:value-type="float" office:value="0.999639056268667">
            <text:p>0.9996390563</text:p>
          </table:table-cell>
          <table:table-cell table:formula="of:=SUM([.AT2:.AT10])/COUNT([.AT2:.AT10])" office:value-type="float" office:value="99.2222222222222">
            <text:p>99.2222222222</text:p>
          </table:table-cell>
          <table:table-cell table:formula="of:=SUM([.AU2:.AU10])/COUNT([.$B$2:.$B$10])" office:value-type="float" office:value="0.999639056268667">
            <text:p>0.9996390563</text:p>
          </table:table-cell>
          <table:table-cell table:formula="of:=SUM([.AV2:.AV10])/COUNT([.AV2:.AV10])" office:value-type="float" office:value="99.2222222222222">
            <text:p>99.2222222222</text:p>
          </table:table-cell>
          <table:table-cell table:formula="of:=SUM([.AW2:.AW10])/COUNT([.$B$2:.$B$10])" office:value-type="float" office:value="0.999639056268667">
            <text:p>0.9996390563</text:p>
          </table:table-cell>
          <table:table-cell table:formula="of:=SUM([.AX2:.AX10])/COUNT([.AX2:.AX10])" office:value-type="float" office:value="99.2222222222222">
            <text:p>99.2222222222</text:p>
          </table:table-cell>
          <table:table-cell table:formula="of:=SUM([.AY2:.AY10])/COUNT([.$B$2:.$B$10])" office:value-type="float" office:value="0.988466002234778">
            <text:p>0.9884660022</text:p>
          </table:table-cell>
          <table:table-cell table:formula="of:=SUM([.AZ2:.AZ10])/COUNT([.AZ2:.AZ10])" office:value-type="float" office:value="35.4444444444444">
            <text:p>35.4444444444</text:p>
          </table:table-cell>
          <table:table-cell table:formula="of:=SUM([.BA2:.BA10])/COUNT([.$B$2:.$B$10])" office:value-type="float" office:value="0.988362364219">
            <text:p>0.9883623642</text:p>
          </table:table-cell>
          <table:table-cell table:formula="of:=SUM([.BB2:.BB10])/COUNT([.BB2:.BB10])" office:value-type="float" office:value="34.7777777777778">
            <text:p>34.7777777778</text:p>
          </table:table-cell>
          <table:table-cell table:formula="of:=SUM([.BC2:.BC10])/COUNT([.$B$2:.$B$10])" office:value-type="float" office:value="0.980941095759">
            <text:p>0.9809410958</text:p>
          </table:table-cell>
          <table:table-cell table:formula="of:=SUM([.BD2:.BD10])/COUNT([.BD2:.BD10])" office:value-type="float" office:value="5.77777777777778">
            <text:p>5.7777777778</text:p>
          </table:table-cell>
          <table:table-cell table:formula="of:=SUM([.BE2:.BE10])/COUNT([.$B$2:.$B$10])" office:value-type="float" office:value="0.999738589707889">
            <text:p>0.9997385897</text:p>
          </table:table-cell>
          <table:table-cell table:formula="of:=SUM([.BF2:.BF10])/COUNT([.BF2:.BF10])" office:value-type="float" office:value="99.3333333333333">
            <text:p>99.3333333333</text:p>
          </table:table-cell>
          <table:table-cell table:formula="of:=SUM([.BG2:.BG10])/COUNT([.$B$2:.$B$10])" office:value-type="float" office:value="0.999738589707889">
            <text:p>0.9997385897</text:p>
          </table:table-cell>
          <table:table-cell table:formula="of:=SUM([.BH2:.BH10])/COUNT([.BH2:.BH10])" office:value-type="float" office:value="99.3333333333333">
            <text:p>99.3333333333</text:p>
          </table:table-cell>
          <table:table-cell table:formula="of:=SUM([.BI2:.BI10])/COUNT([.$B$2:.$B$10])" office:value-type="float" office:value="0.999738589707889">
            <text:p>0.9997385897</text:p>
          </table:table-cell>
          <table:table-cell table:formula="of:=SUM([.BJ2:.BJ10])/COUNT([.BJ2:.BJ10])" office:value-type="float" office:value="99.3333333333333">
            <text:p>99.3333333333</text:p>
          </table:table-cell>
          <table:table-cell table:formula="of:=SUM([.BK2:.BK10])/COUNT([.$B$2:.$B$10])" office:value-type="float" office:value="0.999738589707889">
            <text:p>0.9997385897</text:p>
          </table:table-cell>
          <table:table-cell table:formula="of:=SUM([.BL2:.BL10])/COUNT([.BL2:.BL10])" office:value-type="float" office:value="99.3333333333333">
            <text:p>99.3333333333</text:p>
          </table:table-cell>
          <table:table-cell table:formula="of:=SUM([.BM2:.BM10])/COUNT([.$B$2:.$B$10])" office:value-type="float" office:value="0.999738589707889">
            <text:p>0.9997385897</text:p>
          </table:table-cell>
          <table:table-cell table:formula="of:=SUM([.BN2:.BN10])/COUNT([.BN2:.BN10])" office:value-type="float" office:value="99.3333333333333">
            <text:p>99.3333333333</text:p>
          </table:table-cell>
          <table:table-cell table:formula="of:=SUM([.BO2:.BO10])/COUNT([.$B$2:.$B$10])" office:value-type="float" office:value="0.999738589707889">
            <text:p>0.9997385897</text:p>
          </table:table-cell>
          <table:table-cell table:formula="of:=SUM([.BP2:.BP10])/COUNT([.BP2:.BP10])" office:value-type="float" office:value="99.3333333333333">
            <text:p>99.3333333333</text:p>
          </table:table-cell>
        </table:table-row>
        <table:table-row table:style-name="ro2" table:number-rows-repeated="1048564">
          <table:table-cell table:number-columns-repeated="68"/>
        </table:table-row>
        <table:table-row table:style-name="ro2">
          <table:table-cell table:number-columns-repeated="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3T10:16:23</dc:date>
    <dc:creator>Michael Gabay</dc:creator>
    <meta:generator>LibreOffice/3.5$Linux_X86_64 LibreOffice_project/350m1$Build-2</meta:generator>
    <meta:editing-duration>PT6M24S</meta:editing-duration>
    <meta:editing-cycles>3</meta:editing-cycles>
    <meta:printed-by>Michael Gabay</meta:printed-by>
    <meta:print-date>2013-09-23T10:11:57</meta:print-date>
    <meta:document-statistic meta:table-count="2" meta:cell-count="149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9.647cm" svg:y="0.466cm" style:legend-expansion="high" chart:style-name="ch2"/>
        <chart:plot-area chart:style-name="ch3" table:cell-range-address="Correlated_bins.A1:Correlated_bins.A11 Correlated_bins.H1:Correlated_bins.H11 Correlated_bins.J1:Correlated_bins.J11 Correlated_bins.L1:Correlated_bins.L11 Correlated_bins.N1:Correlated_bins.N11 Correlated_bins.P1:Correlated_bins.P11 Correlated_bins.R1:Correlated_bins.R11 Correlated_bins.T1:Correlated_bins.T11 Correlated_bins.V1:Correlated_bins.V11 Correlated_bins.X1:Correlated_bins.X11 Correlated_bins.Z1:Correlated_bins.Z11 Correlated_bins.AB1:Correlated_bins.AB11 Correlated_bins.AD1:Correlated_bins.AD11 Correlated_bins.AF1:Correlated_bins.AF11 Correlated_bins.AH1:Correlated_bins.AH11 Correlated_bins.AJ1:Correlated_bins.AJ11 Correlated_bins.AL1:Correlated_bins.AL11 Correlated_bins.AN1:Correlated_bins.AN11 Correlated_bins.AP1:Correlated_bins.AP11 Correlated_bins.AR1:Correlated_bins.AR11 Correlated_bins.AT1:Correlated_bins.AT11 Correlated_bins.AV1:Correlated_bins.AV11 Correlated_bins.AX1:Correlated_bins.AX11 Correlated_bins.AZ1:Correlated_bins.AZ11 Correlated_bins.BB1:Correlated_bins.BB11 Correlated_bins.BD1:Correlated_bins.BD11 Correlated_bins.BF1:Correlated_bins.BF11 Correlated_bins.BH1:Correlated_bins.BH11 Correlated_bins.BJ1:Correlated_bins.BJ11 Correlated_bins.BL1:Correlated_bins.BL11 Correlated_bins.BN1:Correlated_bins.BN11 Correlated_bins.BP1:Correlated_bins.BP11" chart:data-source-has-labels="both" svg:x="0.77cm" svg:y="0.855cm" svg:width="8.237cm" svg:height="7.545cm">
          <chartooo:coordinate-region svg:x="1.577cm" svg:y="1.054cm" svg:width="7.14cm" svg:height="6.301cm"/>
          <chart:axis chart:dimension="x" chart:name="primary-x" chart:style-name="ch4" chartooo:axis-type="auto">
            <chartooo:date-scale/>
            <chart:categories table:cell-range-address="Correlated_bins.A2:Correlated_bin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rrelated_bins.H2:Correlated_bins.H11" chart:label-cell-address="Correlated_bins.H1:Correlated_bins.H1" chart:class="chart:bar">
            <chart:data-point chart:repeated="10"/>
          </chart:series>
          <chart:series chart:style-name="ch8" chart:values-cell-range-address="Correlated_bins.J2:Correlated_bins.J11" chart:label-cell-address="Correlated_bins.J1:Correlated_bins.J1" chart:class="chart:bar">
            <chart:data-point chart:repeated="10"/>
          </chart:series>
          <chart:series chart:style-name="ch9" chart:values-cell-range-address="Correlated_bins.L2:Correlated_bins.L11" chart:label-cell-address="Correlated_bins.L1:Correlated_bins.L1" chart:class="chart:bar">
            <chart:data-point chart:repeated="10"/>
          </chart:series>
          <chart:series chart:style-name="ch10" chart:values-cell-range-address="Correlated_bins.N2:Correlated_bins.N11" chart:label-cell-address="Correlated_bins.N1:Correlated_bins.N1" chart:class="chart:bar">
            <chart:data-point chart:repeated="10"/>
          </chart:series>
          <chart:series chart:style-name="ch11" chart:values-cell-range-address="Correlated_bins.P2:Correlated_bins.P11" chart:label-cell-address="Correlated_bins.P1:Correlated_bins.P1" chart:class="chart:bar">
            <chart:data-point chart:repeated="10"/>
          </chart:series>
          <chart:series chart:style-name="ch12" chart:values-cell-range-address="Correlated_bins.R2:Correlated_bins.R11" chart:label-cell-address="Correlated_bins.R1:Correlated_bins.R1" chart:class="chart:bar">
            <chart:data-point chart:repeated="10"/>
          </chart:series>
          <chart:series chart:style-name="ch13" chart:values-cell-range-address="Correlated_bins.T2:Correlated_bins.T11" chart:label-cell-address="Correlated_bins.T1:Correlated_bins.T1" chart:class="chart:bar">
            <chart:data-point chart:repeated="10"/>
          </chart:series>
          <chart:series chart:style-name="ch14" chart:values-cell-range-address="Correlated_bins.V2:Correlated_bins.V11" chart:label-cell-address="Correlated_bins.V1:Correlated_bins.V1" chart:class="chart:bar">
            <chart:data-point chart:repeated="10"/>
          </chart:series>
          <chart:series chart:style-name="ch15" chart:values-cell-range-address="Correlated_bins.X2:Correlated_bins.X11" chart:label-cell-address="Correlated_bins.X1:Correlated_bins.X1" chart:class="chart:bar">
            <chart:data-point chart:repeated="10"/>
          </chart:series>
          <chart:series chart:style-name="ch16" chart:values-cell-range-address="Correlated_bins.Z2:Correlated_bins.Z11" chart:label-cell-address="Correlated_bins.Z1:Correlated_bins.Z1" chart:class="chart:bar">
            <chart:data-point chart:repeated="10"/>
          </chart:series>
          <chart:series chart:style-name="ch17" chart:values-cell-range-address="Correlated_bins.AB2:Correlated_bins.AB11" chart:label-cell-address="Correlated_bins.AB1:Correlated_bins.AB1" chart:class="chart:bar">
            <chart:data-point chart:repeated="10"/>
          </chart:series>
          <chart:series chart:style-name="ch18" chart:values-cell-range-address="Correlated_bins.AD2:Correlated_bins.AD11" chart:label-cell-address="Correlated_bins.AD1:Correlated_bins.AD1" chart:class="chart:bar">
            <chart:data-point chart:repeated="10"/>
          </chart:series>
          <chart:series chart:style-name="ch7" chart:values-cell-range-address="Correlated_bins.AF2:Correlated_bins.AF11" chart:label-cell-address="Correlated_bins.AF1:Correlated_bins.AF1" chart:class="chart:bar">
            <chart:data-point chart:repeated="10"/>
          </chart:series>
          <chart:series chart:style-name="ch8" chart:values-cell-range-address="Correlated_bins.AH2:Correlated_bins.AH11" chart:label-cell-address="Correlated_bins.AH1:Correlated_bins.AH1" chart:class="chart:bar">
            <chart:data-point chart:repeated="10"/>
          </chart:series>
          <chart:series chart:style-name="ch9" chart:values-cell-range-address="Correlated_bins.AJ2:Correlated_bins.AJ11" chart:label-cell-address="Correlated_bins.AJ1:Correlated_bins.AJ1" chart:class="chart:bar">
            <chart:data-point chart:repeated="10"/>
          </chart:series>
          <chart:series chart:style-name="ch10" chart:values-cell-range-address="Correlated_bins.AL2:Correlated_bins.AL11" chart:label-cell-address="Correlated_bins.AL1:Correlated_bins.AL1" chart:class="chart:bar">
            <chart:data-point chart:repeated="10"/>
          </chart:series>
          <chart:series chart:style-name="ch11" chart:values-cell-range-address="Correlated_bins.AN2:Correlated_bins.AN11" chart:label-cell-address="Correlated_bins.AN1:Correlated_bins.AN1" chart:class="chart:bar">
            <chart:data-point chart:repeated="10"/>
          </chart:series>
          <chart:series chart:style-name="ch12" chart:values-cell-range-address="Correlated_bins.AP2:Correlated_bins.AP11" chart:label-cell-address="Correlated_bins.AP1:Correlated_bins.AP1" chart:class="chart:bar">
            <chart:data-point chart:repeated="10"/>
          </chart:series>
          <chart:series chart:style-name="ch13" chart:values-cell-range-address="Correlated_bins.AR2:Correlated_bins.AR11" chart:label-cell-address="Correlated_bins.AR1:Correlated_bins.AR1" chart:class="chart:bar">
            <chart:data-point chart:repeated="10"/>
          </chart:series>
          <chart:series chart:style-name="ch14" chart:values-cell-range-address="Correlated_bins.AT2:Correlated_bins.AT11" chart:label-cell-address="Correlated_bins.AT1:Correlated_bins.AT1" chart:class="chart:bar">
            <chart:data-point chart:repeated="10"/>
          </chart:series>
          <chart:series chart:style-name="ch15" chart:values-cell-range-address="Correlated_bins.AV2:Correlated_bins.AV11" chart:label-cell-address="Correlated_bins.AV1:Correlated_bins.AV1" chart:class="chart:bar">
            <chart:data-point chart:repeated="10"/>
          </chart:series>
          <chart:series chart:style-name="ch16" chart:values-cell-range-address="Correlated_bins.AX2:Correlated_bins.AX11" chart:label-cell-address="Correlated_bins.AX1:Correlated_bins.AX1" chart:class="chart:bar">
            <chart:data-point chart:repeated="10"/>
          </chart:series>
          <chart:series chart:style-name="ch17" chart:values-cell-range-address="Correlated_bins.AZ2:Correlated_bins.AZ11" chart:label-cell-address="Correlated_bins.AZ1:Correlated_bins.AZ1" chart:class="chart:bar">
            <chart:data-point chart:repeated="10"/>
          </chart:series>
          <chart:series chart:style-name="ch18" chart:values-cell-range-address="Correlated_bins.BB2:Correlated_bins.BB11" chart:label-cell-address="Correlated_bins.BB1:Correlated_bins.BB1" chart:class="chart:bar">
            <chart:data-point chart:repeated="10"/>
          </chart:series>
          <chart:series chart:style-name="ch7" chart:values-cell-range-address="Correlated_bins.BD2:Correlated_bins.BD11" chart:label-cell-address="Correlated_bins.BD1:Correlated_bins.BD1" chart:class="chart:bar">
            <chart:data-point chart:repeated="10"/>
          </chart:series>
          <chart:series chart:style-name="ch8" chart:values-cell-range-address="Correlated_bins.BF2:Correlated_bins.BF11" chart:label-cell-address="Correlated_bins.BF1:Correlated_bins.BF1" chart:class="chart:bar">
            <chart:data-point chart:repeated="10"/>
          </chart:series>
          <chart:series chart:style-name="ch9" chart:values-cell-range-address="Correlated_bins.BH2:Correlated_bins.BH11" chart:label-cell-address="Correlated_bins.BH1:Correlated_bins.BH1" chart:class="chart:bar">
            <chart:data-point chart:repeated="10"/>
          </chart:series>
          <chart:series chart:style-name="ch10" chart:values-cell-range-address="Correlated_bins.BJ2:Correlated_bins.BJ11" chart:label-cell-address="Correlated_bins.BJ1:Correlated_bins.BJ1" chart:class="chart:bar">
            <chart:data-point chart:repeated="10"/>
          </chart:series>
          <chart:series chart:style-name="ch11" chart:values-cell-range-address="Correlated_bins.BL2:Correlated_bins.BL11" chart:label-cell-address="Correlated_bins.BL1:Correlated_bins.BL1" chart:class="chart:bar">
            <chart:data-point chart:repeated="10"/>
          </chart:series>
          <chart:series chart:style-name="ch12" chart:values-cell-range-address="Correlated_bins.BN2:Correlated_bins.BN11" chart:label-cell-address="Correlated_bins.BN1:Correlated_bins.BN1" chart:class="chart:bar">
            <chart:data-point chart:repeated="10"/>
          </chart:series>
          <chart:series chart:style-name="ch13" chart:values-cell-range-address="Correlated_bins.BP2:Correlated_bins.BP11" chart:label-cell-address="Correlated_bins.BP1:Correlated_bins.BP1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ns</text:p>
                <draw:g>
                  <svg:desc>Correlated_bins.H1:Correlated_bins.H1</svg:desc>
                </draw:g>
              </table:table-cell>
              <table:table-cell office:value-type="string">
                <text:p>shuff1_ns</text:p>
                <draw:g>
                  <svg:desc>Correlated_bins.J1:Correlated_bins.J1</svg:desc>
                </draw:g>
              </table:table-cell>
              <table:table-cell office:value-type="string">
                <text:p>1/C_ns</text:p>
                <draw:g>
                  <svg:desc>Correlated_bins.L1:Correlated_bins.L1</svg:desc>
                </draw:g>
              </table:table-cell>
              <table:table-cell office:value-type="string">
                <text:p>1/R_ns</text:p>
                <draw:g>
                  <svg:desc>Correlated_bins.N1:Correlated_bins.N1</svg:desc>
                </draw:g>
              </table:table-cell>
              <table:table-cell office:value-type="string">
                <text:p>R/C_ns</text:p>
                <draw:g>
                  <svg:desc>Correlated_bins.P1:Correlated_bins.P1</svg:desc>
                </draw:g>
              </table:table-cell>
              <table:table-cell office:value-type="string">
                <text:p>ic_shuff_ns</text:p>
                <draw:g>
                  <svg:desc>Correlated_bins.R1:Correlated_bins.R1</svg:desc>
                </draw:g>
              </table:table-cell>
              <table:table-cell office:value-type="string">
                <text:p>ic_dyn_1/C_ns</text:p>
                <draw:g>
                  <svg:desc>Correlated_bins.T1:Correlated_bins.T1</svg:desc>
                </draw:g>
              </table:table-cell>
              <table:table-cell office:value-type="string">
                <text:p>ic_dyn_1/R_ns</text:p>
                <draw:g>
                  <svg:desc>Correlated_bins.V1:Correlated_bins.V1</svg:desc>
                </draw:g>
              </table:table-cell>
              <table:table-cell office:value-type="string">
                <text:p>ic_dyn_R/C_ns</text:p>
                <draw:g>
                  <svg:desc>Correlated_bins.X1:Correlated_bins.X1</svg:desc>
                </draw:g>
              </table:table-cell>
              <table:table-cell office:value-type="string">
                <text:p>bc_shuff_ns</text:p>
                <draw:g>
                  <svg:desc>Correlated_bins.Z1:Correlated_bins.Z1</svg:desc>
                </draw:g>
              </table:table-cell>
              <table:table-cell office:value-type="string">
                <text:p>bc_dyn_1/C_ns</text:p>
                <draw:g>
                  <svg:desc>Correlated_bins.AB1:Correlated_bins.AB1</svg:desc>
                </draw:g>
              </table:table-cell>
              <table:table-cell office:value-type="string">
                <text:p>bc_dyn_1/R_ns</text:p>
                <draw:g>
                  <svg:desc>Correlated_bins.AD1:Correlated_bins.AD1</svg:desc>
                </draw:g>
              </table:table-cell>
              <table:table-cell office:value-type="string">
                <text:p>bc_dyn_R/C_ns</text:p>
                <draw:g>
                  <svg:desc>Correlated_bins.AF1:Correlated_bins.AF1</svg:desc>
                </draw:g>
              </table:table-cell>
              <table:table-cell office:value-type="string">
                <text:p>bb_nothing_ns</text:p>
                <draw:g>
                  <svg:desc>Correlated_bins.AH1:Correlated_bins.AH1</svg:desc>
                </draw:g>
              </table:table-cell>
              <table:table-cell office:value-type="string">
                <text:p>bb_shuff1_ns</text:p>
                <draw:g>
                  <svg:desc>Correlated_bins.AJ1:Correlated_bins.AJ1</svg:desc>
                </draw:g>
              </table:table-cell>
              <table:table-cell office:value-type="string">
                <text:p>bb_shuff_ns</text:p>
                <draw:g>
                  <svg:desc>Correlated_bins.AL1:Correlated_bins.AL1</svg:desc>
                </draw:g>
              </table:table-cell>
              <table:table-cell office:value-type="string">
                <text:p>bb_st_1/C_ns</text:p>
                <draw:g>
                  <svg:desc>Correlated_bins.AN1:Correlated_bins.AN1</svg:desc>
                </draw:g>
              </table:table-cell>
              <table:table-cell office:value-type="string">
                <text:p>bb_dyn_1/C_ns</text:p>
                <draw:g>
                  <svg:desc>Correlated_bins.AP1:Correlated_bins.AP1</svg:desc>
                </draw:g>
              </table:table-cell>
              <table:table-cell office:value-type="string">
                <text:p>bb_st_1/R_ns</text:p>
                <draw:g>
                  <svg:desc>Correlated_bins.AR1:Correlated_bins.AR1</svg:desc>
                </draw:g>
              </table:table-cell>
              <table:table-cell office:value-type="string">
                <text:p>bb_dyn_1/R_ns</text:p>
                <draw:g>
                  <svg:desc>Correlated_bins.AT1:Correlated_bins.AT1</svg:desc>
                </draw:g>
              </table:table-cell>
              <table:table-cell office:value-type="string">
                <text:p>bb_st_R/C_ns</text:p>
                <draw:g>
                  <svg:desc>Correlated_bins.AV1:Correlated_bins.AV1</svg:desc>
                </draw:g>
              </table:table-cell>
              <table:table-cell office:value-type="string">
                <text:p>bb_dyn_R/C_ns</text:p>
                <draw:g>
                  <svg:desc>Correlated_bins.AX1:Correlated_bins.AX1</svg:desc>
                </draw:g>
              </table:table-cell>
              <table:table-cell office:value-type="string">
                <text:p>sbb_nothing_ns</text:p>
                <draw:g>
                  <svg:desc>Correlated_bins.AZ1:Correlated_bins.AZ1</svg:desc>
                </draw:g>
              </table:table-cell>
              <table:table-cell office:value-type="string">
                <text:p>sbb_shuff1_ns</text:p>
                <draw:g>
                  <svg:desc>Correlated_bins.BB1:Correlated_bins.BB1</svg:desc>
                </draw:g>
              </table:table-cell>
              <table:table-cell office:value-type="string">
                <text:p>sbb_shuff_ns</text:p>
                <draw:g>
                  <svg:desc>Correlated_bins.BD1:Correlated_bins.BD1</svg:desc>
                </draw:g>
              </table:table-cell>
              <table:table-cell office:value-type="string">
                <text:p>sbb_st_1/C_ns</text:p>
                <draw:g>
                  <svg:desc>Correlated_bins.BF1:Correlated_bins.BF1</svg:desc>
                </draw:g>
              </table:table-cell>
              <table:table-cell office:value-type="string">
                <text:p>sbb_dyn_1/C_ns</text:p>
                <draw:g>
                  <svg:desc>Correlated_bins.BH1:Correlated_bins.BH1</svg:desc>
                </draw:g>
              </table:table-cell>
              <table:table-cell office:value-type="string">
                <text:p>sbb_st_1/R_ns</text:p>
                <draw:g>
                  <svg:desc>Correlated_bins.BJ1:Correlated_bins.BJ1</svg:desc>
                </draw:g>
              </table:table-cell>
              <table:table-cell office:value-type="string">
                <text:p>sbb_dyn_1/R_ns</text:p>
                <draw:g>
                  <svg:desc>Correlated_bins.BL1:Correlated_bins.BL1</svg:desc>
                </draw:g>
              </table:table-cell>
              <table:table-cell office:value-type="string">
                <text:p>sbb_st_R/C_ns</text:p>
                <draw:g>
                  <svg:desc>Correlated_bins.BN1:Correlated_bins.BN1</svg:desc>
                </draw:g>
              </table:table-cell>
              <table:table-cell office:value-type="string">
                <text:p>sbb_dyn_R/C_ns</text:p>
                <draw:g>
                  <svg:desc>Correlated_bins.BP1:Correlated_bins.B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Correlated_bins.A2:Correlated_bins.A11</svg:desc>
                </draw:g>
              </table:table-cell>
              <table:table-cell office:value-type="float" office:value="31">
                <text:p>31</text:p>
                <draw:g>
                  <svg:desc>Correlated_bins.H2:Correlated_bins.H11</svg:desc>
                </draw:g>
              </table:table-cell>
              <table:table-cell office:value-type="float" office:value="27">
                <text:p>27</text:p>
                <draw:g>
                  <svg:desc>Correlated_bins.J2:Correlated_bins.J11</svg:desc>
                </draw:g>
              </table:table-cell>
              <table:table-cell office:value-type="float" office:value="95">
                <text:p>95</text:p>
                <draw:g>
                  <svg:desc>Correlated_bins.L2:Correlated_bins.L11</svg:desc>
                </draw:g>
              </table:table-cell>
              <table:table-cell office:value-type="float" office:value="95">
                <text:p>95</text:p>
                <draw:g>
                  <svg:desc>Correlated_bins.N2:Correlated_bins.N11</svg:desc>
                </draw:g>
              </table:table-cell>
              <table:table-cell office:value-type="float" office:value="95">
                <text:p>95</text:p>
                <draw:g>
                  <svg:desc>Correlated_bins.P2:Correlated_bins.P11</svg:desc>
                </draw:g>
              </table:table-cell>
              <table:table-cell office:value-type="float" office:value="4">
                <text:p>4</text:p>
                <draw:g>
                  <svg:desc>Correlated_bins.R2:Correlated_bins.R11</svg:desc>
                </draw:g>
              </table:table-cell>
              <table:table-cell office:value-type="float" office:value="95">
                <text:p>95</text:p>
                <draw:g>
                  <svg:desc>Correlated_bins.T2:Correlated_bins.T11</svg:desc>
                </draw:g>
              </table:table-cell>
              <table:table-cell office:value-type="float" office:value="94">
                <text:p>94</text:p>
                <draw:g>
                  <svg:desc>Correlated_bins.V2:Correlated_bins.V11</svg:desc>
                </draw:g>
              </table:table-cell>
              <table:table-cell office:value-type="float" office:value="94">
                <text:p>94</text:p>
                <draw:g>
                  <svg:desc>Correlated_bins.X2:Correlated_bins.X11</svg:desc>
                </draw:g>
              </table:table-cell>
              <table:table-cell office:value-type="float" office:value="11">
                <text:p>11</text:p>
                <draw:g>
                  <svg:desc>Correlated_bins.Z2:Correlated_bins.Z11</svg:desc>
                </draw:g>
              </table:table-cell>
              <table:table-cell office:value-type="float" office:value="93">
                <text:p>93</text:p>
                <draw:g>
                  <svg:desc>Correlated_bins.AB2:Correlated_bins.AB11</svg:desc>
                </draw:g>
              </table:table-cell>
              <table:table-cell office:value-type="float" office:value="93">
                <text:p>93</text:p>
                <draw:g>
                  <svg:desc>Correlated_bins.AD2:Correlated_bins.AD11</svg:desc>
                </draw:g>
              </table:table-cell>
              <table:table-cell office:value-type="float" office:value="97">
                <text:p>97</text:p>
                <draw:g>
                  <svg:desc>Correlated_bins.AF2:Correlated_bins.AF11</svg:desc>
                </draw:g>
              </table:table-cell>
              <table:table-cell office:value-type="float" office:value="7">
                <text:p>7</text:p>
                <draw:g>
                  <svg:desc>Correlated_bins.AH2:Correlated_bins.AH11</svg:desc>
                </draw:g>
              </table:table-cell>
              <table:table-cell office:value-type="float" office:value="6">
                <text:p>6</text:p>
                <draw:g>
                  <svg:desc>Correlated_bins.AJ2:Correlated_bins.AJ11</svg:desc>
                </draw:g>
              </table:table-cell>
              <table:table-cell office:value-type="float" office:value="4">
                <text:p>4</text:p>
                <draw:g>
                  <svg:desc>Correlated_bins.AL2:Correlated_bins.AL11</svg:desc>
                </draw:g>
              </table:table-cell>
              <table:table-cell office:value-type="float" office:value="66">
                <text:p>66</text:p>
                <draw:g>
                  <svg:desc>Correlated_bins.AN2:Correlated_bins.AN11</svg:desc>
                </draw:g>
              </table:table-cell>
              <table:table-cell office:value-type="float" office:value="74">
                <text:p>74</text:p>
                <draw:g>
                  <svg:desc>Correlated_bins.AP2:Correlated_bins.AP11</svg:desc>
                </draw:g>
              </table:table-cell>
              <table:table-cell office:value-type="float" office:value="68">
                <text:p>68</text:p>
                <draw:g>
                  <svg:desc>Correlated_bins.AR2:Correlated_bins.AR11</svg:desc>
                </draw:g>
              </table:table-cell>
              <table:table-cell office:value-type="float" office:value="85">
                <text:p>85</text:p>
                <draw:g>
                  <svg:desc>Correlated_bins.AT2:Correlated_bins.AT11</svg:desc>
                </draw:g>
              </table:table-cell>
              <table:table-cell office:value-type="float" office:value="71">
                <text:p>71</text:p>
                <draw:g>
                  <svg:desc>Correlated_bins.AV2:Correlated_bins.AV11</svg:desc>
                </draw:g>
              </table:table-cell>
              <table:table-cell office:value-type="float" office:value="70">
                <text:p>70</text:p>
                <draw:g>
                  <svg:desc>Correlated_bins.AX2:Correlated_bins.AX11</svg:desc>
                </draw:g>
              </table:table-cell>
              <table:table-cell office:value-type="float" office:value="16">
                <text:p>16</text:p>
                <draw:g>
                  <svg:desc>Correlated_bins.AZ2:Correlated_bins.AZ11</svg:desc>
                </draw:g>
              </table:table-cell>
              <table:table-cell office:value-type="float" office:value="16">
                <text:p>16</text:p>
                <draw:g>
                  <svg:desc>Correlated_bins.BB2:Correlated_bins.BB11</svg:desc>
                </draw:g>
              </table:table-cell>
              <table:table-cell office:value-type="float" office:value="8">
                <text:p>8</text:p>
                <draw:g>
                  <svg:desc>Correlated_bins.BD2:Correlated_bins.BD11</svg:desc>
                </draw:g>
              </table:table-cell>
              <table:table-cell office:value-type="float" office:value="86">
                <text:p>86</text:p>
                <draw:g>
                  <svg:desc>Correlated_bins.BF2:Correlated_bins.BF11</svg:desc>
                </draw:g>
              </table:table-cell>
              <table:table-cell office:value-type="float" office:value="88">
                <text:p>88</text:p>
                <draw:g>
                  <svg:desc>Correlated_bins.BH2:Correlated_bins.BH11</svg:desc>
                </draw:g>
              </table:table-cell>
              <table:table-cell office:value-type="float" office:value="87">
                <text:p>87</text:p>
                <draw:g>
                  <svg:desc>Correlated_bins.BJ2:Correlated_bins.BJ11</svg:desc>
                </draw:g>
              </table:table-cell>
              <table:table-cell office:value-type="float" office:value="86">
                <text:p>86</text:p>
                <draw:g>
                  <svg:desc>Correlated_bins.BL2:Correlated_bins.BL11</svg:desc>
                </draw:g>
              </table:table-cell>
              <table:table-cell office:value-type="float" office:value="89">
                <text:p>89</text:p>
                <draw:g>
                  <svg:desc>Correlated_bins.BN2:Correlated_bins.BN11</svg:desc>
                </draw:g>
              </table:table-cell>
              <table:table-cell office:value-type="float" office:value="87">
                <text:p>87</text:p>
                <draw:g>
                  <svg:desc>Correlated_bins.BP2:Correlated_bins.BP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18.8888888888889">
                <text:p>18.8888888888889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7.7777777777778">
                <text:p>37.777777777777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6.4444444444444">
                <text:p>36.4444444444444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35.7777777777778">
                <text:p>35.7777777777778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8.7777777777778">
                <text:p>38.7777777777778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27.4444444444444">
                <text:p>27.4444444444444</text:p>
              </table:table-cell>
              <table:table-cell office:value-type="float" office:value="28.4444444444444">
                <text:p>28.4444444444444</text:p>
              </table:table-cell>
              <table:table-cell office:value-type="float" office:value="27">
                <text:p>27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28.3333333333333">
                <text:p>28.3333333333333</text:p>
              </table:table-cell>
              <table:table-cell office:value-type="float" office:value="27.5555555555556">
                <text:p>27.555555555555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31.7777777777778">
                <text:p>31.7777777777778</text:p>
              </table:table-cell>
              <table:table-cell office:value-type="float" office:value="32.2222222222222">
                <text:p>32.2222222222222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31.7777777777778">
                <text:p>31.7777777777778</text:p>
              </table:table-cell>
              <table:table-cell office:value-type="float" office:value="32">
                <text:p>32</text:p>
              </table:table-cell>
              <table:table-cell office:value-type="float" office:value="31.6666666666667">
                <text:p>31.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9.647cm" svg:y="0.466cm" style:legend-expansion="high" chart:style-name="ch2"/>
        <chart:plot-area chart:style-name="ch3" table:cell-range-address="Correlated_bins.A1:Correlated_bins.A11 Correlated_bins.G1:Correlated_bins.G11 Correlated_bins.I1:Correlated_bins.I11 Correlated_bins.K1:Correlated_bins.K11 Correlated_bins.M1:Correlated_bins.M11 Correlated_bins.O1:Correlated_bins.O11 Correlated_bins.Q1:Correlated_bins.Q11 Correlated_bins.S1:Correlated_bins.S11 Correlated_bins.U1:Correlated_bins.U11 Correlated_bins.W1:Correlated_bins.W11 Correlated_bins.Y1:Correlated_bins.Y11 Correlated_bins.AA1:Correlated_bins.AA11 Correlated_bins.AC1:Correlated_bins.AC11 Correlated_bins.AE1:Correlated_bins.AE11 Correlated_bins.AG1:Correlated_bins.AG11 Correlated_bins.AI1:Correlated_bins.AI11 Correlated_bins.AK1:Correlated_bins.AK11 Correlated_bins.AM1:Correlated_bins.AM11 Correlated_bins.AO1:Correlated_bins.AO11 Correlated_bins.AQ1:Correlated_bins.AQ11 Correlated_bins.AS1:Correlated_bins.AS11 Correlated_bins.AU1:Correlated_bins.AU11 Correlated_bins.AW1:Correlated_bins.AW11 Correlated_bins.AY1:Correlated_bins.AY11 Correlated_bins.BA1:Correlated_bins.BA11 Correlated_bins.BC1:Correlated_bins.BC11 Correlated_bins.BE1:Correlated_bins.BE11 Correlated_bins.BG1:Correlated_bins.BG11 Correlated_bins.BI1:Correlated_bins.BI11 Correlated_bins.BK1:Correlated_bins.BK11 Correlated_bins.BM1:Correlated_bins.BM11 Correlated_bins.BO1:Correlated_bins.BO11" chart:data-source-has-labels="both" svg:x="0.77cm" svg:y="0.855cm" svg:width="8.237cm" svg:height="7.545cm">
          <chartooo:coordinate-region svg:x="1.497cm" svg:y="1.055cm" svg:width="7.224cm" svg:height="6.3cm"/>
          <chart:axis chart:dimension="x" chart:name="primary-x" chart:style-name="ch4" chartooo:axis-type="auto">
            <chartooo:date-scale/>
            <chart:categories table:cell-range-address="Correlated_bins.A2:Correlated_bin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rrelated_bins.G2:Correlated_bins.G11" chart:label-cell-address="Correlated_bins.G1:Correlated_bins.G1" chart:class="chart:bar">
            <chart:data-point chart:repeated="10"/>
          </chart:series>
          <chart:series chart:style-name="ch8" chart:values-cell-range-address="Correlated_bins.I2:Correlated_bins.I11" chart:label-cell-address="Correlated_bins.I1:Correlated_bins.I1" chart:class="chart:bar">
            <chart:data-point chart:repeated="10"/>
          </chart:series>
          <chart:series chart:style-name="ch9" chart:values-cell-range-address="Correlated_bins.K2:Correlated_bins.K11" chart:label-cell-address="Correlated_bins.K1:Correlated_bins.K1" chart:class="chart:bar">
            <chart:data-point chart:repeated="10"/>
          </chart:series>
          <chart:series chart:style-name="ch10" chart:values-cell-range-address="Correlated_bins.M2:Correlated_bins.M11" chart:label-cell-address="Correlated_bins.M1:Correlated_bins.M1" chart:class="chart:bar">
            <chart:data-point chart:repeated="10"/>
          </chart:series>
          <chart:series chart:style-name="ch11" chart:values-cell-range-address="Correlated_bins.O2:Correlated_bins.O11" chart:label-cell-address="Correlated_bins.O1:Correlated_bins.O1" chart:class="chart:bar">
            <chart:data-point chart:repeated="10"/>
          </chart:series>
          <chart:series chart:style-name="ch12" chart:values-cell-range-address="Correlated_bins.Q2:Correlated_bins.Q11" chart:label-cell-address="Correlated_bins.Q1:Correlated_bins.Q1" chart:class="chart:bar">
            <chart:data-point chart:repeated="10"/>
          </chart:series>
          <chart:series chart:style-name="ch13" chart:values-cell-range-address="Correlated_bins.S2:Correlated_bins.S11" chart:label-cell-address="Correlated_bins.S1:Correlated_bins.S1" chart:class="chart:bar">
            <chart:data-point chart:repeated="10"/>
          </chart:series>
          <chart:series chart:style-name="ch14" chart:values-cell-range-address="Correlated_bins.U2:Correlated_bins.U11" chart:label-cell-address="Correlated_bins.U1:Correlated_bins.U1" chart:class="chart:bar">
            <chart:data-point chart:repeated="10"/>
          </chart:series>
          <chart:series chart:style-name="ch15" chart:values-cell-range-address="Correlated_bins.W2:Correlated_bins.W11" chart:label-cell-address="Correlated_bins.W1:Correlated_bins.W1" chart:class="chart:bar">
            <chart:data-point chart:repeated="10"/>
          </chart:series>
          <chart:series chart:style-name="ch16" chart:values-cell-range-address="Correlated_bins.Y2:Correlated_bins.Y11" chart:label-cell-address="Correlated_bins.Y1:Correlated_bins.Y1" chart:class="chart:bar">
            <chart:data-point chart:repeated="10"/>
          </chart:series>
          <chart:series chart:style-name="ch17" chart:values-cell-range-address="Correlated_bins.AA2:Correlated_bins.AA11" chart:label-cell-address="Correlated_bins.AA1:Correlated_bins.AA1" chart:class="chart:bar">
            <chart:data-point chart:repeated="10"/>
          </chart:series>
          <chart:series chart:style-name="ch18" chart:values-cell-range-address="Correlated_bins.AC2:Correlated_bins.AC11" chart:label-cell-address="Correlated_bins.AC1:Correlated_bins.AC1" chart:class="chart:bar">
            <chart:data-point chart:repeated="10"/>
          </chart:series>
          <chart:series chart:style-name="ch7" chart:values-cell-range-address="Correlated_bins.AE2:Correlated_bins.AE11" chart:label-cell-address="Correlated_bins.AE1:Correlated_bins.AE1" chart:class="chart:bar">
            <chart:data-point chart:repeated="10"/>
          </chart:series>
          <chart:series chart:style-name="ch8" chart:values-cell-range-address="Correlated_bins.AG2:Correlated_bins.AG11" chart:label-cell-address="Correlated_bins.AG1:Correlated_bins.AG1" chart:class="chart:bar">
            <chart:data-point chart:repeated="10"/>
          </chart:series>
          <chart:series chart:style-name="ch9" chart:values-cell-range-address="Correlated_bins.AI2:Correlated_bins.AI11" chart:label-cell-address="Correlated_bins.AI1:Correlated_bins.AI1" chart:class="chart:bar">
            <chart:data-point chart:repeated="10"/>
          </chart:series>
          <chart:series chart:style-name="ch10" chart:values-cell-range-address="Correlated_bins.AK2:Correlated_bins.AK11" chart:label-cell-address="Correlated_bins.AK1:Correlated_bins.AK1" chart:class="chart:bar">
            <chart:data-point chart:repeated="10"/>
          </chart:series>
          <chart:series chart:style-name="ch11" chart:values-cell-range-address="Correlated_bins.AM2:Correlated_bins.AM11" chart:label-cell-address="Correlated_bins.AM1:Correlated_bins.AM1" chart:class="chart:bar">
            <chart:data-point chart:repeated="10"/>
          </chart:series>
          <chart:series chart:style-name="ch12" chart:values-cell-range-address="Correlated_bins.AO2:Correlated_bins.AO11" chart:label-cell-address="Correlated_bins.AO1:Correlated_bins.AO1" chart:class="chart:bar">
            <chart:data-point chart:repeated="10"/>
          </chart:series>
          <chart:series chart:style-name="ch13" chart:values-cell-range-address="Correlated_bins.AQ2:Correlated_bins.AQ11" chart:label-cell-address="Correlated_bins.AQ1:Correlated_bins.AQ1" chart:class="chart:bar">
            <chart:data-point chart:repeated="10"/>
          </chart:series>
          <chart:series chart:style-name="ch14" chart:values-cell-range-address="Correlated_bins.AS2:Correlated_bins.AS11" chart:label-cell-address="Correlated_bins.AS1:Correlated_bins.AS1" chart:class="chart:bar">
            <chart:data-point chart:repeated="10"/>
          </chart:series>
          <chart:series chart:style-name="ch15" chart:values-cell-range-address="Correlated_bins.AU2:Correlated_bins.AU11" chart:label-cell-address="Correlated_bins.AU1:Correlated_bins.AU1" chart:class="chart:bar">
            <chart:data-point chart:repeated="10"/>
          </chart:series>
          <chart:series chart:style-name="ch16" chart:values-cell-range-address="Correlated_bins.AW2:Correlated_bins.AW11" chart:label-cell-address="Correlated_bins.AW1:Correlated_bins.AW1" chart:class="chart:bar">
            <chart:data-point chart:repeated="10"/>
          </chart:series>
          <chart:series chart:style-name="ch17" chart:values-cell-range-address="Correlated_bins.AY2:Correlated_bins.AY11" chart:label-cell-address="Correlated_bins.AY1:Correlated_bins.AY1" chart:class="chart:bar">
            <chart:data-point chart:repeated="10"/>
          </chart:series>
          <chart:series chart:style-name="ch18" chart:values-cell-range-address="Correlated_bins.BA2:Correlated_bins.BA11" chart:label-cell-address="Correlated_bins.BA1:Correlated_bins.BA1" chart:class="chart:bar">
            <chart:data-point chart:repeated="10"/>
          </chart:series>
          <chart:series chart:style-name="ch7" chart:values-cell-range-address="Correlated_bins.BC2:Correlated_bins.BC11" chart:label-cell-address="Correlated_bins.BC1:Correlated_bins.BC1" chart:class="chart:bar">
            <chart:data-point chart:repeated="10"/>
          </chart:series>
          <chart:series chart:style-name="ch8" chart:values-cell-range-address="Correlated_bins.BE2:Correlated_bins.BE11" chart:label-cell-address="Correlated_bins.BE1:Correlated_bins.BE1" chart:class="chart:bar">
            <chart:data-point chart:repeated="10"/>
          </chart:series>
          <chart:series chart:style-name="ch9" chart:values-cell-range-address="Correlated_bins.BG2:Correlated_bins.BG11" chart:label-cell-address="Correlated_bins.BG1:Correlated_bins.BG1" chart:class="chart:bar">
            <chart:data-point chart:repeated="10"/>
          </chart:series>
          <chart:series chart:style-name="ch10" chart:values-cell-range-address="Correlated_bins.BI2:Correlated_bins.BI11" chart:label-cell-address="Correlated_bins.BI1:Correlated_bins.BI1" chart:class="chart:bar">
            <chart:data-point chart:repeated="10"/>
          </chart:series>
          <chart:series chart:style-name="ch11" chart:values-cell-range-address="Correlated_bins.BK2:Correlated_bins.BK11" chart:label-cell-address="Correlated_bins.BK1:Correlated_bins.BK1" chart:class="chart:bar">
            <chart:data-point chart:repeated="10"/>
          </chart:series>
          <chart:series chart:style-name="ch12" chart:values-cell-range-address="Correlated_bins.BM2:Correlated_bins.BM11" chart:label-cell-address="Correlated_bins.BM1:Correlated_bins.BM1" chart:class="chart:bar">
            <chart:data-point chart:repeated="10"/>
          </chart:series>
          <chart:series chart:style-name="ch13" chart:values-cell-range-address="Correlated_bins.BO2:Correlated_bins.BO11" chart:label-cell-address="Correlated_bins.BO1:Correlated_bins.BO1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pn</text:p>
                <draw:g>
                  <svg:desc>Correlated_bins.G1:Correlated_bins.G1</svg:desc>
                </draw:g>
              </table:table-cell>
              <table:table-cell office:value-type="string">
                <text:p>shuff1_pn</text:p>
                <draw:g>
                  <svg:desc>Correlated_bins.I1:Correlated_bins.I1</svg:desc>
                </draw:g>
              </table:table-cell>
              <table:table-cell office:value-type="string">
                <text:p>1/C_pn</text:p>
                <draw:g>
                  <svg:desc>Correlated_bins.K1:Correlated_bins.K1</svg:desc>
                </draw:g>
              </table:table-cell>
              <table:table-cell office:value-type="string">
                <text:p>1/R_pn</text:p>
                <draw:g>
                  <svg:desc>Correlated_bins.M1:Correlated_bins.M1</svg:desc>
                </draw:g>
              </table:table-cell>
              <table:table-cell office:value-type="string">
                <text:p>R/C_pn</text:p>
                <draw:g>
                  <svg:desc>Correlated_bins.O1:Correlated_bins.O1</svg:desc>
                </draw:g>
              </table:table-cell>
              <table:table-cell office:value-type="string">
                <text:p>ic_shuff_pn</text:p>
                <draw:g>
                  <svg:desc>Correlated_bins.Q1:Correlated_bins.Q1</svg:desc>
                </draw:g>
              </table:table-cell>
              <table:table-cell office:value-type="string">
                <text:p>ic_dyn_1/C_pn</text:p>
                <draw:g>
                  <svg:desc>Correlated_bins.S1:Correlated_bins.S1</svg:desc>
                </draw:g>
              </table:table-cell>
              <table:table-cell office:value-type="string">
                <text:p>ic_dyn_1/R_pn</text:p>
                <draw:g>
                  <svg:desc>Correlated_bins.U1:Correlated_bins.U1</svg:desc>
                </draw:g>
              </table:table-cell>
              <table:table-cell office:value-type="string">
                <text:p>ic_dyn_R/C_pn</text:p>
                <draw:g>
                  <svg:desc>Correlated_bins.W1:Correlated_bins.W1</svg:desc>
                </draw:g>
              </table:table-cell>
              <table:table-cell office:value-type="string">
                <text:p>bc_shuff_pn</text:p>
                <draw:g>
                  <svg:desc>Correlated_bins.Y1:Correlated_bins.Y1</svg:desc>
                </draw:g>
              </table:table-cell>
              <table:table-cell office:value-type="string">
                <text:p>bc_dyn_1/C_pn</text:p>
                <draw:g>
                  <svg:desc>Correlated_bins.AA1:Correlated_bins.AA1</svg:desc>
                </draw:g>
              </table:table-cell>
              <table:table-cell office:value-type="string">
                <text:p>bc_dyn_1/R_pn</text:p>
                <draw:g>
                  <svg:desc>Correlated_bins.AC1:Correlated_bins.AC1</svg:desc>
                </draw:g>
              </table:table-cell>
              <table:table-cell office:value-type="string">
                <text:p>bc_dyn_R/C_pn</text:p>
                <draw:g>
                  <svg:desc>Correlated_bins.AE1:Correlated_bins.AE1</svg:desc>
                </draw:g>
              </table:table-cell>
              <table:table-cell office:value-type="string">
                <text:p>bb_nothing_pn</text:p>
                <draw:g>
                  <svg:desc>Correlated_bins.AG1:Correlated_bins.AG1</svg:desc>
                </draw:g>
              </table:table-cell>
              <table:table-cell office:value-type="string">
                <text:p>bb_shuff1_pn</text:p>
                <draw:g>
                  <svg:desc>Correlated_bins.AI1:Correlated_bins.AI1</svg:desc>
                </draw:g>
              </table:table-cell>
              <table:table-cell office:value-type="string">
                <text:p>bb_shuff_pn</text:p>
                <draw:g>
                  <svg:desc>Correlated_bins.AK1:Correlated_bins.AK1</svg:desc>
                </draw:g>
              </table:table-cell>
              <table:table-cell office:value-type="string">
                <text:p>bb_st_1/C_pn</text:p>
                <draw:g>
                  <svg:desc>Correlated_bins.AM1:Correlated_bins.AM1</svg:desc>
                </draw:g>
              </table:table-cell>
              <table:table-cell office:value-type="string">
                <text:p>bb_dyn_1/C_pn</text:p>
                <draw:g>
                  <svg:desc>Correlated_bins.AO1:Correlated_bins.AO1</svg:desc>
                </draw:g>
              </table:table-cell>
              <table:table-cell office:value-type="string">
                <text:p>bb_st_1/R_pn</text:p>
                <draw:g>
                  <svg:desc>Correlated_bins.AQ1:Correlated_bins.AQ1</svg:desc>
                </draw:g>
              </table:table-cell>
              <table:table-cell office:value-type="string">
                <text:p>bb_dyn_1/R_pn</text:p>
                <draw:g>
                  <svg:desc>Correlated_bins.AS1:Correlated_bins.AS1</svg:desc>
                </draw:g>
              </table:table-cell>
              <table:table-cell office:value-type="string">
                <text:p>bb_st_R/C_pn</text:p>
                <draw:g>
                  <svg:desc>Correlated_bins.AU1:Correlated_bins.AU1</svg:desc>
                </draw:g>
              </table:table-cell>
              <table:table-cell office:value-type="string">
                <text:p>bb_dyn_R/C_pn</text:p>
                <draw:g>
                  <svg:desc>Correlated_bins.AW1:Correlated_bins.AW1</svg:desc>
                </draw:g>
              </table:table-cell>
              <table:table-cell office:value-type="string">
                <text:p>sbb_nothing_pn</text:p>
                <draw:g>
                  <svg:desc>Correlated_bins.AY1:Correlated_bins.AY1</svg:desc>
                </draw:g>
              </table:table-cell>
              <table:table-cell office:value-type="string">
                <text:p>sbb_shuff1_pn</text:p>
                <draw:g>
                  <svg:desc>Correlated_bins.BA1:Correlated_bins.BA1</svg:desc>
                </draw:g>
              </table:table-cell>
              <table:table-cell office:value-type="string">
                <text:p>sbb_shuff_pn</text:p>
                <draw:g>
                  <svg:desc>Correlated_bins.BC1:Correlated_bins.BC1</svg:desc>
                </draw:g>
              </table:table-cell>
              <table:table-cell office:value-type="string">
                <text:p>sbb_st_1/C_pn</text:p>
                <draw:g>
                  <svg:desc>Correlated_bins.BE1:Correlated_bins.BE1</svg:desc>
                </draw:g>
              </table:table-cell>
              <table:table-cell office:value-type="string">
                <text:p>sbb_dyn_1/C_pn</text:p>
                <draw:g>
                  <svg:desc>Correlated_bins.BG1:Correlated_bins.BG1</svg:desc>
                </draw:g>
              </table:table-cell>
              <table:table-cell office:value-type="string">
                <text:p>sbb_st_1/R_pn</text:p>
                <draw:g>
                  <svg:desc>Correlated_bins.BI1:Correlated_bins.BI1</svg:desc>
                </draw:g>
              </table:table-cell>
              <table:table-cell office:value-type="string">
                <text:p>sbb_dyn_1/R_pn</text:p>
                <draw:g>
                  <svg:desc>Correlated_bins.BK1:Correlated_bins.BK1</svg:desc>
                </draw:g>
              </table:table-cell>
              <table:table-cell office:value-type="string">
                <text:p>sbb_st_R/C_pn</text:p>
                <draw:g>
                  <svg:desc>Correlated_bins.BM1:Correlated_bins.BM1</svg:desc>
                </draw:g>
              </table:table-cell>
              <table:table-cell office:value-type="string">
                <text:p>sbb_dyn_R/C_pn</text:p>
                <draw:g>
                  <svg:desc>Correlated_bins.BO1:Correlated_bins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Correlated_bins.A2:Correlated_bins.A11</svg:desc>
                </draw:g>
              </table:table-cell>
              <table:table-cell office:value-type="float" office:value="0.975635410482">
                <text:p>0.975635410482</text:p>
                <draw:g>
                  <svg:desc>Correlated_bins.G2:Correlated_bins.G11</svg:desc>
                </draw:g>
              </table:table-cell>
              <table:table-cell office:value-type="float" office:value="0.975911797661">
                <text:p>0.975911797661</text:p>
                <draw:g>
                  <svg:desc>Correlated_bins.I2:Correlated_bins.I11</svg:desc>
                </draw:g>
              </table:table-cell>
              <table:table-cell office:value-type="float" office:value="0.997744278498">
                <text:p>0.997744278498</text:p>
                <draw:g>
                  <svg:desc>Correlated_bins.K2:Correlated_bins.K11</svg:desc>
                </draw:g>
              </table:table-cell>
              <table:table-cell office:value-type="float" office:value="0.997157405911">
                <text:p>0.997157405911</text:p>
                <draw:g>
                  <svg:desc>Correlated_bins.M2:Correlated_bins.M11</svg:desc>
                </draw:g>
              </table:table-cell>
              <table:table-cell office:value-type="float" office:value="0.997217597971">
                <text:p>0.997217597971</text:p>
                <draw:g>
                  <svg:desc>Correlated_bins.O2:Correlated_bins.O11</svg:desc>
                </draw:g>
              </table:table-cell>
              <table:table-cell office:value-type="float" office:value="0.959581979395">
                <text:p>0.959581979395</text:p>
                <draw:g>
                  <svg:desc>Correlated_bins.Q2:Correlated_bins.Q11</svg:desc>
                </draw:g>
              </table:table-cell>
              <table:table-cell office:value-type="float" office:value="0.997456483269">
                <text:p>0.997456483269</text:p>
                <draw:g>
                  <svg:desc>Correlated_bins.S2:Correlated_bins.S11</svg:desc>
                </draw:g>
              </table:table-cell>
              <table:table-cell office:value-type="float" office:value="0.996449296318">
                <text:p>0.996449296318</text:p>
                <draw:g>
                  <svg:desc>Correlated_bins.U2:Correlated_bins.U11</svg:desc>
                </draw:g>
              </table:table-cell>
              <table:table-cell office:value-type="float" office:value="0.997258616808">
                <text:p>0.997258616808</text:p>
                <draw:g>
                  <svg:desc>Correlated_bins.W2:Correlated_bins.W11</svg:desc>
                </draw:g>
              </table:table-cell>
              <table:table-cell office:value-type="float" office:value="0.968656805486">
                <text:p>0.968656805486</text:p>
                <draw:g>
                  <svg:desc>Correlated_bins.Y2:Correlated_bins.Y11</svg:desc>
                </draw:g>
              </table:table-cell>
              <table:table-cell office:value-type="float" office:value="0.996036353661">
                <text:p>0.996036353661</text:p>
                <draw:g>
                  <svg:desc>Correlated_bins.AA2:Correlated_bins.AA11</svg:desc>
                </draw:g>
              </table:table-cell>
              <table:table-cell office:value-type="float" office:value="0.995577182424">
                <text:p>0.995577182424</text:p>
                <draw:g>
                  <svg:desc>Correlated_bins.AC2:Correlated_bins.AC11</svg:desc>
                </draw:g>
              </table:table-cell>
              <table:table-cell office:value-type="float" office:value="0.998214869281">
                <text:p>0.998214869281</text:p>
                <draw:g>
                  <svg:desc>Correlated_bins.AE2:Correlated_bins.AE11</svg:desc>
                </draw:g>
              </table:table-cell>
              <table:table-cell office:value-type="float" office:value="0.959867228608">
                <text:p>0.959867228608</text:p>
                <draw:g>
                  <svg:desc>Correlated_bins.AG2:Correlated_bins.AG11</svg:desc>
                </draw:g>
              </table:table-cell>
              <table:table-cell office:value-type="float" office:value="0.959786923626">
                <text:p>0.959786923626</text:p>
                <draw:g>
                  <svg:desc>Correlated_bins.AI2:Correlated_bins.AI11</svg:desc>
                </draw:g>
              </table:table-cell>
              <table:table-cell office:value-type="float" office:value="0.955007547395">
                <text:p>0.955007547395</text:p>
                <draw:g>
                  <svg:desc>Correlated_bins.AK2:Correlated_bins.AK11</svg:desc>
                </draw:g>
              </table:table-cell>
              <table:table-cell office:value-type="float" office:value="0.982898373368">
                <text:p>0.982898373368</text:p>
                <draw:g>
                  <svg:desc>Correlated_bins.AM2:Correlated_bins.AM11</svg:desc>
                </draw:g>
              </table:table-cell>
              <table:table-cell office:value-type="float" office:value="0.988007502394">
                <text:p>0.988007502394</text:p>
                <draw:g>
                  <svg:desc>Correlated_bins.AO2:Correlated_bins.AO11</svg:desc>
                </draw:g>
              </table:table-cell>
              <table:table-cell office:value-type="float" office:value="0.980976542411">
                <text:p>0.980976542411</text:p>
                <draw:g>
                  <svg:desc>Correlated_bins.AQ2:Correlated_bins.AQ11</svg:desc>
                </draw:g>
              </table:table-cell>
              <table:table-cell office:value-type="float" office:value="0.989483890784">
                <text:p>0.989483890784</text:p>
                <draw:g>
                  <svg:desc>Correlated_bins.AS2:Correlated_bins.AS11</svg:desc>
                </draw:g>
              </table:table-cell>
              <table:table-cell office:value-type="float" office:value="0.985205165842">
                <text:p>0.985205165842</text:p>
                <draw:g>
                  <svg:desc>Correlated_bins.AU2:Correlated_bins.AU11</svg:desc>
                </draw:g>
              </table:table-cell>
              <table:table-cell office:value-type="float" office:value="0.983350125427">
                <text:p>0.983350125427</text:p>
                <draw:g>
                  <svg:desc>Correlated_bins.AW2:Correlated_bins.AW11</svg:desc>
                </draw:g>
              </table:table-cell>
              <table:table-cell office:value-type="float" office:value="0.968748614573">
                <text:p>0.968748614573</text:p>
                <draw:g>
                  <svg:desc>Correlated_bins.AY2:Correlated_bins.AY11</svg:desc>
                </draw:g>
              </table:table-cell>
              <table:table-cell office:value-type="float" office:value="0.969842261412">
                <text:p>0.969842261412</text:p>
                <draw:g>
                  <svg:desc>Correlated_bins.BA2:Correlated_bins.BA11</svg:desc>
                </draw:g>
              </table:table-cell>
              <table:table-cell office:value-type="float" office:value="0.962988858589">
                <text:p>0.962988858589</text:p>
                <draw:g>
                  <svg:desc>Correlated_bins.BC2:Correlated_bins.BC11</svg:desc>
                </draw:g>
              </table:table-cell>
              <table:table-cell office:value-type="float" office:value="0.990545289473">
                <text:p>0.990545289473</text:p>
                <draw:g>
                  <svg:desc>Correlated_bins.BE2:Correlated_bins.BE11</svg:desc>
                </draw:g>
              </table:table-cell>
              <table:table-cell office:value-type="float" office:value="0.991470493044">
                <text:p>0.991470493044</text:p>
                <draw:g>
                  <svg:desc>Correlated_bins.BG2:Correlated_bins.BG11</svg:desc>
                </draw:g>
              </table:table-cell>
              <table:table-cell office:value-type="float" office:value="0.990501206533">
                <text:p>0.990501206533</text:p>
                <draw:g>
                  <svg:desc>Correlated_bins.BI2:Correlated_bins.BI11</svg:desc>
                </draw:g>
              </table:table-cell>
              <table:table-cell office:value-type="float" office:value="0.991421969314">
                <text:p>0.991421969314</text:p>
                <draw:g>
                  <svg:desc>Correlated_bins.BK2:Correlated_bins.BK11</svg:desc>
                </draw:g>
              </table:table-cell>
              <table:table-cell office:value-type="float" office:value="0.991149441746">
                <text:p>0.991149441746</text:p>
                <draw:g>
                  <svg:desc>Correlated_bins.BM2:Correlated_bins.BM11</svg:desc>
                </draw:g>
              </table:table-cell>
              <table:table-cell office:value-type="float" office:value="0.990711954923">
                <text:p>0.990711954923</text:p>
                <draw:g>
                  <svg:desc>Correlated_bins.BO2:Correlated_bins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908946546717">
                <text:p>0.908946546717</text:p>
              </table:table-cell>
              <table:table-cell office:value-type="float" office:value="0.914154452369">
                <text:p>0.914154452369</text:p>
              </table:table-cell>
              <table:table-cell office:value-type="float" office:value="0.869091609377">
                <text:p>0.869091609377</text:p>
              </table:table-cell>
              <table:table-cell office:value-type="float" office:value="0.871316236544">
                <text:p>0.871316236544</text:p>
              </table:table-cell>
              <table:table-cell office:value-type="float" office:value="0.872100292518">
                <text:p>0.872100292518</text:p>
              </table:table-cell>
              <table:table-cell office:value-type="float" office:value="0.898454173594">
                <text:p>0.898454173594</text:p>
              </table:table-cell>
              <table:table-cell office:value-type="float" office:value="0.877022380886">
                <text:p>0.877022380886</text:p>
              </table:table-cell>
              <table:table-cell office:value-type="float" office:value="0.877749002975">
                <text:p>0.877749002975</text:p>
              </table:table-cell>
              <table:table-cell office:value-type="float" office:value="0.87846959212">
                <text:p>0.87846959212</text:p>
              </table:table-cell>
              <table:table-cell office:value-type="float" office:value="0.914126052409">
                <text:p>0.914126052409</text:p>
              </table:table-cell>
              <table:table-cell office:value-type="float" office:value="0.851612497105">
                <text:p>0.851612497105</text:p>
              </table:table-cell>
              <table:table-cell office:value-type="float" office:value="0.869609147934">
                <text:p>0.869609147934</text:p>
              </table:table-cell>
              <table:table-cell office:value-type="float" office:value="0.861404262296">
                <text:p>0.861404262296</text:p>
              </table:table-cell>
              <table:table-cell office:value-type="float" office:value="0.896922333383">
                <text:p>0.896922333383</text:p>
              </table:table-cell>
              <table:table-cell office:value-type="float" office:value="0.893620034989">
                <text:p>0.893620034989</text:p>
              </table:table-cell>
              <table:table-cell office:value-type="float" office:value="0.894855105074">
                <text:p>0.894855105074</text:p>
              </table:table-cell>
              <table:table-cell office:value-type="float" office:value="0.873127191424">
                <text:p>0.873127191424</text:p>
              </table:table-cell>
              <table:table-cell office:value-type="float" office:value="0.873745758382">
                <text:p>0.873745758382</text:p>
              </table:table-cell>
              <table:table-cell office:value-type="float" office:value="0.87517479386">
                <text:p>0.87517479386</text:p>
              </table:table-cell>
              <table:table-cell office:value-type="float" office:value="0.87396540688">
                <text:p>0.87396540688</text:p>
              </table:table-cell>
              <table:table-cell office:value-type="float" office:value="0.868090394396">
                <text:p>0.868090394396</text:p>
              </table:table-cell>
              <table:table-cell office:value-type="float" office:value="0.862445132718">
                <text:p>0.862445132718</text:p>
              </table:table-cell>
              <table:table-cell office:value-type="float" office:value="0.903878796573">
                <text:p>0.903878796573</text:p>
              </table:table-cell>
              <table:table-cell office:value-type="float" office:value="0.903509250432">
                <text:p>0.903509250432</text:p>
              </table:table-cell>
              <table:table-cell office:value-type="float" office:value="0.898985521842">
                <text:p>0.898985521842</text:p>
              </table:table-cell>
              <table:table-cell office:value-type="float" office:value="0.867547583959">
                <text:p>0.867547583959</text:p>
              </table:table-cell>
              <table:table-cell office:value-type="float" office:value="0.875688756872">
                <text:p>0.875688756872</text:p>
              </table:table-cell>
              <table:table-cell office:value-type="float" office:value="0.863122678605">
                <text:p>0.863122678605</text:p>
              </table:table-cell>
              <table:table-cell office:value-type="float" office:value="0.876223431842">
                <text:p>0.876223431842</text:p>
              </table:table-cell>
              <table:table-cell office:value-type="float" office:value="0.866035616792">
                <text:p>0.866035616792</text:p>
              </table:table-cell>
              <table:table-cell office:value-type="float" office:value="0.861672442552">
                <text:p>0.861672442552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857120025509">
                <text:p>0.857120025509</text:p>
              </table:table-cell>
              <table:table-cell office:value-type="float" office:value="0.857441485809">
                <text:p>0.857441485809</text:p>
              </table:table-cell>
              <table:table-cell office:value-type="float" office:value="0.777207843023">
                <text:p>0.777207843023</text:p>
              </table:table-cell>
              <table:table-cell office:value-type="float" office:value="0.775028383272">
                <text:p>0.775028383272</text:p>
              </table:table-cell>
              <table:table-cell office:value-type="float" office:value="0.778084618215">
                <text:p>0.778084618215</text:p>
              </table:table-cell>
              <table:table-cell office:value-type="float" office:value="0.846715068215">
                <text:p>0.846715068215</text:p>
              </table:table-cell>
              <table:table-cell office:value-type="float" office:value="0.790155658774">
                <text:p>0.790155658774</text:p>
              </table:table-cell>
              <table:table-cell office:value-type="float" office:value="0.787498542904">
                <text:p>0.787498542904</text:p>
              </table:table-cell>
              <table:table-cell office:value-type="float" office:value="0.787429717335">
                <text:p>0.787429717335</text:p>
              </table:table-cell>
              <table:table-cell office:value-type="float" office:value="0.868370070637">
                <text:p>0.868370070637</text:p>
              </table:table-cell>
              <table:table-cell office:value-type="float" office:value="0.768630732074">
                <text:p>0.768630732074</text:p>
              </table:table-cell>
              <table:table-cell office:value-type="float" office:value="0.775761881196">
                <text:p>0.775761881196</text:p>
              </table:table-cell>
              <table:table-cell office:value-type="float" office:value="0.770097891274">
                <text:p>0.770097891274</text:p>
              </table:table-cell>
              <table:table-cell office:value-type="float" office:value="0.842422655679">
                <text:p>0.842422655679</text:p>
              </table:table-cell>
              <table:table-cell office:value-type="float" office:value="0.839638095576">
                <text:p>0.839638095576</text:p>
              </table:table-cell>
              <table:table-cell office:value-type="float" office:value="0.846749917214">
                <text:p>0.846749917214</text:p>
              </table:table-cell>
              <table:table-cell office:value-type="float" office:value="0.78720164983">
                <text:p>0.78720164983</text:p>
              </table:table-cell>
              <table:table-cell office:value-type="float" office:value="0.793932604363">
                <text:p>0.793932604363</text:p>
              </table:table-cell>
              <table:table-cell office:value-type="float" office:value="0.794040308777">
                <text:p>0.794040308777</text:p>
              </table:table-cell>
              <table:table-cell office:value-type="float" office:value="0.792044515435">
                <text:p>0.792044515435</text:p>
              </table:table-cell>
              <table:table-cell office:value-type="float" office:value="0.784340989063">
                <text:p>0.784340989063</text:p>
              </table:table-cell>
              <table:table-cell office:value-type="float" office:value="0.781418547353">
                <text:p>0.781418547353</text:p>
              </table:table-cell>
              <table:table-cell office:value-type="float" office:value="0.844875673453">
                <text:p>0.844875673453</text:p>
              </table:table-cell>
              <table:table-cell office:value-type="float" office:value="0.849470861525">
                <text:p>0.849470861525</text:p>
              </table:table-cell>
              <table:table-cell office:value-type="float" office:value="0.851740822212">
                <text:p>0.851740822212</text:p>
              </table:table-cell>
              <table:table-cell office:value-type="float" office:value="0.770701502785">
                <text:p>0.770701502785</text:p>
              </table:table-cell>
              <table:table-cell office:value-type="float" office:value="0.775787461734">
                <text:p>0.775787461734</text:p>
              </table:table-cell>
              <table:table-cell office:value-type="float" office:value="0.771647386554">
                <text:p>0.771647386554</text:p>
              </table:table-cell>
              <table:table-cell office:value-type="float" office:value="0.778988083468">
                <text:p>0.778988083468</text:p>
              </table:table-cell>
              <table:table-cell office:value-type="float" office:value="0.769629071567">
                <text:p>0.769629071567</text:p>
              </table:table-cell>
              <table:table-cell office:value-type="float" office:value="0.770574557566">
                <text:p>0.770574557566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993665172591">
                <text:p>0.993665172591</text:p>
              </table:table-cell>
              <table:table-cell office:value-type="float" office:value="0.994745152281">
                <text:p>0.9947451522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0977732149">
                <text:p>0.9709777321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4026462599">
                <text:p>0.9840264625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7840585361">
                <text:p>0.967840585361</text:p>
              </table:table-cell>
              <table:table-cell office:value-type="float" office:value="0.968582267356">
                <text:p>0.968582267356</text:p>
              </table:table-cell>
              <table:table-cell office:value-type="float" office:value="0.968148415034">
                <text:p>0.968148415034</text:p>
              </table:table-cell>
              <table:table-cell office:value-type="float" office:value="0.995784571118">
                <text:p>0.995784571118</text:p>
              </table:table-cell>
              <table:table-cell office:value-type="float" office:value="0.995331081738">
                <text:p>0.995331081738</text:p>
              </table:table-cell>
              <table:table-cell office:value-type="float" office:value="0.993063559415">
                <text:p>0.993063559415</text:p>
              </table:table-cell>
              <table:table-cell office:value-type="float" office:value="0.997497829486">
                <text:p>0.997497829486</text:p>
              </table:table-cell>
              <table:table-cell office:value-type="float" office:value="0.994972039724">
                <text:p>0.994972039724</text:p>
              </table:table-cell>
              <table:table-cell office:value-type="float" office:value="0.994269933165">
                <text:p>0.994269933165</text:p>
              </table:table-cell>
              <table:table-cell office:value-type="float" office:value="0.985565270258">
                <text:p>0.985565270258</text:p>
              </table:table-cell>
              <table:table-cell office:value-type="float" office:value="0.985708981595">
                <text:p>0.985708981595</text:p>
              </table:table-cell>
              <table:table-cell office:value-type="float" office:value="0.977661310346">
                <text:p>0.977661310346</text:p>
              </table:table-cell>
              <table:table-cell office:value-type="float" office:value="0.999905660377">
                <text:p>0.999905660377</text:p>
              </table:table-cell>
              <table:table-cell office:value-type="float" office:value="1">
                <text:p>1</text:p>
              </table:table-cell>
              <table:table-cell office:value-type="float" office:value="0.999027740612">
                <text:p>0.999027740612</text:p>
              </table:table-cell>
              <table:table-cell office:value-type="float" office:value="0.99963963964">
                <text:p>0.99963963964</text:p>
              </table:table-cell>
              <table:table-cell office:value-type="float" office:value="0.999801980198">
                <text:p>0.999801980198</text:p>
              </table:table-cell>
              <table:table-cell office:value-type="float" office:value="0.999709387605">
                <text:p>0.999709387605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939935382417">
                <text:p>0.939935382417</text:p>
              </table:table-cell>
              <table:table-cell office:value-type="float" office:value="0.94043203491">
                <text:p>0.94043203491</text:p>
              </table:table-cell>
              <table:table-cell office:value-type="float" office:value="0.904375217862">
                <text:p>0.904375217862</text:p>
              </table:table-cell>
              <table:table-cell office:value-type="float" office:value="0.903370440655">
                <text:p>0.903370440655</text:p>
              </table:table-cell>
              <table:table-cell office:value-type="float" office:value="0.901017232193">
                <text:p>0.901017232193</text:p>
              </table:table-cell>
              <table:table-cell office:value-type="float" office:value="0.912340086314">
                <text:p>0.912340086314</text:p>
              </table:table-cell>
              <table:table-cell office:value-type="float" office:value="0.907346266535">
                <text:p>0.907346266535</text:p>
              </table:table-cell>
              <table:table-cell office:value-type="float" office:value="0.904535260281">
                <text:p>0.904535260281</text:p>
              </table:table-cell>
              <table:table-cell office:value-type="float" office:value="0.916289699677">
                <text:p>0.916289699677</text:p>
              </table:table-cell>
              <table:table-cell office:value-type="float" office:value="0.938062647501">
                <text:p>0.938062647501</text:p>
              </table:table-cell>
              <table:table-cell office:value-type="float" office:value="0.883044065073">
                <text:p>0.883044065073</text:p>
              </table:table-cell>
              <table:table-cell office:value-type="float" office:value="0.89957733268">
                <text:p>0.89957733268</text:p>
              </table:table-cell>
              <table:table-cell office:value-type="float" office:value="0.892489565076">
                <text:p>0.892489565076</text:p>
              </table:table-cell>
              <table:table-cell office:value-type="float" office:value="0.914024225473">
                <text:p>0.914024225473</text:p>
              </table:table-cell>
              <table:table-cell office:value-type="float" office:value="0.913032419494">
                <text:p>0.913032419494</text:p>
              </table:table-cell>
              <table:table-cell office:value-type="float" office:value="0.915451246226">
                <text:p>0.915451246226</text:p>
              </table:table-cell>
              <table:table-cell office:value-type="float" office:value="0.902874552796">
                <text:p>0.902874552796</text:p>
              </table:table-cell>
              <table:table-cell office:value-type="float" office:value="0.901786076313">
                <text:p>0.901786076313</text:p>
              </table:table-cell>
              <table:table-cell office:value-type="float" office:value="0.902193775351">
                <text:p>0.902193775351</text:p>
              </table:table-cell>
              <table:table-cell office:value-type="float" office:value="0.904890372271">
                <text:p>0.904890372271</text:p>
              </table:table-cell>
              <table:table-cell office:value-type="float" office:value="0.901114280719">
                <text:p>0.901114280719</text:p>
              </table:table-cell>
              <table:table-cell office:value-type="float" office:value="0.898582864999">
                <text:p>0.898582864999</text:p>
              </table:table-cell>
              <table:table-cell office:value-type="float" office:value="0.927917367661">
                <text:p>0.927917367661</text:p>
              </table:table-cell>
              <table:table-cell office:value-type="float" office:value="0.925612607411">
                <text:p>0.925612607411</text:p>
              </table:table-cell>
              <table:table-cell office:value-type="float" office:value="0.92421446463">
                <text:p>0.92421446463</text:p>
              </table:table-cell>
              <table:table-cell office:value-type="float" office:value="0.888748702317">
                <text:p>0.888748702317</text:p>
              </table:table-cell>
              <table:table-cell office:value-type="float" office:value="0.88683811515">
                <text:p>0.88683811515</text:p>
              </table:table-cell>
              <table:table-cell office:value-type="float" office:value="0.889299386729">
                <text:p>0.889299386729</text:p>
              </table:table-cell>
              <table:table-cell office:value-type="float" office:value="0.886299875033">
                <text:p>0.886299875033</text:p>
              </table:table-cell>
              <table:table-cell office:value-type="float" office:value="0.884960295349">
                <text:p>0.884960295349</text:p>
              </table:table-cell>
              <table:table-cell office:value-type="float" office:value="0.884889901961">
                <text:p>0.884889901961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876270050039">
                <text:p>0.876270050039</text:p>
              </table:table-cell>
              <table:table-cell office:value-type="float" office:value="0.883226315291">
                <text:p>0.883226315291</text:p>
              </table:table-cell>
              <table:table-cell office:value-type="float" office:value="0.778851276319">
                <text:p>0.778851276319</text:p>
              </table:table-cell>
              <table:table-cell office:value-type="float" office:value="0.777398556762">
                <text:p>0.777398556762</text:p>
              </table:table-cell>
              <table:table-cell office:value-type="float" office:value="0.778731971669">
                <text:p>0.778731971669</text:p>
              </table:table-cell>
              <table:table-cell office:value-type="float" office:value="0.863972978473">
                <text:p>0.863972978473</text:p>
              </table:table-cell>
              <table:table-cell office:value-type="float" office:value="0.778968641208">
                <text:p>0.778968641208</text:p>
              </table:table-cell>
              <table:table-cell office:value-type="float" office:value="0.780087473306">
                <text:p>0.780087473306</text:p>
              </table:table-cell>
              <table:table-cell office:value-type="float" office:value="0.780680668286">
                <text:p>0.780680668286</text:p>
              </table:table-cell>
              <table:table-cell office:value-type="float" office:value="0.890590840662">
                <text:p>0.890590840662</text:p>
              </table:table-cell>
              <table:table-cell office:value-type="float" office:value="0.768226419457">
                <text:p>0.768226419457</text:p>
              </table:table-cell>
              <table:table-cell office:value-type="float" office:value="0.779356165093">
                <text:p>0.779356165093</text:p>
              </table:table-cell>
              <table:table-cell office:value-type="float" office:value="0.771376820106">
                <text:p>0.771376820106</text:p>
              </table:table-cell>
              <table:table-cell office:value-type="float" office:value="0.864042411986">
                <text:p>0.864042411986</text:p>
              </table:table-cell>
              <table:table-cell office:value-type="float" office:value="0.859142953646">
                <text:p>0.859142953646</text:p>
              </table:table-cell>
              <table:table-cell office:value-type="float" office:value="0.864599715519">
                <text:p>0.864599715519</text:p>
              </table:table-cell>
              <table:table-cell office:value-type="float" office:value="0.80471732421">
                <text:p>0.80471732421</text:p>
              </table:table-cell>
              <table:table-cell office:value-type="float" office:value="0.800953017144">
                <text:p>0.800953017144</text:p>
              </table:table-cell>
              <table:table-cell office:value-type="float" office:value="0.803628822061">
                <text:p>0.803628822061</text:p>
              </table:table-cell>
              <table:table-cell office:value-type="float" office:value="0.801835436755">
                <text:p>0.801835436755</text:p>
              </table:table-cell>
              <table:table-cell office:value-type="float" office:value="0.801971433148">
                <text:p>0.801971433148</text:p>
              </table:table-cell>
              <table:table-cell office:value-type="float" office:value="0.796278852985">
                <text:p>0.796278852985</text:p>
              </table:table-cell>
              <table:table-cell office:value-type="float" office:value="0.865712895733">
                <text:p>0.865712895733</text:p>
              </table:table-cell>
              <table:table-cell office:value-type="float" office:value="0.868875706385">
                <text:p>0.868875706385</text:p>
              </table:table-cell>
              <table:table-cell office:value-type="float" office:value="0.873993240429">
                <text:p>0.873993240429</text:p>
              </table:table-cell>
              <table:table-cell office:value-type="float" office:value="0.775372417892">
                <text:p>0.775372417892</text:p>
              </table:table-cell>
              <table:table-cell office:value-type="float" office:value="0.776530416565">
                <text:p>0.776530416565</text:p>
              </table:table-cell>
              <table:table-cell office:value-type="float" office:value="0.776284119167">
                <text:p>0.776284119167</text:p>
              </table:table-cell>
              <table:table-cell office:value-type="float" office:value="0.777803843965">
                <text:p>0.777803843965</text:p>
              </table:table-cell>
              <table:table-cell office:value-type="float" office:value="0.776384047381">
                <text:p>0.776384047381</text:p>
              </table:table-cell>
              <table:table-cell office:value-type="float" office:value="0.778548401354">
                <text:p>0.778548401354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0.999859268512">
                <text:p>0.999859268512</text:p>
              </table:table-cell>
              <table:table-cell office:value-type="float" office:value="0.999690292728">
                <text:p>0.9996902927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9002015491">
                <text:p>0.9790020154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2339328647">
                <text:p>0.9923393286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3651832195">
                <text:p>0.973651832195</text:p>
              </table:table-cell>
              <table:table-cell office:value-type="float" office:value="0.973419858165">
                <text:p>0.973419858165</text:p>
              </table:table-cell>
              <table:table-cell office:value-type="float" office:value="0.975570886098">
                <text:p>0.975570886098</text:p>
              </table:table-cell>
              <table:table-cell office:value-type="float" office:value="0.999663889227">
                <text:p>0.999663889227</text:p>
              </table:table-cell>
              <table:table-cell office:value-type="float" office:value="0.999886363636">
                <text:p>0.999886363636</text:p>
              </table:table-cell>
              <table:table-cell office:value-type="float" office:value="0.999602272727">
                <text:p>0.999602272727</text:p>
              </table:table-cell>
              <table:table-cell office:value-type="float" office:value="0.999631487466">
                <text:p>0.999631487466</text:p>
              </table:table-cell>
              <table:table-cell office:value-type="float" office:value="0.999857954545">
                <text:p>0.999857954545</text:p>
              </table:table-cell>
              <table:table-cell office:value-type="float" office:value="0.99974708231">
                <text:p>0.99974708231</text:p>
              </table:table-cell>
              <table:table-cell office:value-type="float" office:value="0.997252465822">
                <text:p>0.997252465822</text:p>
              </table:table-cell>
              <table:table-cell office:value-type="float" office:value="0.99687731655">
                <text:p>0.99687731655</text:p>
              </table:table-cell>
              <table:table-cell office:value-type="float" office:value="0.987493073638">
                <text:p>0.9874930736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963644840234">
                <text:p>0.963644840234</text:p>
              </table:table-cell>
              <table:table-cell office:value-type="float" office:value="0.964343163556">
                <text:p>0.964343163556</text:p>
              </table:table-cell>
              <table:table-cell office:value-type="float" office:value="0.975994192057">
                <text:p>0.975994192057</text:p>
              </table:table-cell>
              <table:table-cell office:value-type="float" office:value="0.974503997304">
                <text:p>0.974503997304</text:p>
              </table:table-cell>
              <table:table-cell office:value-type="float" office:value="0.975608406504">
                <text:p>0.975608406504</text:p>
              </table:table-cell>
              <table:table-cell office:value-type="float" office:value="0.930274452498">
                <text:p>0.930274452498</text:p>
              </table:table-cell>
              <table:table-cell office:value-type="float" office:value="0.973812314958">
                <text:p>0.973812314958</text:p>
              </table:table-cell>
              <table:table-cell office:value-type="float" office:value="0.966771972407">
                <text:p>0.966771972407</text:p>
              </table:table-cell>
              <table:table-cell office:value-type="float" office:value="0.980696825964">
                <text:p>0.980696825964</text:p>
              </table:table-cell>
              <table:table-cell office:value-type="float" office:value="0.953478780282">
                <text:p>0.953478780282</text:p>
              </table:table-cell>
              <table:table-cell office:value-type="float" office:value="0.960556113609">
                <text:p>0.960556113609</text:p>
              </table:table-cell>
              <table:table-cell office:value-type="float" office:value="0.96031933302">
                <text:p>0.96031933302</text:p>
              </table:table-cell>
              <table:table-cell office:value-type="float" office:value="0.973967927584">
                <text:p>0.973967927584</text:p>
              </table:table-cell>
              <table:table-cell office:value-type="float" office:value="0.927213534904">
                <text:p>0.927213534904</text:p>
              </table:table-cell>
              <table:table-cell office:value-type="float" office:value="0.927863693215">
                <text:p>0.927863693215</text:p>
              </table:table-cell>
              <table:table-cell office:value-type="float" office:value="0.931136533601">
                <text:p>0.931136533601</text:p>
              </table:table-cell>
              <table:table-cell office:value-type="float" office:value="0.939889399255">
                <text:p>0.939889399255</text:p>
              </table:table-cell>
              <table:table-cell office:value-type="float" office:value="0.9352165453">
                <text:p>0.9352165453</text:p>
              </table:table-cell>
              <table:table-cell office:value-type="float" office:value="0.939940269594">
                <text:p>0.939940269594</text:p>
              </table:table-cell>
              <table:table-cell office:value-type="float" office:value="0.938901263661">
                <text:p>0.938901263661</text:p>
              </table:table-cell>
              <table:table-cell office:value-type="float" office:value="0.940635638663">
                <text:p>0.940635638663</text:p>
              </table:table-cell>
              <table:table-cell office:value-type="float" office:value="0.937581717478">
                <text:p>0.937581717478</text:p>
              </table:table-cell>
              <table:table-cell office:value-type="float" office:value="0.949369622682">
                <text:p>0.949369622682</text:p>
              </table:table-cell>
              <table:table-cell office:value-type="float" office:value="0.950089432362">
                <text:p>0.950089432362</text:p>
              </table:table-cell>
              <table:table-cell office:value-type="float" office:value="0.944241612655">
                <text:p>0.944241612655</text:p>
              </table:table-cell>
              <table:table-cell office:value-type="float" office:value="0.930586607837">
                <text:p>0.930586607837</text:p>
              </table:table-cell>
              <table:table-cell office:value-type="float" office:value="0.928543742095">
                <text:p>0.928543742095</text:p>
              </table:table-cell>
              <table:table-cell office:value-type="float" office:value="0.927682723902">
                <text:p>0.927682723902</text:p>
              </table:table-cell>
              <table:table-cell office:value-type="float" office:value="0.928052253839">
                <text:p>0.928052253839</text:p>
              </table:table-cell>
              <table:table-cell office:value-type="float" office:value="0.930054161529">
                <text:p>0.930054161529</text:p>
              </table:table-cell>
              <table:table-cell office:value-type="float" office:value="0.927272295009">
                <text:p>0.927272295009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898387435199">
                <text:p>0.898387435199</text:p>
              </table:table-cell>
              <table:table-cell office:value-type="float" office:value="0.900367156931">
                <text:p>0.900367156931</text:p>
              </table:table-cell>
              <table:table-cell office:value-type="float" office:value="0.804904037357">
                <text:p>0.804904037357</text:p>
              </table:table-cell>
              <table:table-cell office:value-type="float" office:value="0.805842906556">
                <text:p>0.805842906556</text:p>
              </table:table-cell>
              <table:table-cell office:value-type="float" office:value="0.807608697521">
                <text:p>0.807608697521</text:p>
              </table:table-cell>
              <table:table-cell office:value-type="float" office:value="0.882373765503">
                <text:p>0.882373765503</text:p>
              </table:table-cell>
              <table:table-cell office:value-type="float" office:value="0.805295363995">
                <text:p>0.805295363995</text:p>
              </table:table-cell>
              <table:table-cell office:value-type="float" office:value="0.807091763506">
                <text:p>0.807091763506</text:p>
              </table:table-cell>
              <table:table-cell office:value-type="float" office:value="0.807100208091">
                <text:p>0.807100208091</text:p>
              </table:table-cell>
              <table:table-cell office:value-type="float" office:value="0.908147949993">
                <text:p>0.908147949993</text:p>
              </table:table-cell>
              <table:table-cell office:value-type="float" office:value="0.798361047987">
                <text:p>0.798361047987</text:p>
              </table:table-cell>
              <table:table-cell office:value-type="float" office:value="0.805872749018">
                <text:p>0.805872749018</text:p>
              </table:table-cell>
              <table:table-cell office:value-type="float" office:value="0.800188884757">
                <text:p>0.800188884757</text:p>
              </table:table-cell>
              <table:table-cell office:value-type="float" office:value="0.881589743646">
                <text:p>0.881589743646</text:p>
              </table:table-cell>
              <table:table-cell office:value-type="float" office:value="0.878018070591">
                <text:p>0.878018070591</text:p>
              </table:table-cell>
              <table:table-cell office:value-type="float" office:value="0.882553538156">
                <text:p>0.882553538156</text:p>
              </table:table-cell>
              <table:table-cell office:value-type="float" office:value="0.832160939702">
                <text:p>0.832160939702</text:p>
              </table:table-cell>
              <table:table-cell office:value-type="float" office:value="0.829570940896">
                <text:p>0.829570940896</text:p>
              </table:table-cell>
              <table:table-cell office:value-type="float" office:value="0.832036614645">
                <text:p>0.832036614645</text:p>
              </table:table-cell>
              <table:table-cell office:value-type="float" office:value="0.832588993467">
                <text:p>0.832588993467</text:p>
              </table:table-cell>
              <table:table-cell office:value-type="float" office:value="0.832640022908">
                <text:p>0.832640022908</text:p>
              </table:table-cell>
              <table:table-cell office:value-type="float" office:value="0.828891321805">
                <text:p>0.828891321805</text:p>
              </table:table-cell>
              <table:table-cell office:value-type="float" office:value="0.890872972383">
                <text:p>0.890872972383</text:p>
              </table:table-cell>
              <table:table-cell office:value-type="float" office:value="0.888812959083">
                <text:p>0.888812959083</text:p>
              </table:table-cell>
              <table:table-cell office:value-type="float" office:value="0.893569673759">
                <text:p>0.893569673759</text:p>
              </table:table-cell>
              <table:table-cell office:value-type="float" office:value="0.803138894832">
                <text:p>0.803138894832</text:p>
              </table:table-cell>
              <table:table-cell office:value-type="float" office:value="0.802109433921">
                <text:p>0.802109433921</text:p>
              </table:table-cell>
              <table:table-cell office:value-type="float" office:value="0.803747849698">
                <text:p>0.803747849698</text:p>
              </table:table-cell>
              <table:table-cell office:value-type="float" office:value="0.802883676513">
                <text:p>0.802883676513</text:p>
              </table:table-cell>
              <table:table-cell office:value-type="float" office:value="0.802875387443">
                <text:p>0.802875387443</text:p>
              </table:table-cell>
              <table:table-cell office:value-type="float" office:value="0.80527001324">
                <text:p>0.80527001324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934829347966667">
                <text:p>0.934829347966667</text:p>
              </table:table-cell>
              <table:table-cell office:value-type="float" office:value="0.936701316837333">
                <text:p>0.936701316837333</text:p>
              </table:table-cell>
              <table:table-cell office:value-type="float" office:value="0.900907606054778">
                <text:p>0.900907606054778</text:p>
              </table:table-cell>
              <table:table-cell office:value-type="float" office:value="0.900513103000444">
                <text:p>0.900513103000444</text:p>
              </table:table-cell>
              <table:table-cell office:value-type="float" office:value="0.901152090732333">
                <text:p>0.901152090732333</text:p>
              </table:table-cell>
              <table:table-cell office:value-type="float" office:value="0.915965805736889">
                <text:p>0.915965805736889</text:p>
              </table:table-cell>
              <table:table-cell office:value-type="float" office:value="0.903339678847222">
                <text:p>0.903339678847222</text:p>
              </table:table-cell>
              <table:table-cell office:value-type="float" office:value="0.902242590188556">
                <text:p>0.902242590188556</text:p>
              </table:table-cell>
              <table:table-cell office:value-type="float" office:value="0.905325036475667">
                <text:p>0.905325036475667</text:p>
              </table:table-cell>
              <table:table-cell office:value-type="float" office:value="0.935310993135111">
                <text:p>0.935310993135111</text:p>
              </table:table-cell>
              <table:table-cell office:value-type="float" office:value="0.891829692107333">
                <text:p>0.891829692107333</text:p>
              </table:table-cell>
              <table:table-cell office:value-type="float" office:value="0.898452643485">
                <text:p>0.898452643485</text:p>
              </table:table-cell>
              <table:table-cell office:value-type="float" office:value="0.896415580041556">
                <text:p>0.896415580041556</text:p>
              </table:table-cell>
              <table:table-cell office:value-type="float" office:value="0.914174950137222">
                <text:p>0.914174950137222</text:p>
              </table:table-cell>
              <table:table-cell office:value-type="float" office:value="0.912567146295333">
                <text:p>0.912567146295333</text:p>
              </table:table-cell>
              <table:table-cell office:value-type="float" office:value="0.914896989368556">
                <text:p>0.914896989368556</text:p>
              </table:table-cell>
              <table:table-cell office:value-type="float" office:value="0.902035321214444">
                <text:p>0.902035321214444</text:p>
              </table:table-cell>
              <table:table-cell office:value-type="float" office:value="0.902047765574">
                <text:p>0.902047765574</text:p>
              </table:table-cell>
              <table:table-cell office:value-type="float" office:value="0.902295217649">
                <text:p>0.902295217649</text:p>
              </table:table-cell>
              <table:table-cell office:value-type="float" office:value="0.903426577356111">
                <text:p>0.903426577356111</text:p>
              </table:table-cell>
              <table:table-cell office:value-type="float" office:value="0.900980879889778">
                <text:p>0.900980879889778</text:p>
              </table:table-cell>
              <table:table-cell office:value-type="float" office:value="0.898062842026667">
                <text:p>0.898062842026667</text:p>
              </table:table-cell>
              <table:table-cell office:value-type="float" office:value="0.926021519904222">
                <text:p>0.926021519904222</text:p>
              </table:table-cell>
              <table:table-cell office:value-type="float" office:value="0.926533264083889">
                <text:p>0.926533264083889</text:p>
              </table:table-cell>
              <table:table-cell office:value-type="float" office:value="0.923876508677778">
                <text:p>0.923876508677778</text:p>
              </table:table-cell>
              <table:table-cell office:value-type="float" office:value="0.891838517719111">
                <text:p>0.891838517719111</text:p>
              </table:table-cell>
              <table:table-cell office:value-type="float" office:value="0.892996491042334">
                <text:p>0.892996491042334</text:p>
              </table:table-cell>
              <table:table-cell office:value-type="float" office:value="0.8912570102">
                <text:p>0.8912570102</text:p>
              </table:table-cell>
              <table:table-cell office:value-type="float" office:value="0.893479197068222">
                <text:p>0.893479197068222</text:p>
              </table:table-cell>
              <table:table-cell office:value-type="float" office:value="0.891210000222778">
                <text:p>0.891210000222778</text:p>
              </table:table-cell>
              <table:table-cell office:value-type="float" office:value="0.890960994912222">
                <text:p>0.8909609949122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60.186cm" svg:height="16.985cm" xlink:href=".." xlink:type="simple" chart:class="chart:bar" chart:style-name="ch1">
        <chart:legend chart:legend-position="end" svg:x="58.161cm" svg:y="5.952cm" style:legend-expansion="high" chart:style-name="ch2"/>
        <chart:plot-area chart:style-name="ch3" table:cell-range-address="'Correlated_bins-items'.A1:'Correlated_bins-items'.A11 'Correlated_bins-items'.H1:'Correlated_bins-items'.H11 'Correlated_bins-items'.J1:'Correlated_bins-items'.J11 'Correlated_bins-items'.L1:'Correlated_bins-items'.L11 'Correlated_bins-items'.N1:'Correlated_bins-items'.N11 'Correlated_bins-items'.P1:'Correlated_bins-items'.P11 'Correlated_bins-items'.R1:'Correlated_bins-items'.R11 'Correlated_bins-items'.T1:'Correlated_bins-items'.T11 'Correlated_bins-items'.V1:'Correlated_bins-items'.V11 'Correlated_bins-items'.X1:'Correlated_bins-items'.X11 'Correlated_bins-items'.Z1:'Correlated_bins-items'.Z11 'Correlated_bins-items'.AB1:'Correlated_bins-items'.AB11 'Correlated_bins-items'.AD1:'Correlated_bins-items'.AD11 'Correlated_bins-items'.AF1:'Correlated_bins-items'.AF11 'Correlated_bins-items'.AH1:'Correlated_bins-items'.AH11 'Correlated_bins-items'.AJ1:'Correlated_bins-items'.AJ11 'Correlated_bins-items'.AL1:'Correlated_bins-items'.AL11 'Correlated_bins-items'.AN1:'Correlated_bins-items'.AN11 'Correlated_bins-items'.AP1:'Correlated_bins-items'.AP11 'Correlated_bins-items'.AR1:'Correlated_bins-items'.AR11 'Correlated_bins-items'.AT1:'Correlated_bins-items'.AT11 'Correlated_bins-items'.AV1:'Correlated_bins-items'.AV11 'Correlated_bins-items'.AX1:'Correlated_bins-items'.AX11 'Correlated_bins-items'.AZ1:'Correlated_bins-items'.AZ11 'Correlated_bins-items'.BB1:'Correlated_bins-items'.BB11 'Correlated_bins-items'.BD1:'Correlated_bins-items'.BD11 'Correlated_bins-items'.BF1:'Correlated_bins-items'.BF11 'Correlated_bins-items'.BH1:'Correlated_bins-items'.BH11 'Correlated_bins-items'.BJ1:'Correlated_bins-items'.BJ11 'Correlated_bins-items'.BL1:'Correlated_bins-items'.BL11 'Correlated_bins-items'.BN1:'Correlated_bins-items'.BN11 'Correlated_bins-items'.BP1:'Correlated_bins-items'.BP11" chart:data-source-has-labels="both" svg:x="1.653cm" svg:y="1.491cm" svg:width="54.102cm" svg:height="14.735cm">
          <chartooo:coordinate-region svg:x="2.645cm" svg:y="1.69cm" svg:width="52.64cm" svg:height="13.491cm"/>
          <chart:axis chart:dimension="x" chart:name="primary-x" chart:style-name="ch4" chartooo:axis-type="auto">
            <chartooo:date-scale/>
            <chart:categories table:cell-range-address="'Correlated_bins-items'.H1:'Correlated_bins-items'.H1 'Correlated_bins-items'.J1:'Correlated_bins-items'.J1 'Correlated_bins-items'.L1:'Correlated_bins-items'.L1 'Correlated_bins-items'.N1:'Correlated_bins-items'.N1 'Correlated_bins-items'.P1:'Correlated_bins-items'.P1 'Correlated_bins-items'.R1:'Correlated_bins-items'.R1 'Correlated_bins-items'.T1:'Correlated_bins-items'.T1 'Correlated_bins-items'.V1:'Correlated_bins-items'.V1 'Correlated_bins-items'.X1:'Correlated_bins-items'.X1 'Correlated_bins-items'.Z1:'Correlated_bins-items'.Z1 'Correlated_bins-items'.AB1:'Correlated_bins-items'.AB1 'Correlated_bins-items'.AD1:'Correlated_bins-items'.AD1 'Correlated_bins-items'.AF1:'Correlated_bins-items'.AF1 'Correlated_bins-items'.AH1:'Correlated_bins-items'.AH1 'Correlated_bins-items'.AJ1:'Correlated_bins-items'.AJ1 'Correlated_bins-items'.AL1:'Correlated_bins-items'.AL1 'Correlated_bins-items'.AN1:'Correlated_bins-items'.AN1 'Correlated_bins-items'.AP1:'Correlated_bins-items'.AP1 'Correlated_bins-items'.AR1:'Correlated_bins-items'.AR1 'Correlated_bins-items'.AT1:'Correlated_bins-items'.AT1 'Correlated_bins-items'.AV1:'Correlated_bins-items'.AV1 'Correlated_bins-items'.AX1:'Correlated_bins-items'.AX1 'Correlated_bins-items'.AZ1:'Correlated_bins-items'.AZ1 'Correlated_bins-items'.BB1:'Correlated_bins-items'.BB1 'Correlated_bins-items'.BD1:'Correlated_bins-items'.BD1 'Correlated_bins-items'.BF1:'Correlated_bins-items'.BF1 'Correlated_bins-items'.BH1:'Correlated_bins-items'.BH1 'Correlated_bins-items'.BJ1:'Correlated_bins-items'.BJ1 'Correlated_bins-items'.BL1:'Correlated_bins-items'.BL1 'Correlated_bins-items'.BN1:'Correlated_bins-items'.BN1 'Correlated_bins-items'.BP1:'Correlated_bins-items'.BP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rrelated_bins-items'.H2:'Correlated_bins-items'.H2 'Correlated_bins-items'.J2:'Correlated_bins-items'.J2 'Correlated_bins-items'.L2:'Correlated_bins-items'.L2 'Correlated_bins-items'.N2:'Correlated_bins-items'.N2 'Correlated_bins-items'.P2:'Correlated_bins-items'.P2 'Correlated_bins-items'.R2:'Correlated_bins-items'.R2 'Correlated_bins-items'.T2:'Correlated_bins-items'.T2 'Correlated_bins-items'.V2:'Correlated_bins-items'.V2 'Correlated_bins-items'.X2:'Correlated_bins-items'.X2 'Correlated_bins-items'.Z2:'Correlated_bins-items'.Z2 'Correlated_bins-items'.AB2:'Correlated_bins-items'.AB2 'Correlated_bins-items'.AD2:'Correlated_bins-items'.AD2 'Correlated_bins-items'.AF2:'Correlated_bins-items'.AF2 'Correlated_bins-items'.AH2:'Correlated_bins-items'.AH2 'Correlated_bins-items'.AJ2:'Correlated_bins-items'.AJ2 'Correlated_bins-items'.AL2:'Correlated_bins-items'.AL2 'Correlated_bins-items'.AN2:'Correlated_bins-items'.AN2 'Correlated_bins-items'.AP2:'Correlated_bins-items'.AP2 'Correlated_bins-items'.AR2:'Correlated_bins-items'.AR2 'Correlated_bins-items'.AT2:'Correlated_bins-items'.AT2 'Correlated_bins-items'.AV2:'Correlated_bins-items'.AV2 'Correlated_bins-items'.AX2:'Correlated_bins-items'.AX2 'Correlated_bins-items'.AZ2:'Correlated_bins-items'.AZ2 'Correlated_bins-items'.BB2:'Correlated_bins-items'.BB2 'Correlated_bins-items'.BD2:'Correlated_bins-items'.BD2 'Correlated_bins-items'.BF2:'Correlated_bins-items'.BF2 'Correlated_bins-items'.BH2:'Correlated_bins-items'.BH2 'Correlated_bins-items'.BJ2:'Correlated_bins-items'.BJ2 'Correlated_bins-items'.BL2:'Correlated_bins-items'.BL2 'Correlated_bins-items'.BN2:'Correlated_bins-items'.BN2 'Correlated_bins-items'.BP2:'Correlated_bins-items'.BP2" chart:label-cell-address="'Correlated_bins-items'.A2:'Correlated_bins-items'.A2" chart:class="chart:bar">
            <chart:data-point chart:repeated="31"/>
          </chart:series>
          <chart:series chart:style-name="ch8" chart:values-cell-range-address="'Correlated_bins-items'.H3:'Correlated_bins-items'.H3 'Correlated_bins-items'.J3:'Correlated_bins-items'.J3 'Correlated_bins-items'.L3:'Correlated_bins-items'.L3 'Correlated_bins-items'.N3:'Correlated_bins-items'.N3 'Correlated_bins-items'.P3:'Correlated_bins-items'.P3 'Correlated_bins-items'.R3:'Correlated_bins-items'.R3 'Correlated_bins-items'.T3:'Correlated_bins-items'.T3 'Correlated_bins-items'.V3:'Correlated_bins-items'.V3 'Correlated_bins-items'.X3:'Correlated_bins-items'.X3 'Correlated_bins-items'.Z3:'Correlated_bins-items'.Z3 'Correlated_bins-items'.AB3:'Correlated_bins-items'.AB3 'Correlated_bins-items'.AD3:'Correlated_bins-items'.AD3 'Correlated_bins-items'.AF3:'Correlated_bins-items'.AF3 'Correlated_bins-items'.AH3:'Correlated_bins-items'.AH3 'Correlated_bins-items'.AJ3:'Correlated_bins-items'.AJ3 'Correlated_bins-items'.AL3:'Correlated_bins-items'.AL3 'Correlated_bins-items'.AN3:'Correlated_bins-items'.AN3 'Correlated_bins-items'.AP3:'Correlated_bins-items'.AP3 'Correlated_bins-items'.AR3:'Correlated_bins-items'.AR3 'Correlated_bins-items'.AT3:'Correlated_bins-items'.AT3 'Correlated_bins-items'.AV3:'Correlated_bins-items'.AV3 'Correlated_bins-items'.AX3:'Correlated_bins-items'.AX3 'Correlated_bins-items'.AZ3:'Correlated_bins-items'.AZ3 'Correlated_bins-items'.BB3:'Correlated_bins-items'.BB3 'Correlated_bins-items'.BD3:'Correlated_bins-items'.BD3 'Correlated_bins-items'.BF3:'Correlated_bins-items'.BF3 'Correlated_bins-items'.BH3:'Correlated_bins-items'.BH3 'Correlated_bins-items'.BJ3:'Correlated_bins-items'.BJ3 'Correlated_bins-items'.BL3:'Correlated_bins-items'.BL3 'Correlated_bins-items'.BN3:'Correlated_bins-items'.BN3 'Correlated_bins-items'.BP3:'Correlated_bins-items'.BP3" chart:label-cell-address="'Correlated_bins-items'.A3:'Correlated_bins-items'.A3" chart:class="chart:bar">
            <chart:data-point chart:repeated="31"/>
          </chart:series>
          <chart:series chart:style-name="ch9" chart:values-cell-range-address="'Correlated_bins-items'.H4:'Correlated_bins-items'.H4 'Correlated_bins-items'.J4:'Correlated_bins-items'.J4 'Correlated_bins-items'.L4:'Correlated_bins-items'.L4 'Correlated_bins-items'.N4:'Correlated_bins-items'.N4 'Correlated_bins-items'.P4:'Correlated_bins-items'.P4 'Correlated_bins-items'.R4:'Correlated_bins-items'.R4 'Correlated_bins-items'.T4:'Correlated_bins-items'.T4 'Correlated_bins-items'.V4:'Correlated_bins-items'.V4 'Correlated_bins-items'.X4:'Correlated_bins-items'.X4 'Correlated_bins-items'.Z4:'Correlated_bins-items'.Z4 'Correlated_bins-items'.AB4:'Correlated_bins-items'.AB4 'Correlated_bins-items'.AD4:'Correlated_bins-items'.AD4 'Correlated_bins-items'.AF4:'Correlated_bins-items'.AF4 'Correlated_bins-items'.AH4:'Correlated_bins-items'.AH4 'Correlated_bins-items'.AJ4:'Correlated_bins-items'.AJ4 'Correlated_bins-items'.AL4:'Correlated_bins-items'.AL4 'Correlated_bins-items'.AN4:'Correlated_bins-items'.AN4 'Correlated_bins-items'.AP4:'Correlated_bins-items'.AP4 'Correlated_bins-items'.AR4:'Correlated_bins-items'.AR4 'Correlated_bins-items'.AT4:'Correlated_bins-items'.AT4 'Correlated_bins-items'.AV4:'Correlated_bins-items'.AV4 'Correlated_bins-items'.AX4:'Correlated_bins-items'.AX4 'Correlated_bins-items'.AZ4:'Correlated_bins-items'.AZ4 'Correlated_bins-items'.BB4:'Correlated_bins-items'.BB4 'Correlated_bins-items'.BD4:'Correlated_bins-items'.BD4 'Correlated_bins-items'.BF4:'Correlated_bins-items'.BF4 'Correlated_bins-items'.BH4:'Correlated_bins-items'.BH4 'Correlated_bins-items'.BJ4:'Correlated_bins-items'.BJ4 'Correlated_bins-items'.BL4:'Correlated_bins-items'.BL4 'Correlated_bins-items'.BN4:'Correlated_bins-items'.BN4 'Correlated_bins-items'.BP4:'Correlated_bins-items'.BP4" chart:label-cell-address="'Correlated_bins-items'.A4:'Correlated_bins-items'.A4" chart:class="chart:bar">
            <chart:data-point chart:repeated="31"/>
          </chart:series>
          <chart:series chart:style-name="ch10" chart:values-cell-range-address="'Correlated_bins-items'.H5:'Correlated_bins-items'.H5 'Correlated_bins-items'.J5:'Correlated_bins-items'.J5 'Correlated_bins-items'.L5:'Correlated_bins-items'.L5 'Correlated_bins-items'.N5:'Correlated_bins-items'.N5 'Correlated_bins-items'.P5:'Correlated_bins-items'.P5 'Correlated_bins-items'.R5:'Correlated_bins-items'.R5 'Correlated_bins-items'.T5:'Correlated_bins-items'.T5 'Correlated_bins-items'.V5:'Correlated_bins-items'.V5 'Correlated_bins-items'.X5:'Correlated_bins-items'.X5 'Correlated_bins-items'.Z5:'Correlated_bins-items'.Z5 'Correlated_bins-items'.AB5:'Correlated_bins-items'.AB5 'Correlated_bins-items'.AD5:'Correlated_bins-items'.AD5 'Correlated_bins-items'.AF5:'Correlated_bins-items'.AF5 'Correlated_bins-items'.AH5:'Correlated_bins-items'.AH5 'Correlated_bins-items'.AJ5:'Correlated_bins-items'.AJ5 'Correlated_bins-items'.AL5:'Correlated_bins-items'.AL5 'Correlated_bins-items'.AN5:'Correlated_bins-items'.AN5 'Correlated_bins-items'.AP5:'Correlated_bins-items'.AP5 'Correlated_bins-items'.AR5:'Correlated_bins-items'.AR5 'Correlated_bins-items'.AT5:'Correlated_bins-items'.AT5 'Correlated_bins-items'.AV5:'Correlated_bins-items'.AV5 'Correlated_bins-items'.AX5:'Correlated_bins-items'.AX5 'Correlated_bins-items'.AZ5:'Correlated_bins-items'.AZ5 'Correlated_bins-items'.BB5:'Correlated_bins-items'.BB5 'Correlated_bins-items'.BD5:'Correlated_bins-items'.BD5 'Correlated_bins-items'.BF5:'Correlated_bins-items'.BF5 'Correlated_bins-items'.BH5:'Correlated_bins-items'.BH5 'Correlated_bins-items'.BJ5:'Correlated_bins-items'.BJ5 'Correlated_bins-items'.BL5:'Correlated_bins-items'.BL5 'Correlated_bins-items'.BN5:'Correlated_bins-items'.BN5 'Correlated_bins-items'.BP5:'Correlated_bins-items'.BP5" chart:label-cell-address="'Correlated_bins-items'.A5:'Correlated_bins-items'.A5" chart:class="chart:bar">
            <chart:data-point chart:repeated="31"/>
          </chart:series>
          <chart:series chart:style-name="ch11" chart:values-cell-range-address="'Correlated_bins-items'.H6:'Correlated_bins-items'.H6 'Correlated_bins-items'.J6:'Correlated_bins-items'.J6 'Correlated_bins-items'.L6:'Correlated_bins-items'.L6 'Correlated_bins-items'.N6:'Correlated_bins-items'.N6 'Correlated_bins-items'.P6:'Correlated_bins-items'.P6 'Correlated_bins-items'.R6:'Correlated_bins-items'.R6 'Correlated_bins-items'.T6:'Correlated_bins-items'.T6 'Correlated_bins-items'.V6:'Correlated_bins-items'.V6 'Correlated_bins-items'.X6:'Correlated_bins-items'.X6 'Correlated_bins-items'.Z6:'Correlated_bins-items'.Z6 'Correlated_bins-items'.AB6:'Correlated_bins-items'.AB6 'Correlated_bins-items'.AD6:'Correlated_bins-items'.AD6 'Correlated_bins-items'.AF6:'Correlated_bins-items'.AF6 'Correlated_bins-items'.AH6:'Correlated_bins-items'.AH6 'Correlated_bins-items'.AJ6:'Correlated_bins-items'.AJ6 'Correlated_bins-items'.AL6:'Correlated_bins-items'.AL6 'Correlated_bins-items'.AN6:'Correlated_bins-items'.AN6 'Correlated_bins-items'.AP6:'Correlated_bins-items'.AP6 'Correlated_bins-items'.AR6:'Correlated_bins-items'.AR6 'Correlated_bins-items'.AT6:'Correlated_bins-items'.AT6 'Correlated_bins-items'.AV6:'Correlated_bins-items'.AV6 'Correlated_bins-items'.AX6:'Correlated_bins-items'.AX6 'Correlated_bins-items'.AZ6:'Correlated_bins-items'.AZ6 'Correlated_bins-items'.BB6:'Correlated_bins-items'.BB6 'Correlated_bins-items'.BD6:'Correlated_bins-items'.BD6 'Correlated_bins-items'.BF6:'Correlated_bins-items'.BF6 'Correlated_bins-items'.BH6:'Correlated_bins-items'.BH6 'Correlated_bins-items'.BJ6:'Correlated_bins-items'.BJ6 'Correlated_bins-items'.BL6:'Correlated_bins-items'.BL6 'Correlated_bins-items'.BN6:'Correlated_bins-items'.BN6 'Correlated_bins-items'.BP6:'Correlated_bins-items'.BP6" chart:label-cell-address="'Correlated_bins-items'.A6:'Correlated_bins-items'.A6" chart:class="chart:bar">
            <chart:data-point chart:repeated="31"/>
          </chart:series>
          <chart:series chart:style-name="ch12" chart:values-cell-range-address="'Correlated_bins-items'.H7:'Correlated_bins-items'.H7 'Correlated_bins-items'.J7:'Correlated_bins-items'.J7 'Correlated_bins-items'.L7:'Correlated_bins-items'.L7 'Correlated_bins-items'.N7:'Correlated_bins-items'.N7 'Correlated_bins-items'.P7:'Correlated_bins-items'.P7 'Correlated_bins-items'.R7:'Correlated_bins-items'.R7 'Correlated_bins-items'.T7:'Correlated_bins-items'.T7 'Correlated_bins-items'.V7:'Correlated_bins-items'.V7 'Correlated_bins-items'.X7:'Correlated_bins-items'.X7 'Correlated_bins-items'.Z7:'Correlated_bins-items'.Z7 'Correlated_bins-items'.AB7:'Correlated_bins-items'.AB7 'Correlated_bins-items'.AD7:'Correlated_bins-items'.AD7 'Correlated_bins-items'.AF7:'Correlated_bins-items'.AF7 'Correlated_bins-items'.AH7:'Correlated_bins-items'.AH7 'Correlated_bins-items'.AJ7:'Correlated_bins-items'.AJ7 'Correlated_bins-items'.AL7:'Correlated_bins-items'.AL7 'Correlated_bins-items'.AN7:'Correlated_bins-items'.AN7 'Correlated_bins-items'.AP7:'Correlated_bins-items'.AP7 'Correlated_bins-items'.AR7:'Correlated_bins-items'.AR7 'Correlated_bins-items'.AT7:'Correlated_bins-items'.AT7 'Correlated_bins-items'.AV7:'Correlated_bins-items'.AV7 'Correlated_bins-items'.AX7:'Correlated_bins-items'.AX7 'Correlated_bins-items'.AZ7:'Correlated_bins-items'.AZ7 'Correlated_bins-items'.BB7:'Correlated_bins-items'.BB7 'Correlated_bins-items'.BD7:'Correlated_bins-items'.BD7 'Correlated_bins-items'.BF7:'Correlated_bins-items'.BF7 'Correlated_bins-items'.BH7:'Correlated_bins-items'.BH7 'Correlated_bins-items'.BJ7:'Correlated_bins-items'.BJ7 'Correlated_bins-items'.BL7:'Correlated_bins-items'.BL7 'Correlated_bins-items'.BN7:'Correlated_bins-items'.BN7 'Correlated_bins-items'.BP7:'Correlated_bins-items'.BP7" chart:label-cell-address="'Correlated_bins-items'.A7:'Correlated_bins-items'.A7" chart:class="chart:bar">
            <chart:data-point chart:repeated="31"/>
          </chart:series>
          <chart:series chart:style-name="ch13" chart:values-cell-range-address="'Correlated_bins-items'.H8:'Correlated_bins-items'.H8 'Correlated_bins-items'.J8:'Correlated_bins-items'.J8 'Correlated_bins-items'.L8:'Correlated_bins-items'.L8 'Correlated_bins-items'.N8:'Correlated_bins-items'.N8 'Correlated_bins-items'.P8:'Correlated_bins-items'.P8 'Correlated_bins-items'.R8:'Correlated_bins-items'.R8 'Correlated_bins-items'.T8:'Correlated_bins-items'.T8 'Correlated_bins-items'.V8:'Correlated_bins-items'.V8 'Correlated_bins-items'.X8:'Correlated_bins-items'.X8 'Correlated_bins-items'.Z8:'Correlated_bins-items'.Z8 'Correlated_bins-items'.AB8:'Correlated_bins-items'.AB8 'Correlated_bins-items'.AD8:'Correlated_bins-items'.AD8 'Correlated_bins-items'.AF8:'Correlated_bins-items'.AF8 'Correlated_bins-items'.AH8:'Correlated_bins-items'.AH8 'Correlated_bins-items'.AJ8:'Correlated_bins-items'.AJ8 'Correlated_bins-items'.AL8:'Correlated_bins-items'.AL8 'Correlated_bins-items'.AN8:'Correlated_bins-items'.AN8 'Correlated_bins-items'.AP8:'Correlated_bins-items'.AP8 'Correlated_bins-items'.AR8:'Correlated_bins-items'.AR8 'Correlated_bins-items'.AT8:'Correlated_bins-items'.AT8 'Correlated_bins-items'.AV8:'Correlated_bins-items'.AV8 'Correlated_bins-items'.AX8:'Correlated_bins-items'.AX8 'Correlated_bins-items'.AZ8:'Correlated_bins-items'.AZ8 'Correlated_bins-items'.BB8:'Correlated_bins-items'.BB8 'Correlated_bins-items'.BD8:'Correlated_bins-items'.BD8 'Correlated_bins-items'.BF8:'Correlated_bins-items'.BF8 'Correlated_bins-items'.BH8:'Correlated_bins-items'.BH8 'Correlated_bins-items'.BJ8:'Correlated_bins-items'.BJ8 'Correlated_bins-items'.BL8:'Correlated_bins-items'.BL8 'Correlated_bins-items'.BN8:'Correlated_bins-items'.BN8 'Correlated_bins-items'.BP8:'Correlated_bins-items'.BP8" chart:label-cell-address="'Correlated_bins-items'.A8:'Correlated_bins-items'.A8" chart:class="chart:bar">
            <chart:data-point chart:repeated="31"/>
          </chart:series>
          <chart:series chart:style-name="ch14" chart:values-cell-range-address="'Correlated_bins-items'.H9:'Correlated_bins-items'.H9 'Correlated_bins-items'.J9:'Correlated_bins-items'.J9 'Correlated_bins-items'.L9:'Correlated_bins-items'.L9 'Correlated_bins-items'.N9:'Correlated_bins-items'.N9 'Correlated_bins-items'.P9:'Correlated_bins-items'.P9 'Correlated_bins-items'.R9:'Correlated_bins-items'.R9 'Correlated_bins-items'.T9:'Correlated_bins-items'.T9 'Correlated_bins-items'.V9:'Correlated_bins-items'.V9 'Correlated_bins-items'.X9:'Correlated_bins-items'.X9 'Correlated_bins-items'.Z9:'Correlated_bins-items'.Z9 'Correlated_bins-items'.AB9:'Correlated_bins-items'.AB9 'Correlated_bins-items'.AD9:'Correlated_bins-items'.AD9 'Correlated_bins-items'.AF9:'Correlated_bins-items'.AF9 'Correlated_bins-items'.AH9:'Correlated_bins-items'.AH9 'Correlated_bins-items'.AJ9:'Correlated_bins-items'.AJ9 'Correlated_bins-items'.AL9:'Correlated_bins-items'.AL9 'Correlated_bins-items'.AN9:'Correlated_bins-items'.AN9 'Correlated_bins-items'.AP9:'Correlated_bins-items'.AP9 'Correlated_bins-items'.AR9:'Correlated_bins-items'.AR9 'Correlated_bins-items'.AT9:'Correlated_bins-items'.AT9 'Correlated_bins-items'.AV9:'Correlated_bins-items'.AV9 'Correlated_bins-items'.AX9:'Correlated_bins-items'.AX9 'Correlated_bins-items'.AZ9:'Correlated_bins-items'.AZ9 'Correlated_bins-items'.BB9:'Correlated_bins-items'.BB9 'Correlated_bins-items'.BD9:'Correlated_bins-items'.BD9 'Correlated_bins-items'.BF9:'Correlated_bins-items'.BF9 'Correlated_bins-items'.BH9:'Correlated_bins-items'.BH9 'Correlated_bins-items'.BJ9:'Correlated_bins-items'.BJ9 'Correlated_bins-items'.BL9:'Correlated_bins-items'.BL9 'Correlated_bins-items'.BN9:'Correlated_bins-items'.BN9 'Correlated_bins-items'.BP9:'Correlated_bins-items'.BP9" chart:label-cell-address="'Correlated_bins-items'.A9:'Correlated_bins-items'.A9" chart:class="chart:bar">
            <chart:data-point chart:repeated="31"/>
          </chart:series>
          <chart:series chart:style-name="ch15" chart:values-cell-range-address="'Correlated_bins-items'.H10:'Correlated_bins-items'.H10 'Correlated_bins-items'.J10:'Correlated_bins-items'.J10 'Correlated_bins-items'.L10:'Correlated_bins-items'.L10 'Correlated_bins-items'.N10:'Correlated_bins-items'.N10 'Correlated_bins-items'.P10:'Correlated_bins-items'.P10 'Correlated_bins-items'.R10:'Correlated_bins-items'.R10 'Correlated_bins-items'.T10:'Correlated_bins-items'.T10 'Correlated_bins-items'.V10:'Correlated_bins-items'.V10 'Correlated_bins-items'.X10:'Correlated_bins-items'.X10 'Correlated_bins-items'.Z10:'Correlated_bins-items'.Z10 'Correlated_bins-items'.AB10:'Correlated_bins-items'.AB10 'Correlated_bins-items'.AD10:'Correlated_bins-items'.AD10 'Correlated_bins-items'.AF10:'Correlated_bins-items'.AF10 'Correlated_bins-items'.AH10:'Correlated_bins-items'.AH10 'Correlated_bins-items'.AJ10:'Correlated_bins-items'.AJ10 'Correlated_bins-items'.AL10:'Correlated_bins-items'.AL10 'Correlated_bins-items'.AN10:'Correlated_bins-items'.AN10 'Correlated_bins-items'.AP10:'Correlated_bins-items'.AP10 'Correlated_bins-items'.AR10:'Correlated_bins-items'.AR10 'Correlated_bins-items'.AT10:'Correlated_bins-items'.AT10 'Correlated_bins-items'.AV10:'Correlated_bins-items'.AV10 'Correlated_bins-items'.AX10:'Correlated_bins-items'.AX10 'Correlated_bins-items'.AZ10:'Correlated_bins-items'.AZ10 'Correlated_bins-items'.BB10:'Correlated_bins-items'.BB10 'Correlated_bins-items'.BD10:'Correlated_bins-items'.BD10 'Correlated_bins-items'.BF10:'Correlated_bins-items'.BF10 'Correlated_bins-items'.BH10:'Correlated_bins-items'.BH10 'Correlated_bins-items'.BJ10:'Correlated_bins-items'.BJ10 'Correlated_bins-items'.BL10:'Correlated_bins-items'.BL10 'Correlated_bins-items'.BN10:'Correlated_bins-items'.BN10 'Correlated_bins-items'.BP10:'Correlated_bins-items'.BP10" chart:label-cell-address="'Correlated_bins-items'.A10:'Correlated_bins-items'.A10" chart:class="chart:bar">
            <chart:data-point chart:repeated="31"/>
          </chart:series>
          <chart:series chart:style-name="ch16" chart:values-cell-range-address="'Correlated_bins-items'.H11:'Correlated_bins-items'.H11 'Correlated_bins-items'.J11:'Correlated_bins-items'.J11 'Correlated_bins-items'.L11:'Correlated_bins-items'.L11 'Correlated_bins-items'.N11:'Correlated_bins-items'.N11 'Correlated_bins-items'.P11:'Correlated_bins-items'.P11 'Correlated_bins-items'.R11:'Correlated_bins-items'.R11 'Correlated_bins-items'.T11:'Correlated_bins-items'.T11 'Correlated_bins-items'.V11:'Correlated_bins-items'.V11 'Correlated_bins-items'.X11:'Correlated_bins-items'.X11 'Correlated_bins-items'.Z11:'Correlated_bins-items'.Z11 'Correlated_bins-items'.AB11:'Correlated_bins-items'.AB11 'Correlated_bins-items'.AD11:'Correlated_bins-items'.AD11 'Correlated_bins-items'.AF11:'Correlated_bins-items'.AF11 'Correlated_bins-items'.AH11:'Correlated_bins-items'.AH11 'Correlated_bins-items'.AJ11:'Correlated_bins-items'.AJ11 'Correlated_bins-items'.AL11:'Correlated_bins-items'.AL11 'Correlated_bins-items'.AN11:'Correlated_bins-items'.AN11 'Correlated_bins-items'.AP11:'Correlated_bins-items'.AP11 'Correlated_bins-items'.AR11:'Correlated_bins-items'.AR11 'Correlated_bins-items'.AT11:'Correlated_bins-items'.AT11 'Correlated_bins-items'.AV11:'Correlated_bins-items'.AV11 'Correlated_bins-items'.AX11:'Correlated_bins-items'.AX11 'Correlated_bins-items'.AZ11:'Correlated_bins-items'.AZ11 'Correlated_bins-items'.BB11:'Correlated_bins-items'.BB11 'Correlated_bins-items'.BD11:'Correlated_bins-items'.BD11 'Correlated_bins-items'.BF11:'Correlated_bins-items'.BF11 'Correlated_bins-items'.BH11:'Correlated_bins-items'.BH11 'Correlated_bins-items'.BJ11:'Correlated_bins-items'.BJ11 'Correlated_bins-items'.BL11:'Correlated_bins-items'.BL11 'Correlated_bins-items'.BN11:'Correlated_bins-items'.BN11 'Correlated_bins-items'.BP11:'Correlated_bins-items'.BP11" chart:label-cell-address="'Correlated_bins-items'.A11:'Correlated_bins-items'.A11" chart:class="chart:bar">
            <chart:data-point chart:repeated="3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ns</text:p>
                <draw:g>
                  <svg:desc>'Correlated_bins-items'.H1:'Correlated_bins-items'.H1 'Correlated_bins-items'.J1:'Correlated_bins-items'.J1 'Correlated_bins-items'.L1:'Correlated_bins-items'.L1 'Correlated_bins-items'.N1:'Correlated_bins-items'.N1 'Correlated_bins-items'.P1:'Correlated_bins-items'.P1 'Correlated_bins-items'.R1:'Correlated_bins-items'.R1 'Correlated_bins-items'.T1:'Correlated_bins-items'.T1 'Correlated_bins-items'.V1:'Correlated_bins-items'.V1 'Correlated_bins-items'.X1:'Correlated_bins-items'.X1 'Correlated_bins-items'.Z1:'Correlated_bins-items'.Z1 'Correlated_bins-items'.AB1:'Correlated_bins-items'.AB1 'Correlated_bins-items'.AD1:'Correlated_bins-items'.AD1 'Correlated_bins-items'.AF1:'Correlated_bins-items'.AF1 'Correlated_bins-items'.AH1:'Correlated_bins-items'.AH1 'Correlated_bins-items'.AJ1:'Correlated_bins-items'.AJ1 'Correlated_bins-items'.AL1:'Correlated_bins-items'.AL1 'Correlated_bins-items'.AN1:'Correlated_bins-items'.AN1 'Correlated_bins-items'.AP1:'Correlated_bins-items'.AP1 'Correlated_bins-items'.AR1:'Correlated_bins-items'.AR1 'Correlated_bins-items'.AT1:'Correlated_bins-items'.AT1 'Correlated_bins-items'.AV1:'Correlated_bins-items'.AV1 'Correlated_bins-items'.AX1:'Correlated_bins-items'.AX1 'Correlated_bins-items'.AZ1:'Correlated_bins-items'.AZ1 'Correlated_bins-items'.BB1:'Correlated_bins-items'.BB1 'Correlated_bins-items'.BD1:'Correlated_bins-items'.BD1 'Correlated_bins-items'.BF1:'Correlated_bins-items'.BF1 'Correlated_bins-items'.BH1:'Correlated_bins-items'.BH1 'Correlated_bins-items'.BJ1:'Correlated_bins-items'.BJ1 'Correlated_bins-items'.BL1:'Correlated_bins-items'.BL1 'Correlated_bins-items'.BN1:'Correlated_bins-items'.BN1 'Correlated_bins-items'.BP1:'Correlated_bins-items'.BP1</svg:desc>
                </draw:g>
              </table:table-cell>
              <table:table-cell office:value-type="string">
                <text:p>shuff1_ns</text:p>
              </table:table-cell>
              <table:table-cell office:value-type="string">
                <text:p>1/C_ns</text:p>
              </table:table-cell>
              <table:table-cell office:value-type="string">
                <text:p>1/R_ns</text:p>
              </table:table-cell>
              <table:table-cell office:value-type="string">
                <text:p>R/C_ns</text:p>
              </table:table-cell>
              <table:table-cell office:value-type="string">
                <text:p>ic_shuff_ns</text:p>
              </table:table-cell>
              <table:table-cell office:value-type="string">
                <text:p>ic_dyn_1/C_ns</text:p>
              </table:table-cell>
              <table:table-cell office:value-type="string">
                <text:p>ic_dyn_1/R_ns</text:p>
              </table:table-cell>
              <table:table-cell office:value-type="string">
                <text:p>ic_dyn_R/C_ns</text:p>
              </table:table-cell>
              <table:table-cell office:value-type="string">
                <text:p>bc_shuff_ns</text:p>
              </table:table-cell>
              <table:table-cell office:value-type="string">
                <text:p>bc_dyn_1/C_ns</text:p>
              </table:table-cell>
              <table:table-cell office:value-type="string">
                <text:p>bc_dyn_1/R_ns</text:p>
              </table:table-cell>
              <table:table-cell office:value-type="string">
                <text:p>bc_dyn_R/C_ns</text:p>
              </table:table-cell>
              <table:table-cell office:value-type="string">
                <text:p>bb_nothing_ns</text:p>
              </table:table-cell>
              <table:table-cell office:value-type="string">
                <text:p>bb_shuff1_ns</text:p>
              </table:table-cell>
              <table:table-cell office:value-type="string">
                <text:p>bb_shuff_ns</text:p>
              </table:table-cell>
              <table:table-cell office:value-type="string">
                <text:p>bb_st_1/C_ns</text:p>
              </table:table-cell>
              <table:table-cell office:value-type="string">
                <text:p>bb_dyn_1/C_ns</text:p>
              </table:table-cell>
              <table:table-cell office:value-type="string">
                <text:p>bb_st_1/R_ns</text:p>
              </table:table-cell>
              <table:table-cell office:value-type="string">
                <text:p>bb_dyn_1/R_ns</text:p>
              </table:table-cell>
              <table:table-cell office:value-type="string">
                <text:p>bb_st_R/C_ns</text:p>
              </table:table-cell>
              <table:table-cell office:value-type="string">
                <text:p>bb_dyn_R/C_ns</text:p>
              </table:table-cell>
              <table:table-cell office:value-type="string">
                <text:p>sbb_nothing_ns</text:p>
              </table:table-cell>
              <table:table-cell office:value-type="string">
                <text:p>sbb_shuff1_ns</text:p>
              </table:table-cell>
              <table:table-cell office:value-type="string">
                <text:p>sbb_shuff_ns</text:p>
              </table:table-cell>
              <table:table-cell office:value-type="string">
                <text:p>sbb_st_1/C_ns</text:p>
              </table:table-cell>
              <table:table-cell office:value-type="string">
                <text:p>sbb_dyn_1/C_ns</text:p>
              </table:table-cell>
              <table:table-cell office:value-type="string">
                <text:p>sbb_st_1/R_ns</text:p>
              </table:table-cell>
              <table:table-cell office:value-type="string">
                <text:p>sbb_dyn_1/R_ns</text:p>
              </table:table-cell>
              <table:table-cell office:value-type="string">
                <text:p>sbb_st_R/C_ns</text:p>
              </table:table-cell>
              <table:table-cell office:value-type="string">
                <text:p>sbb_dyn_R/C_ns</text:p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Correlated_bins-items'.A2:'Correlated_bins-items'.A2</svg:desc>
                </draw:g>
              </table:table-cell>
              <table:table-cell office:value-type="float" office:value="50">
                <text:p>50</text:p>
                <draw:g>
                  <svg:desc>'Correlated_bins-items'.H2:'Correlated_bins-items'.H2 'Correlated_bins-items'.J2:'Correlated_bins-items'.J2 'Correlated_bins-items'.L2:'Correlated_bins-items'.L2 'Correlated_bins-items'.N2:'Correlated_bins-items'.N2 'Correlated_bins-items'.P2:'Correlated_bins-items'.P2 'Correlated_bins-items'.R2:'Correlated_bins-items'.R2 'Correlated_bins-items'.T2:'Correlated_bins-items'.T2 'Correlated_bins-items'.V2:'Correlated_bins-items'.V2 'Correlated_bins-items'.X2:'Correlated_bins-items'.X2 'Correlated_bins-items'.Z2:'Correlated_bins-items'.Z2 'Correlated_bins-items'.AB2:'Correlated_bins-items'.AB2 'Correlated_bins-items'.AD2:'Correlated_bins-items'.AD2 'Correlated_bins-items'.AF2:'Correlated_bins-items'.AF2 'Correlated_bins-items'.AH2:'Correlated_bins-items'.AH2 'Correlated_bins-items'.AJ2:'Correlated_bins-items'.AJ2 'Correlated_bins-items'.AL2:'Correlated_bins-items'.AL2 'Correlated_bins-items'.AN2:'Correlated_bins-items'.AN2 'Correlated_bins-items'.AP2:'Correlated_bins-items'.AP2 'Correlated_bins-items'.AR2:'Correlated_bins-items'.AR2 'Correlated_bins-items'.AT2:'Correlated_bins-items'.AT2 'Correlated_bins-items'.AV2:'Correlated_bins-items'.AV2 'Correlated_bins-items'.AX2:'Correlated_bins-items'.AX2 'Correlated_bins-items'.AZ2:'Correlated_bins-items'.AZ2 'Correlated_bins-items'.BB2:'Correlated_bins-items'.BB2 'Correlated_bins-items'.BD2:'Correlated_bins-items'.BD2 'Correlated_bins-items'.BF2:'Correlated_bins-items'.BF2 'Correlated_bins-items'.BH2:'Correlated_bins-items'.BH2 'Correlated_bins-items'.BJ2:'Correlated_bins-items'.BJ2 'Correlated_bins-items'.BL2:'Correlated_bins-items'.BL2 'Correlated_bins-items'.BN2:'Correlated_bins-items'.BN2 'Correlated_bins-items'.BP2:'Correlated_bins-items'.BP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_5</text:p>
                <draw:g>
                  <svg:desc>'Correlated_bins-items'.A3:'Correlated_bins-items'.A3</svg:desc>
                </draw:g>
              </table:table-cell>
              <table:table-cell office:value-type="float" office:value="46">
                <text:p>46</text:p>
                <draw:g>
                  <svg:desc>'Correlated_bins-items'.H3:'Correlated_bins-items'.H3 'Correlated_bins-items'.J3:'Correlated_bins-items'.J3 'Correlated_bins-items'.L3:'Correlated_bins-items'.L3 'Correlated_bins-items'.N3:'Correlated_bins-items'.N3 'Correlated_bins-items'.P3:'Correlated_bins-items'.P3 'Correlated_bins-items'.R3:'Correlated_bins-items'.R3 'Correlated_bins-items'.T3:'Correlated_bins-items'.T3 'Correlated_bins-items'.V3:'Correlated_bins-items'.V3 'Correlated_bins-items'.X3:'Correlated_bins-items'.X3 'Correlated_bins-items'.Z3:'Correlated_bins-items'.Z3 'Correlated_bins-items'.AB3:'Correlated_bins-items'.AB3 'Correlated_bins-items'.AD3:'Correlated_bins-items'.AD3 'Correlated_bins-items'.AF3:'Correlated_bins-items'.AF3 'Correlated_bins-items'.AH3:'Correlated_bins-items'.AH3 'Correlated_bins-items'.AJ3:'Correlated_bins-items'.AJ3 'Correlated_bins-items'.AL3:'Correlated_bins-items'.AL3 'Correlated_bins-items'.AN3:'Correlated_bins-items'.AN3 'Correlated_bins-items'.AP3:'Correlated_bins-items'.AP3 'Correlated_bins-items'.AR3:'Correlated_bins-items'.AR3 'Correlated_bins-items'.AT3:'Correlated_bins-items'.AT3 'Correlated_bins-items'.AV3:'Correlated_bins-items'.AV3 'Correlated_bins-items'.AX3:'Correlated_bins-items'.AX3 'Correlated_bins-items'.AZ3:'Correlated_bins-items'.AZ3 'Correlated_bins-items'.BB3:'Correlated_bins-items'.BB3 'Correlated_bins-items'.BD3:'Correlated_bins-items'.BD3 'Correlated_bins-items'.BF3:'Correlated_bins-items'.BF3 'Correlated_bins-items'.BH3:'Correlated_bins-items'.BH3 'Correlated_bins-items'.BJ3:'Correlated_bins-items'.BJ3 'Correlated_bins-items'.BL3:'Correlated_bins-items'.BL3 'Correlated_bins-items'.BN3:'Correlated_bins-items'.BN3 'Correlated_bins-items'.BP3:'Correlated_bins-items'.BP3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5">
                <text:p>1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_10</text:p>
                <draw:g>
                  <svg:desc>'Correlated_bins-items'.A4:'Correlated_bins-items'.A4</svg:desc>
                </draw:g>
              </table:table-cell>
              <table:table-cell office:value-type="float" office:value="22">
                <text:p>22</text:p>
                <draw:g>
                  <svg:desc>'Correlated_bins-items'.H4:'Correlated_bins-items'.H4 'Correlated_bins-items'.J4:'Correlated_bins-items'.J4 'Correlated_bins-items'.L4:'Correlated_bins-items'.L4 'Correlated_bins-items'.N4:'Correlated_bins-items'.N4 'Correlated_bins-items'.P4:'Correlated_bins-items'.P4 'Correlated_bins-items'.R4:'Correlated_bins-items'.R4 'Correlated_bins-items'.T4:'Correlated_bins-items'.T4 'Correlated_bins-items'.V4:'Correlated_bins-items'.V4 'Correlated_bins-items'.X4:'Correlated_bins-items'.X4 'Correlated_bins-items'.Z4:'Correlated_bins-items'.Z4 'Correlated_bins-items'.AB4:'Correlated_bins-items'.AB4 'Correlated_bins-items'.AD4:'Correlated_bins-items'.AD4 'Correlated_bins-items'.AF4:'Correlated_bins-items'.AF4 'Correlated_bins-items'.AH4:'Correlated_bins-items'.AH4 'Correlated_bins-items'.AJ4:'Correlated_bins-items'.AJ4 'Correlated_bins-items'.AL4:'Correlated_bins-items'.AL4 'Correlated_bins-items'.AN4:'Correlated_bins-items'.AN4 'Correlated_bins-items'.AP4:'Correlated_bins-items'.AP4 'Correlated_bins-items'.AR4:'Correlated_bins-items'.AR4 'Correlated_bins-items'.AT4:'Correlated_bins-items'.AT4 'Correlated_bins-items'.AV4:'Correlated_bins-items'.AV4 'Correlated_bins-items'.AX4:'Correlated_bins-items'.AX4 'Correlated_bins-items'.AZ4:'Correlated_bins-items'.AZ4 'Correlated_bins-items'.BB4:'Correlated_bins-items'.BB4 'Correlated_bins-items'.BD4:'Correlated_bins-items'.BD4 'Correlated_bins-items'.BF4:'Correlated_bins-items'.BF4 'Correlated_bins-items'.BH4:'Correlated_bins-items'.BH4 'Correlated_bins-items'.BJ4:'Correlated_bins-items'.BJ4 'Correlated_bins-items'.BL4:'Correlated_bins-items'.BL4 'Correlated_bins-items'.BN4:'Correlated_bins-items'.BN4 'Correlated_bins-items'.BP4:'Correlated_bins-items'.BP4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3">
                <text:p>13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0_2</text:p>
                <draw:g>
                  <svg:desc>'Correlated_bins-items'.A5:'Correlated_bins-items'.A5</svg:desc>
                </draw:g>
              </table:table-cell>
              <table:table-cell office:value-type="float" office:value="82">
                <text:p>82</text:p>
                <draw:g>
                  <svg:desc>'Correlated_bins-items'.H5:'Correlated_bins-items'.H5 'Correlated_bins-items'.J5:'Correlated_bins-items'.J5 'Correlated_bins-items'.L5:'Correlated_bins-items'.L5 'Correlated_bins-items'.N5:'Correlated_bins-items'.N5 'Correlated_bins-items'.P5:'Correlated_bins-items'.P5 'Correlated_bins-items'.R5:'Correlated_bins-items'.R5 'Correlated_bins-items'.T5:'Correlated_bins-items'.T5 'Correlated_bins-items'.V5:'Correlated_bins-items'.V5 'Correlated_bins-items'.X5:'Correlated_bins-items'.X5 'Correlated_bins-items'.Z5:'Correlated_bins-items'.Z5 'Correlated_bins-items'.AB5:'Correlated_bins-items'.AB5 'Correlated_bins-items'.AD5:'Correlated_bins-items'.AD5 'Correlated_bins-items'.AF5:'Correlated_bins-items'.AF5 'Correlated_bins-items'.AH5:'Correlated_bins-items'.AH5 'Correlated_bins-items'.AJ5:'Correlated_bins-items'.AJ5 'Correlated_bins-items'.AL5:'Correlated_bins-items'.AL5 'Correlated_bins-items'.AN5:'Correlated_bins-items'.AN5 'Correlated_bins-items'.AP5:'Correlated_bins-items'.AP5 'Correlated_bins-items'.AR5:'Correlated_bins-items'.AR5 'Correlated_bins-items'.AT5:'Correlated_bins-items'.AT5 'Correlated_bins-items'.AV5:'Correlated_bins-items'.AV5 'Correlated_bins-items'.AX5:'Correlated_bins-items'.AX5 'Correlated_bins-items'.AZ5:'Correlated_bins-items'.AZ5 'Correlated_bins-items'.BB5:'Correlated_bins-items'.BB5 'Correlated_bins-items'.BD5:'Correlated_bins-items'.BD5 'Correlated_bins-items'.BF5:'Correlated_bins-items'.BF5 'Correlated_bins-items'.BH5:'Correlated_bins-items'.BH5 'Correlated_bins-items'.BJ5:'Correlated_bins-items'.BJ5 'Correlated_bins-items'.BL5:'Correlated_bins-items'.BL5 'Correlated_bins-items'.BN5:'Correlated_bins-items'.BN5 'Correlated_bins-items'.BP5:'Correlated_bins-items'.BP5</svg:desc>
                </draw:g>
              </table:table-cell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_5</text:p>
                <draw:g>
                  <svg:desc>'Correlated_bins-items'.A6:'Correlated_bins-items'.A6</svg:desc>
                </draw:g>
              </table:table-cell>
              <table:table-cell office:value-type="float" office:value="75">
                <text:p>75</text:p>
                <draw:g>
                  <svg:desc>'Correlated_bins-items'.H6:'Correlated_bins-items'.H6 'Correlated_bins-items'.J6:'Correlated_bins-items'.J6 'Correlated_bins-items'.L6:'Correlated_bins-items'.L6 'Correlated_bins-items'.N6:'Correlated_bins-items'.N6 'Correlated_bins-items'.P6:'Correlated_bins-items'.P6 'Correlated_bins-items'.R6:'Correlated_bins-items'.R6 'Correlated_bins-items'.T6:'Correlated_bins-items'.T6 'Correlated_bins-items'.V6:'Correlated_bins-items'.V6 'Correlated_bins-items'.X6:'Correlated_bins-items'.X6 'Correlated_bins-items'.Z6:'Correlated_bins-items'.Z6 'Correlated_bins-items'.AB6:'Correlated_bins-items'.AB6 'Correlated_bins-items'.AD6:'Correlated_bins-items'.AD6 'Correlated_bins-items'.AF6:'Correlated_bins-items'.AF6 'Correlated_bins-items'.AH6:'Correlated_bins-items'.AH6 'Correlated_bins-items'.AJ6:'Correlated_bins-items'.AJ6 'Correlated_bins-items'.AL6:'Correlated_bins-items'.AL6 'Correlated_bins-items'.AN6:'Correlated_bins-items'.AN6 'Correlated_bins-items'.AP6:'Correlated_bins-items'.AP6 'Correlated_bins-items'.AR6:'Correlated_bins-items'.AR6 'Correlated_bins-items'.AT6:'Correlated_bins-items'.AT6 'Correlated_bins-items'.AV6:'Correlated_bins-items'.AV6 'Correlated_bins-items'.AX6:'Correlated_bins-items'.AX6 'Correlated_bins-items'.AZ6:'Correlated_bins-items'.AZ6 'Correlated_bins-items'.BB6:'Correlated_bins-items'.BB6 'Correlated_bins-items'.BD6:'Correlated_bins-items'.BD6 'Correlated_bins-items'.BF6:'Correlated_bins-items'.BF6 'Correlated_bins-items'.BH6:'Correlated_bins-items'.BH6 'Correlated_bins-items'.BJ6:'Correlated_bins-items'.BJ6 'Correlated_bins-items'.BL6:'Correlated_bins-items'.BL6 'Correlated_bins-items'.BN6:'Correlated_bins-items'.BN6 'Correlated_bins-items'.BP6:'Correlated_bins-items'.BP6</svg:desc>
                </draw:g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_10</text:p>
                <draw:g>
                  <svg:desc>'Correlated_bins-items'.A7:'Correlated_bins-items'.A7</svg:desc>
                </draw:g>
              </table:table-cell>
              <table:table-cell office:value-type="float" office:value="60">
                <text:p>60</text:p>
                <draw:g>
                  <svg:desc>'Correlated_bins-items'.H7:'Correlated_bins-items'.H7 'Correlated_bins-items'.J7:'Correlated_bins-items'.J7 'Correlated_bins-items'.L7:'Correlated_bins-items'.L7 'Correlated_bins-items'.N7:'Correlated_bins-items'.N7 'Correlated_bins-items'.P7:'Correlated_bins-items'.P7 'Correlated_bins-items'.R7:'Correlated_bins-items'.R7 'Correlated_bins-items'.T7:'Correlated_bins-items'.T7 'Correlated_bins-items'.V7:'Correlated_bins-items'.V7 'Correlated_bins-items'.X7:'Correlated_bins-items'.X7 'Correlated_bins-items'.Z7:'Correlated_bins-items'.Z7 'Correlated_bins-items'.AB7:'Correlated_bins-items'.AB7 'Correlated_bins-items'.AD7:'Correlated_bins-items'.AD7 'Correlated_bins-items'.AF7:'Correlated_bins-items'.AF7 'Correlated_bins-items'.AH7:'Correlated_bins-items'.AH7 'Correlated_bins-items'.AJ7:'Correlated_bins-items'.AJ7 'Correlated_bins-items'.AL7:'Correlated_bins-items'.AL7 'Correlated_bins-items'.AN7:'Correlated_bins-items'.AN7 'Correlated_bins-items'.AP7:'Correlated_bins-items'.AP7 'Correlated_bins-items'.AR7:'Correlated_bins-items'.AR7 'Correlated_bins-items'.AT7:'Correlated_bins-items'.AT7 'Correlated_bins-items'.AV7:'Correlated_bins-items'.AV7 'Correlated_bins-items'.AX7:'Correlated_bins-items'.AX7 'Correlated_bins-items'.AZ7:'Correlated_bins-items'.AZ7 'Correlated_bins-items'.BB7:'Correlated_bins-items'.BB7 'Correlated_bins-items'.BD7:'Correlated_bins-items'.BD7 'Correlated_bins-items'.BF7:'Correlated_bins-items'.BF7 'Correlated_bins-items'.BH7:'Correlated_bins-items'.BH7 'Correlated_bins-items'.BJ7:'Correlated_bins-items'.BJ7 'Correlated_bins-items'.BL7:'Correlated_bins-items'.BL7 'Correlated_bins-items'.BN7:'Correlated_bins-items'.BN7 'Correlated_bins-items'.BP7:'Correlated_bins-items'.BP7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_2</text:p>
                <draw:g>
                  <svg:desc>'Correlated_bins-items'.A8:'Correlated_bins-items'.A8</svg:desc>
                </draw:g>
              </table:table-cell>
              <table:table-cell office:value-type="float" office:value="95">
                <text:p>95</text:p>
                <draw:g>
                  <svg:desc>'Correlated_bins-items'.H8:'Correlated_bins-items'.H8 'Correlated_bins-items'.J8:'Correlated_bins-items'.J8 'Correlated_bins-items'.L8:'Correlated_bins-items'.L8 'Correlated_bins-items'.N8:'Correlated_bins-items'.N8 'Correlated_bins-items'.P8:'Correlated_bins-items'.P8 'Correlated_bins-items'.R8:'Correlated_bins-items'.R8 'Correlated_bins-items'.T8:'Correlated_bins-items'.T8 'Correlated_bins-items'.V8:'Correlated_bins-items'.V8 'Correlated_bins-items'.X8:'Correlated_bins-items'.X8 'Correlated_bins-items'.Z8:'Correlated_bins-items'.Z8 'Correlated_bins-items'.AB8:'Correlated_bins-items'.AB8 'Correlated_bins-items'.AD8:'Correlated_bins-items'.AD8 'Correlated_bins-items'.AF8:'Correlated_bins-items'.AF8 'Correlated_bins-items'.AH8:'Correlated_bins-items'.AH8 'Correlated_bins-items'.AJ8:'Correlated_bins-items'.AJ8 'Correlated_bins-items'.AL8:'Correlated_bins-items'.AL8 'Correlated_bins-items'.AN8:'Correlated_bins-items'.AN8 'Correlated_bins-items'.AP8:'Correlated_bins-items'.AP8 'Correlated_bins-items'.AR8:'Correlated_bins-items'.AR8 'Correlated_bins-items'.AT8:'Correlated_bins-items'.AT8 'Correlated_bins-items'.AV8:'Correlated_bins-items'.AV8 'Correlated_bins-items'.AX8:'Correlated_bins-items'.AX8 'Correlated_bins-items'.AZ8:'Correlated_bins-items'.AZ8 'Correlated_bins-items'.BB8:'Correlated_bins-items'.BB8 'Correlated_bins-items'.BD8:'Correlated_bins-items'.BD8 'Correlated_bins-items'.BF8:'Correlated_bins-items'.BF8 'Correlated_bins-items'.BH8:'Correlated_bins-items'.BH8 'Correlated_bins-items'.BJ8:'Correlated_bins-items'.BJ8 'Correlated_bins-items'.BL8:'Correlated_bins-items'.BL8 'Correlated_bins-items'.BN8:'Correlated_bins-items'.BN8 'Correlated_bins-items'.BP8:'Correlated_bins-items'.BP8</svg:desc>
                </draw:g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_5</text:p>
                <draw:g>
                  <svg:desc>'Correlated_bins-items'.A9:'Correlated_bins-items'.A9</svg:desc>
                </draw:g>
              </table:table-cell>
              <table:table-cell office:value-type="float" office:value="97">
                <text:p>97</text:p>
                <draw:g>
                  <svg:desc>'Correlated_bins-items'.H9:'Correlated_bins-items'.H9 'Correlated_bins-items'.J9:'Correlated_bins-items'.J9 'Correlated_bins-items'.L9:'Correlated_bins-items'.L9 'Correlated_bins-items'.N9:'Correlated_bins-items'.N9 'Correlated_bins-items'.P9:'Correlated_bins-items'.P9 'Correlated_bins-items'.R9:'Correlated_bins-items'.R9 'Correlated_bins-items'.T9:'Correlated_bins-items'.T9 'Correlated_bins-items'.V9:'Correlated_bins-items'.V9 'Correlated_bins-items'.X9:'Correlated_bins-items'.X9 'Correlated_bins-items'.Z9:'Correlated_bins-items'.Z9 'Correlated_bins-items'.AB9:'Correlated_bins-items'.AB9 'Correlated_bins-items'.AD9:'Correlated_bins-items'.AD9 'Correlated_bins-items'.AF9:'Correlated_bins-items'.AF9 'Correlated_bins-items'.AH9:'Correlated_bins-items'.AH9 'Correlated_bins-items'.AJ9:'Correlated_bins-items'.AJ9 'Correlated_bins-items'.AL9:'Correlated_bins-items'.AL9 'Correlated_bins-items'.AN9:'Correlated_bins-items'.AN9 'Correlated_bins-items'.AP9:'Correlated_bins-items'.AP9 'Correlated_bins-items'.AR9:'Correlated_bins-items'.AR9 'Correlated_bins-items'.AT9:'Correlated_bins-items'.AT9 'Correlated_bins-items'.AV9:'Correlated_bins-items'.AV9 'Correlated_bins-items'.AX9:'Correlated_bins-items'.AX9 'Correlated_bins-items'.AZ9:'Correlated_bins-items'.AZ9 'Correlated_bins-items'.BB9:'Correlated_bins-items'.BB9 'Correlated_bins-items'.BD9:'Correlated_bins-items'.BD9 'Correlated_bins-items'.BF9:'Correlated_bins-items'.BF9 'Correlated_bins-items'.BH9:'Correlated_bins-items'.BH9 'Correlated_bins-items'.BJ9:'Correlated_bins-items'.BJ9 'Correlated_bins-items'.BL9:'Correlated_bins-items'.BL9 'Correlated_bins-items'.BN9:'Correlated_bins-items'.BN9 'Correlated_bins-items'.BP9:'Correlated_bins-items'.BP9</svg:desc>
                </draw:g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7">
                <text:p>4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_10</text:p>
                <draw:g>
                  <svg:desc>'Correlated_bins-items'.A10:'Correlated_bins-items'.A10</svg:desc>
                </draw:g>
              </table:table-cell>
              <table:table-cell office:value-type="float" office:value="88">
                <text:p>88</text:p>
                <draw:g>
                  <svg:desc>'Correlated_bins-items'.H10:'Correlated_bins-items'.H10 'Correlated_bins-items'.J10:'Correlated_bins-items'.J10 'Correlated_bins-items'.L10:'Correlated_bins-items'.L10 'Correlated_bins-items'.N10:'Correlated_bins-items'.N10 'Correlated_bins-items'.P10:'Correlated_bins-items'.P10 'Correlated_bins-items'.R10:'Correlated_bins-items'.R10 'Correlated_bins-items'.T10:'Correlated_bins-items'.T10 'Correlated_bins-items'.V10:'Correlated_bins-items'.V10 'Correlated_bins-items'.X10:'Correlated_bins-items'.X10 'Correlated_bins-items'.Z10:'Correlated_bins-items'.Z10 'Correlated_bins-items'.AB10:'Correlated_bins-items'.AB10 'Correlated_bins-items'.AD10:'Correlated_bins-items'.AD10 'Correlated_bins-items'.AF10:'Correlated_bins-items'.AF10 'Correlated_bins-items'.AH10:'Correlated_bins-items'.AH10 'Correlated_bins-items'.AJ10:'Correlated_bins-items'.AJ10 'Correlated_bins-items'.AL10:'Correlated_bins-items'.AL10 'Correlated_bins-items'.AN10:'Correlated_bins-items'.AN10 'Correlated_bins-items'.AP10:'Correlated_bins-items'.AP10 'Correlated_bins-items'.AR10:'Correlated_bins-items'.AR10 'Correlated_bins-items'.AT10:'Correlated_bins-items'.AT10 'Correlated_bins-items'.AV10:'Correlated_bins-items'.AV10 'Correlated_bins-items'.AX10:'Correlated_bins-items'.AX10 'Correlated_bins-items'.AZ10:'Correlated_bins-items'.AZ10 'Correlated_bins-items'.BB10:'Correlated_bins-items'.BB10 'Correlated_bins-items'.BD10:'Correlated_bins-items'.BD10 'Correlated_bins-items'.BF10:'Correlated_bins-items'.BF10 'Correlated_bins-items'.BH10:'Correlated_bins-items'.BH10 'Correlated_bins-items'.BJ10:'Correlated_bins-items'.BJ10 'Correlated_bins-items'.BL10:'Correlated_bins-items'.BL10 'Correlated_bins-items'.BN10:'Correlated_bins-items'.BN10 'Correlated_bins-items'.BP10:'Correlated_bins-items'.BP10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Average</text:p>
                <draw:g>
                  <svg:desc>'Correlated_bins-items'.A11:'Correlated_bins-items'.A11</svg:desc>
                </draw:g>
              </table:table-cell>
              <table:table-cell office:value-type="float" office:value="68.3333333333333">
                <text:p>68.3333333333333</text:p>
                <draw:g>
                  <svg:desc>'Correlated_bins-items'.H11:'Correlated_bins-items'.H11 'Correlated_bins-items'.J11:'Correlated_bins-items'.J11 'Correlated_bins-items'.L11:'Correlated_bins-items'.L11 'Correlated_bins-items'.N11:'Correlated_bins-items'.N11 'Correlated_bins-items'.P11:'Correlated_bins-items'.P11 'Correlated_bins-items'.R11:'Correlated_bins-items'.R11 'Correlated_bins-items'.T11:'Correlated_bins-items'.T11 'Correlated_bins-items'.V11:'Correlated_bins-items'.V11 'Correlated_bins-items'.X11:'Correlated_bins-items'.X11 'Correlated_bins-items'.Z11:'Correlated_bins-items'.Z11 'Correlated_bins-items'.AB11:'Correlated_bins-items'.AB11 'Correlated_bins-items'.AD11:'Correlated_bins-items'.AD11 'Correlated_bins-items'.AF11:'Correlated_bins-items'.AF11 'Correlated_bins-items'.AH11:'Correlated_bins-items'.AH11 'Correlated_bins-items'.AJ11:'Correlated_bins-items'.AJ11 'Correlated_bins-items'.AL11:'Correlated_bins-items'.AL11 'Correlated_bins-items'.AN11:'Correlated_bins-items'.AN11 'Correlated_bins-items'.AP11:'Correlated_bins-items'.AP11 'Correlated_bins-items'.AR11:'Correlated_bins-items'.AR11 'Correlated_bins-items'.AT11:'Correlated_bins-items'.AT11 'Correlated_bins-items'.AV11:'Correlated_bins-items'.AV11 'Correlated_bins-items'.AX11:'Correlated_bins-items'.AX11 'Correlated_bins-items'.AZ11:'Correlated_bins-items'.AZ11 'Correlated_bins-items'.BB11:'Correlated_bins-items'.BB11 'Correlated_bins-items'.BD11:'Correlated_bins-items'.BD11 'Correlated_bins-items'.BF11:'Correlated_bins-items'.BF11 'Correlated_bins-items'.BH11:'Correlated_bins-items'.BH11 'Correlated_bins-items'.BJ11:'Correlated_bins-items'.BJ11 'Correlated_bins-items'.BL11:'Correlated_bins-items'.BL11 'Correlated_bins-items'.BN11:'Correlated_bins-items'.BN11 'Correlated_bins-items'.BP11:'Correlated_bins-items'.BP11</svg:desc>
                </draw:g>
              </table:table-cell>
              <table:table-cell office:value-type="float" office:value="68.1111111111111">
                <text:p>68.1111111111111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99.4444444444444">
                <text:p>99.4444444444444</text:p>
              </table:table-cell>
              <table:table-cell office:value-type="float" office:value="99.4444444444444">
                <text:p>99.4444444444444</text:p>
              </table:table-cell>
              <table:table-cell office:value-type="float" office:value="99.4444444444444">
                <text:p>99.4444444444444</text:p>
              </table:table-cell>
              <table:table-cell office:value-type="float" office:value="10.8888888888889">
                <text:p>10.8888888888889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3.77777777777778">
                <text:p>3.77777777777778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99.2222222222222">
                <text:p>99.2222222222222</text:p>
              </table:table-cell>
              <table:table-cell office:value-type="float" office:value="99.2222222222222">
                <text:p>99.2222222222222</text:p>
              </table:table-cell>
              <table:table-cell office:value-type="float" office:value="99.2222222222222">
                <text:p>99.2222222222222</text:p>
              </table:table-cell>
              <table:table-cell office:value-type="float" office:value="99.2222222222222">
                <text:p>99.2222222222222</text:p>
              </table:table-cell>
              <table:table-cell office:value-type="float" office:value="99.2222222222222">
                <text:p>99.2222222222222</text:p>
              </table:table-cell>
              <table:table-cell office:value-type="float" office:value="99.2222222222222">
                <text:p>99.2222222222222</text:p>
              </table:table-cell>
              <table:table-cell office:value-type="float" office:value="35.4444444444444">
                <text:p>35.4444444444444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5.77777777777778">
                <text:p>5.77777777777778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99.3333333333333">
                <text:p>99.3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1.055cm" svg:height="14.116cm" xlink:href=".." xlink:type="simple" chart:class="chart:bar" chart:style-name="ch1">
        <chart:legend chart:legend-position="end" svg:x="34.702cm" svg:y="3.024cm" style:legend-expansion="high" chart:style-name="ch2"/>
        <chart:plot-area chart:style-name="ch3" table:cell-range-address="'Correlated_bins-items'.A1:'Correlated_bins-items'.A11 'Correlated_bins-items'.G1:'Correlated_bins-items'.G11 'Correlated_bins-items'.I1:'Correlated_bins-items'.I11 'Correlated_bins-items'.K1:'Correlated_bins-items'.K11 'Correlated_bins-items'.M1:'Correlated_bins-items'.M11 'Correlated_bins-items'.O1:'Correlated_bins-items'.O11 'Correlated_bins-items'.Q1:'Correlated_bins-items'.Q11 'Correlated_bins-items'.S1:'Correlated_bins-items'.S11 'Correlated_bins-items'.U1:'Correlated_bins-items'.U11 'Correlated_bins-items'.W1:'Correlated_bins-items'.W11 'Correlated_bins-items'.Y1:'Correlated_bins-items'.Y11 'Correlated_bins-items'.AA1:'Correlated_bins-items'.AA11 'Correlated_bins-items'.AC1:'Correlated_bins-items'.AC11 'Correlated_bins-items'.AE1:'Correlated_bins-items'.AE11 'Correlated_bins-items'.AG1:'Correlated_bins-items'.AG11 'Correlated_bins-items'.AI1:'Correlated_bins-items'.AI11 'Correlated_bins-items'.AK1:'Correlated_bins-items'.AK11 'Correlated_bins-items'.AM1:'Correlated_bins-items'.AM11 'Correlated_bins-items'.AO1:'Correlated_bins-items'.AO11 'Correlated_bins-items'.AQ1:'Correlated_bins-items'.AQ11 'Correlated_bins-items'.AS1:'Correlated_bins-items'.AS11 'Correlated_bins-items'.AU1:'Correlated_bins-items'.AU11 'Correlated_bins-items'.AW1:'Correlated_bins-items'.AW11 'Correlated_bins-items'.AY1:'Correlated_bins-items'.AY11 'Correlated_bins-items'.BA1:'Correlated_bins-items'.BA11 'Correlated_bins-items'.BC1:'Correlated_bins-items'.BC11 'Correlated_bins-items'.BE1:'Correlated_bins-items'.BE11 'Correlated_bins-items'.BG1:'Correlated_bins-items'.BG11 'Correlated_bins-items'.BI1:'Correlated_bins-items'.BI11 'Correlated_bins-items'.BK1:'Correlated_bins-items'.BK11 'Correlated_bins-items'.BM1:'Correlated_bins-items'.BM11 'Correlated_bins-items'.BO1:'Correlated_bins-items'.BO11" chart:data-source-has-labels="both" svg:x="1.271cm" svg:y="1.263cm" svg:width="31.789cm" svg:height="12.151cm">
          <chartooo:coordinate-region svg:x="2.183cm" svg:y="1.463cm" svg:width="30.877cm" svg:height="11.305cm"/>
          <chart:axis chart:dimension="x" chart:name="primary-x" chart:style-name="ch4" chartooo:axis-type="auto">
            <chartooo:date-scale/>
            <chart:categories table:cell-range-address="'Correlated_bins-items'.A2:'Correlated_bins-items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rrelated_bins-items'.G2:'Correlated_bins-items'.G11" chart:label-cell-address="'Correlated_bins-items'.G1:'Correlated_bins-items'.G1" chart:class="chart:bar">
            <chart:data-point chart:repeated="10"/>
          </chart:series>
          <chart:series chart:style-name="ch8" chart:values-cell-range-address="'Correlated_bins-items'.I2:'Correlated_bins-items'.I11" chart:label-cell-address="'Correlated_bins-items'.I1:'Correlated_bins-items'.I1" chart:class="chart:bar">
            <chart:data-point chart:repeated="10"/>
          </chart:series>
          <chart:series chart:style-name="ch9" chart:values-cell-range-address="'Correlated_bins-items'.K2:'Correlated_bins-items'.K11" chart:label-cell-address="'Correlated_bins-items'.K1:'Correlated_bins-items'.K1" chart:class="chart:bar">
            <chart:data-point chart:repeated="10"/>
          </chart:series>
          <chart:series chart:style-name="ch10" chart:values-cell-range-address="'Correlated_bins-items'.M2:'Correlated_bins-items'.M11" chart:label-cell-address="'Correlated_bins-items'.M1:'Correlated_bins-items'.M1" chart:class="chart:bar">
            <chart:data-point chart:repeated="10"/>
          </chart:series>
          <chart:series chart:style-name="ch11" chart:values-cell-range-address="'Correlated_bins-items'.O2:'Correlated_bins-items'.O11" chart:label-cell-address="'Correlated_bins-items'.O1:'Correlated_bins-items'.O1" chart:class="chart:bar">
            <chart:data-point chart:repeated="10"/>
          </chart:series>
          <chart:series chart:style-name="ch12" chart:values-cell-range-address="'Correlated_bins-items'.Q2:'Correlated_bins-items'.Q11" chart:label-cell-address="'Correlated_bins-items'.Q1:'Correlated_bins-items'.Q1" chart:class="chart:bar">
            <chart:data-point chart:repeated="10"/>
          </chart:series>
          <chart:series chart:style-name="ch13" chart:values-cell-range-address="'Correlated_bins-items'.S2:'Correlated_bins-items'.S11" chart:label-cell-address="'Correlated_bins-items'.S1:'Correlated_bins-items'.S1" chart:class="chart:bar">
            <chart:data-point chart:repeated="10"/>
          </chart:series>
          <chart:series chart:style-name="ch14" chart:values-cell-range-address="'Correlated_bins-items'.U2:'Correlated_bins-items'.U11" chart:label-cell-address="'Correlated_bins-items'.U1:'Correlated_bins-items'.U1" chart:class="chart:bar">
            <chart:data-point chart:repeated="10"/>
          </chart:series>
          <chart:series chart:style-name="ch15" chart:values-cell-range-address="'Correlated_bins-items'.W2:'Correlated_bins-items'.W11" chart:label-cell-address="'Correlated_bins-items'.W1:'Correlated_bins-items'.W1" chart:class="chart:bar">
            <chart:data-point chart:repeated="10"/>
          </chart:series>
          <chart:series chart:style-name="ch16" chart:values-cell-range-address="'Correlated_bins-items'.Y2:'Correlated_bins-items'.Y11" chart:label-cell-address="'Correlated_bins-items'.Y1:'Correlated_bins-items'.Y1" chart:class="chart:bar">
            <chart:data-point chart:repeated="10"/>
          </chart:series>
          <chart:series chart:style-name="ch17" chart:values-cell-range-address="'Correlated_bins-items'.AA2:'Correlated_bins-items'.AA11" chart:label-cell-address="'Correlated_bins-items'.AA1:'Correlated_bins-items'.AA1" chart:class="chart:bar">
            <chart:data-point chart:repeated="10"/>
          </chart:series>
          <chart:series chart:style-name="ch18" chart:values-cell-range-address="'Correlated_bins-items'.AC2:'Correlated_bins-items'.AC11" chart:label-cell-address="'Correlated_bins-items'.AC1:'Correlated_bins-items'.AC1" chart:class="chart:bar">
            <chart:data-point chart:repeated="10"/>
          </chart:series>
          <chart:series chart:style-name="ch7" chart:values-cell-range-address="'Correlated_bins-items'.AE2:'Correlated_bins-items'.AE11" chart:label-cell-address="'Correlated_bins-items'.AE1:'Correlated_bins-items'.AE1" chart:class="chart:bar">
            <chart:data-point chart:repeated="10"/>
          </chart:series>
          <chart:series chart:style-name="ch8" chart:values-cell-range-address="'Correlated_bins-items'.AG2:'Correlated_bins-items'.AG11" chart:label-cell-address="'Correlated_bins-items'.AG1:'Correlated_bins-items'.AG1" chart:class="chart:bar">
            <chart:data-point chart:repeated="10"/>
          </chart:series>
          <chart:series chart:style-name="ch9" chart:values-cell-range-address="'Correlated_bins-items'.AI2:'Correlated_bins-items'.AI11" chart:label-cell-address="'Correlated_bins-items'.AI1:'Correlated_bins-items'.AI1" chart:class="chart:bar">
            <chart:data-point chart:repeated="10"/>
          </chart:series>
          <chart:series chart:style-name="ch10" chart:values-cell-range-address="'Correlated_bins-items'.AK2:'Correlated_bins-items'.AK11" chart:label-cell-address="'Correlated_bins-items'.AK1:'Correlated_bins-items'.AK1" chart:class="chart:bar">
            <chart:data-point chart:repeated="10"/>
          </chart:series>
          <chart:series chart:style-name="ch11" chart:values-cell-range-address="'Correlated_bins-items'.AM2:'Correlated_bins-items'.AM11" chart:label-cell-address="'Correlated_bins-items'.AM1:'Correlated_bins-items'.AM1" chart:class="chart:bar">
            <chart:data-point chart:repeated="10"/>
          </chart:series>
          <chart:series chart:style-name="ch12" chart:values-cell-range-address="'Correlated_bins-items'.AO2:'Correlated_bins-items'.AO11" chart:label-cell-address="'Correlated_bins-items'.AO1:'Correlated_bins-items'.AO1" chart:class="chart:bar">
            <chart:data-point chart:repeated="10"/>
          </chart:series>
          <chart:series chart:style-name="ch13" chart:values-cell-range-address="'Correlated_bins-items'.AQ2:'Correlated_bins-items'.AQ11" chart:label-cell-address="'Correlated_bins-items'.AQ1:'Correlated_bins-items'.AQ1" chart:class="chart:bar">
            <chart:data-point chart:repeated="10"/>
          </chart:series>
          <chart:series chart:style-name="ch14" chart:values-cell-range-address="'Correlated_bins-items'.AS2:'Correlated_bins-items'.AS11" chart:label-cell-address="'Correlated_bins-items'.AS1:'Correlated_bins-items'.AS1" chart:class="chart:bar">
            <chart:data-point chart:repeated="10"/>
          </chart:series>
          <chart:series chart:style-name="ch15" chart:values-cell-range-address="'Correlated_bins-items'.AU2:'Correlated_bins-items'.AU11" chart:label-cell-address="'Correlated_bins-items'.AU1:'Correlated_bins-items'.AU1" chart:class="chart:bar">
            <chart:data-point chart:repeated="10"/>
          </chart:series>
          <chart:series chart:style-name="ch16" chart:values-cell-range-address="'Correlated_bins-items'.AW2:'Correlated_bins-items'.AW11" chart:label-cell-address="'Correlated_bins-items'.AW1:'Correlated_bins-items'.AW1" chart:class="chart:bar">
            <chart:data-point chart:repeated="10"/>
          </chart:series>
          <chart:series chart:style-name="ch17" chart:values-cell-range-address="'Correlated_bins-items'.AY2:'Correlated_bins-items'.AY11" chart:label-cell-address="'Correlated_bins-items'.AY1:'Correlated_bins-items'.AY1" chart:class="chart:bar">
            <chart:data-point chart:repeated="10"/>
          </chart:series>
          <chart:series chart:style-name="ch18" chart:values-cell-range-address="'Correlated_bins-items'.BA2:'Correlated_bins-items'.BA11" chart:label-cell-address="'Correlated_bins-items'.BA1:'Correlated_bins-items'.BA1" chart:class="chart:bar">
            <chart:data-point chart:repeated="10"/>
          </chart:series>
          <chart:series chart:style-name="ch7" chart:values-cell-range-address="'Correlated_bins-items'.BC2:'Correlated_bins-items'.BC11" chart:label-cell-address="'Correlated_bins-items'.BC1:'Correlated_bins-items'.BC1" chart:class="chart:bar">
            <chart:data-point chart:repeated="10"/>
          </chart:series>
          <chart:series chart:style-name="ch8" chart:values-cell-range-address="'Correlated_bins-items'.BE2:'Correlated_bins-items'.BE11" chart:label-cell-address="'Correlated_bins-items'.BE1:'Correlated_bins-items'.BE1" chart:class="chart:bar">
            <chart:data-point chart:repeated="10"/>
          </chart:series>
          <chart:series chart:style-name="ch9" chart:values-cell-range-address="'Correlated_bins-items'.BG2:'Correlated_bins-items'.BG11" chart:label-cell-address="'Correlated_bins-items'.BG1:'Correlated_bins-items'.BG1" chart:class="chart:bar">
            <chart:data-point chart:repeated="10"/>
          </chart:series>
          <chart:series chart:style-name="ch10" chart:values-cell-range-address="'Correlated_bins-items'.BI2:'Correlated_bins-items'.BI11" chart:label-cell-address="'Correlated_bins-items'.BI1:'Correlated_bins-items'.BI1" chart:class="chart:bar">
            <chart:data-point chart:repeated="10"/>
          </chart:series>
          <chart:series chart:style-name="ch11" chart:values-cell-range-address="'Correlated_bins-items'.BK2:'Correlated_bins-items'.BK11" chart:label-cell-address="'Correlated_bins-items'.BK1:'Correlated_bins-items'.BK1" chart:class="chart:bar">
            <chart:data-point chart:repeated="10"/>
          </chart:series>
          <chart:series chart:style-name="ch12" chart:values-cell-range-address="'Correlated_bins-items'.BM2:'Correlated_bins-items'.BM11" chart:label-cell-address="'Correlated_bins-items'.BM1:'Correlated_bins-items'.BM1" chart:class="chart:bar">
            <chart:data-point chart:repeated="10"/>
          </chart:series>
          <chart:series chart:style-name="ch13" chart:values-cell-range-address="'Correlated_bins-items'.BO2:'Correlated_bins-items'.BO11" chart:label-cell-address="'Correlated_bins-items'.BO1:'Correlated_bins-items'.BO1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pn</text:p>
                <draw:g>
                  <svg:desc>'Correlated_bins-items'.G1:'Correlated_bins-items'.G1</svg:desc>
                </draw:g>
              </table:table-cell>
              <table:table-cell office:value-type="string">
                <text:p>shuff1_pn</text:p>
                <draw:g>
                  <svg:desc>'Correlated_bins-items'.I1:'Correlated_bins-items'.I1</svg:desc>
                </draw:g>
              </table:table-cell>
              <table:table-cell office:value-type="string">
                <text:p>1/C_pn</text:p>
                <draw:g>
                  <svg:desc>'Correlated_bins-items'.K1:'Correlated_bins-items'.K1</svg:desc>
                </draw:g>
              </table:table-cell>
              <table:table-cell office:value-type="string">
                <text:p>1/R_pn</text:p>
                <draw:g>
                  <svg:desc>'Correlated_bins-items'.M1:'Correlated_bins-items'.M1</svg:desc>
                </draw:g>
              </table:table-cell>
              <table:table-cell office:value-type="string">
                <text:p>R/C_pn</text:p>
                <draw:g>
                  <svg:desc>'Correlated_bins-items'.O1:'Correlated_bins-items'.O1</svg:desc>
                </draw:g>
              </table:table-cell>
              <table:table-cell office:value-type="string">
                <text:p>ic_shuff_pn</text:p>
                <draw:g>
                  <svg:desc>'Correlated_bins-items'.Q1:'Correlated_bins-items'.Q1</svg:desc>
                </draw:g>
              </table:table-cell>
              <table:table-cell office:value-type="string">
                <text:p>ic_dyn_1/C_pn</text:p>
                <draw:g>
                  <svg:desc>'Correlated_bins-items'.S1:'Correlated_bins-items'.S1</svg:desc>
                </draw:g>
              </table:table-cell>
              <table:table-cell office:value-type="string">
                <text:p>ic_dyn_1/R_pn</text:p>
                <draw:g>
                  <svg:desc>'Correlated_bins-items'.U1:'Correlated_bins-items'.U1</svg:desc>
                </draw:g>
              </table:table-cell>
              <table:table-cell office:value-type="string">
                <text:p>ic_dyn_R/C_pn</text:p>
                <draw:g>
                  <svg:desc>'Correlated_bins-items'.W1:'Correlated_bins-items'.W1</svg:desc>
                </draw:g>
              </table:table-cell>
              <table:table-cell office:value-type="string">
                <text:p>bc_shuff_pn</text:p>
                <draw:g>
                  <svg:desc>'Correlated_bins-items'.Y1:'Correlated_bins-items'.Y1</svg:desc>
                </draw:g>
              </table:table-cell>
              <table:table-cell office:value-type="string">
                <text:p>bc_dyn_1/C_pn</text:p>
                <draw:g>
                  <svg:desc>'Correlated_bins-items'.AA1:'Correlated_bins-items'.AA1</svg:desc>
                </draw:g>
              </table:table-cell>
              <table:table-cell office:value-type="string">
                <text:p>bc_dyn_1/R_pn</text:p>
                <draw:g>
                  <svg:desc>'Correlated_bins-items'.AC1:'Correlated_bins-items'.AC1</svg:desc>
                </draw:g>
              </table:table-cell>
              <table:table-cell office:value-type="string">
                <text:p>bc_dyn_R/C_pn</text:p>
                <draw:g>
                  <svg:desc>'Correlated_bins-items'.AE1:'Correlated_bins-items'.AE1</svg:desc>
                </draw:g>
              </table:table-cell>
              <table:table-cell office:value-type="string">
                <text:p>bb_nothing_pn</text:p>
                <draw:g>
                  <svg:desc>'Correlated_bins-items'.AG1:'Correlated_bins-items'.AG1</svg:desc>
                </draw:g>
              </table:table-cell>
              <table:table-cell office:value-type="string">
                <text:p>bb_shuff1_pn</text:p>
                <draw:g>
                  <svg:desc>'Correlated_bins-items'.AI1:'Correlated_bins-items'.AI1</svg:desc>
                </draw:g>
              </table:table-cell>
              <table:table-cell office:value-type="string">
                <text:p>bb_shuff_pn</text:p>
                <draw:g>
                  <svg:desc>'Correlated_bins-items'.AK1:'Correlated_bins-items'.AK1</svg:desc>
                </draw:g>
              </table:table-cell>
              <table:table-cell office:value-type="string">
                <text:p>bb_st_1/C_pn</text:p>
                <draw:g>
                  <svg:desc>'Correlated_bins-items'.AM1:'Correlated_bins-items'.AM1</svg:desc>
                </draw:g>
              </table:table-cell>
              <table:table-cell office:value-type="string">
                <text:p>bb_dyn_1/C_pn</text:p>
                <draw:g>
                  <svg:desc>'Correlated_bins-items'.AO1:'Correlated_bins-items'.AO1</svg:desc>
                </draw:g>
              </table:table-cell>
              <table:table-cell office:value-type="string">
                <text:p>bb_st_1/R_pn</text:p>
                <draw:g>
                  <svg:desc>'Correlated_bins-items'.AQ1:'Correlated_bins-items'.AQ1</svg:desc>
                </draw:g>
              </table:table-cell>
              <table:table-cell office:value-type="string">
                <text:p>bb_dyn_1/R_pn</text:p>
                <draw:g>
                  <svg:desc>'Correlated_bins-items'.AS1:'Correlated_bins-items'.AS1</svg:desc>
                </draw:g>
              </table:table-cell>
              <table:table-cell office:value-type="string">
                <text:p>bb_st_R/C_pn</text:p>
                <draw:g>
                  <svg:desc>'Correlated_bins-items'.AU1:'Correlated_bins-items'.AU1</svg:desc>
                </draw:g>
              </table:table-cell>
              <table:table-cell office:value-type="string">
                <text:p>bb_dyn_R/C_pn</text:p>
                <draw:g>
                  <svg:desc>'Correlated_bins-items'.AW1:'Correlated_bins-items'.AW1</svg:desc>
                </draw:g>
              </table:table-cell>
              <table:table-cell office:value-type="string">
                <text:p>sbb_nothing_pn</text:p>
                <draw:g>
                  <svg:desc>'Correlated_bins-items'.AY1:'Correlated_bins-items'.AY1</svg:desc>
                </draw:g>
              </table:table-cell>
              <table:table-cell office:value-type="string">
                <text:p>sbb_shuff1_pn</text:p>
                <draw:g>
                  <svg:desc>'Correlated_bins-items'.BA1:'Correlated_bins-items'.BA1</svg:desc>
                </draw:g>
              </table:table-cell>
              <table:table-cell office:value-type="string">
                <text:p>sbb_shuff_pn</text:p>
                <draw:g>
                  <svg:desc>'Correlated_bins-items'.BC1:'Correlated_bins-items'.BC1</svg:desc>
                </draw:g>
              </table:table-cell>
              <table:table-cell office:value-type="string">
                <text:p>sbb_st_1/C_pn</text:p>
                <draw:g>
                  <svg:desc>'Correlated_bins-items'.BE1:'Correlated_bins-items'.BE1</svg:desc>
                </draw:g>
              </table:table-cell>
              <table:table-cell office:value-type="string">
                <text:p>sbb_dyn_1/C_pn</text:p>
                <draw:g>
                  <svg:desc>'Correlated_bins-items'.BG1:'Correlated_bins-items'.BG1</svg:desc>
                </draw:g>
              </table:table-cell>
              <table:table-cell office:value-type="string">
                <text:p>sbb_st_1/R_pn</text:p>
                <draw:g>
                  <svg:desc>'Correlated_bins-items'.BI1:'Correlated_bins-items'.BI1</svg:desc>
                </draw:g>
              </table:table-cell>
              <table:table-cell office:value-type="string">
                <text:p>sbb_dyn_1/R_pn</text:p>
                <draw:g>
                  <svg:desc>'Correlated_bins-items'.BK1:'Correlated_bins-items'.BK1</svg:desc>
                </draw:g>
              </table:table-cell>
              <table:table-cell office:value-type="string">
                <text:p>sbb_st_R/C_pn</text:p>
                <draw:g>
                  <svg:desc>'Correlated_bins-items'.BM1:'Correlated_bins-items'.BM1</svg:desc>
                </draw:g>
              </table:table-cell>
              <table:table-cell office:value-type="string">
                <text:p>sbb_dyn_R/C_pn</text:p>
                <draw:g>
                  <svg:desc>'Correlated_bins-items'.BO1:'Correlated_bins-items'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Correlated_bins-items'.A2:'Correlated_bins-items'.A11</svg:desc>
                </draw:g>
              </table:table-cell>
              <table:table-cell office:value-type="float" office:value="0.983575107771">
                <text:p>0.983575107771</text:p>
                <draw:g>
                  <svg:desc>'Correlated_bins-items'.G2:'Correlated_bins-items'.G11</svg:desc>
                </draw:g>
              </table:table-cell>
              <table:table-cell office:value-type="float" office:value="0.983182523425">
                <text:p>0.983182523425</text:p>
                <draw:g>
                  <svg:desc>'Correlated_bins-items'.I2:'Correlated_bins-items'.I11</svg:desc>
                </draw:g>
              </table:table-cell>
              <table:table-cell office:value-type="float" office:value="1">
                <text:p>1</text:p>
                <draw:g>
                  <svg:desc>'Correlated_bins-items'.K2:'Correlated_bins-items'.K11</svg:desc>
                </draw:g>
              </table:table-cell>
              <table:table-cell office:value-type="float" office:value="1">
                <text:p>1</text:p>
                <draw:g>
                  <svg:desc>'Correlated_bins-items'.M2:'Correlated_bins-items'.M11</svg:desc>
                </draw:g>
              </table:table-cell>
              <table:table-cell office:value-type="float" office:value="1">
                <text:p>1</text:p>
                <draw:g>
                  <svg:desc>'Correlated_bins-items'.O2:'Correlated_bins-items'.O11</svg:desc>
                </draw:g>
              </table:table-cell>
              <table:table-cell office:value-type="float" office:value="0.970033479828">
                <text:p>0.970033479828</text:p>
                <draw:g>
                  <svg:desc>'Correlated_bins-items'.Q2:'Correlated_bins-items'.Q11</svg:desc>
                </draw:g>
              </table:table-cell>
              <table:table-cell office:value-type="float" office:value="1">
                <text:p>1</text:p>
                <draw:g>
                  <svg:desc>'Correlated_bins-items'.S2:'Correlated_bins-items'.S11</svg:desc>
                </draw:g>
              </table:table-cell>
              <table:table-cell office:value-type="float" office:value="1">
                <text:p>1</text:p>
                <draw:g>
                  <svg:desc>'Correlated_bins-items'.U2:'Correlated_bins-items'.U11</svg:desc>
                </draw:g>
              </table:table-cell>
              <table:table-cell office:value-type="float" office:value="1">
                <text:p>1</text:p>
                <draw:g>
                  <svg:desc>'Correlated_bins-items'.W2:'Correlated_bins-items'.W11</svg:desc>
                </draw:g>
              </table:table-cell>
              <table:table-cell office:value-type="float" office:value="0.975681822184">
                <text:p>0.975681822184</text:p>
                <draw:g>
                  <svg:desc>'Correlated_bins-items'.Y2:'Correlated_bins-items'.Y11</svg:desc>
                </draw:g>
              </table:table-cell>
              <table:table-cell office:value-type="float" office:value="1">
                <text:p>1</text:p>
                <draw:g>
                  <svg:desc>'Correlated_bins-items'.AA2:'Correlated_bins-items'.AA11</svg:desc>
                </draw:g>
              </table:table-cell>
              <table:table-cell office:value-type="float" office:value="1">
                <text:p>1</text:p>
                <draw:g>
                  <svg:desc>'Correlated_bins-items'.AC2:'Correlated_bins-items'.AC11</svg:desc>
                </draw:g>
              </table:table-cell>
              <table:table-cell office:value-type="float" office:value="1">
                <text:p>1</text:p>
                <draw:g>
                  <svg:desc>'Correlated_bins-items'.AE2:'Correlated_bins-items'.AE11</svg:desc>
                </draw:g>
              </table:table-cell>
              <table:table-cell office:value-type="float" office:value="0.970099470866">
                <text:p>0.970099470866</text:p>
                <draw:g>
                  <svg:desc>'Correlated_bins-items'.AG2:'Correlated_bins-items'.AG11</svg:desc>
                </draw:g>
              </table:table-cell>
              <table:table-cell office:value-type="float" office:value="0.971160222025">
                <text:p>0.971160222025</text:p>
                <draw:g>
                  <svg:desc>'Correlated_bins-items'.AI2:'Correlated_bins-items'.AI11</svg:desc>
                </draw:g>
              </table:table-cell>
              <table:table-cell office:value-type="float" office:value="0.967443729872">
                <text:p>0.967443729872</text:p>
                <draw:g>
                  <svg:desc>'Correlated_bins-items'.AK2:'Correlated_bins-items'.AK11</svg:desc>
                </draw:g>
              </table:table-cell>
              <table:table-cell office:value-type="float" office:value="1">
                <text:p>1</text:p>
                <draw:g>
                  <svg:desc>'Correlated_bins-items'.AM2:'Correlated_bins-items'.AM11</svg:desc>
                </draw:g>
              </table:table-cell>
              <table:table-cell office:value-type="float" office:value="1">
                <text:p>1</text:p>
                <draw:g>
                  <svg:desc>'Correlated_bins-items'.AO2:'Correlated_bins-items'.AO11</svg:desc>
                </draw:g>
              </table:table-cell>
              <table:table-cell office:value-type="float" office:value="1">
                <text:p>1</text:p>
                <draw:g>
                  <svg:desc>'Correlated_bins-items'.AQ2:'Correlated_bins-items'.AQ11</svg:desc>
                </draw:g>
              </table:table-cell>
              <table:table-cell office:value-type="float" office:value="1">
                <text:p>1</text:p>
                <draw:g>
                  <svg:desc>'Correlated_bins-items'.AS2:'Correlated_bins-items'.AS11</svg:desc>
                </draw:g>
              </table:table-cell>
              <table:table-cell office:value-type="float" office:value="1">
                <text:p>1</text:p>
                <draw:g>
                  <svg:desc>'Correlated_bins-items'.AU2:'Correlated_bins-items'.AU11</svg:desc>
                </draw:g>
              </table:table-cell>
              <table:table-cell office:value-type="float" office:value="1">
                <text:p>1</text:p>
                <draw:g>
                  <svg:desc>'Correlated_bins-items'.AW2:'Correlated_bins-items'.AW11</svg:desc>
                </draw:g>
              </table:table-cell>
              <table:table-cell office:value-type="float" office:value="0.977789986947">
                <text:p>0.977789986947</text:p>
                <draw:g>
                  <svg:desc>'Correlated_bins-items'.AY2:'Correlated_bins-items'.AY11</svg:desc>
                </draw:g>
              </table:table-cell>
              <table:table-cell office:value-type="float" office:value="0.978064086818">
                <text:p>0.978064086818</text:p>
                <draw:g>
                  <svg:desc>'Correlated_bins-items'.BA2:'Correlated_bins-items'.BA11</svg:desc>
                </draw:g>
              </table:table-cell>
              <table:table-cell office:value-type="float" office:value="0.970131348328">
                <text:p>0.970131348328</text:p>
                <draw:g>
                  <svg:desc>'Correlated_bins-items'.BC2:'Correlated_bins-items'.BC11</svg:desc>
                </draw:g>
              </table:table-cell>
              <table:table-cell office:value-type="float" office:value="1">
                <text:p>1</text:p>
                <draw:g>
                  <svg:desc>'Correlated_bins-items'.BE2:'Correlated_bins-items'.BE11</svg:desc>
                </draw:g>
              </table:table-cell>
              <table:table-cell office:value-type="float" office:value="1">
                <text:p>1</text:p>
                <draw:g>
                  <svg:desc>'Correlated_bins-items'.BG2:'Correlated_bins-items'.BG11</svg:desc>
                </draw:g>
              </table:table-cell>
              <table:table-cell office:value-type="float" office:value="1">
                <text:p>1</text:p>
                <draw:g>
                  <svg:desc>'Correlated_bins-items'.BI2:'Correlated_bins-items'.BI11</svg:desc>
                </draw:g>
              </table:table-cell>
              <table:table-cell office:value-type="float" office:value="1">
                <text:p>1</text:p>
                <draw:g>
                  <svg:desc>'Correlated_bins-items'.BK2:'Correlated_bins-items'.BK11</svg:desc>
                </draw:g>
              </table:table-cell>
              <table:table-cell office:value-type="float" office:value="1">
                <text:p>1</text:p>
                <draw:g>
                  <svg:desc>'Correlated_bins-items'.BM2:'Correlated_bins-items'.BM11</svg:desc>
                </draw:g>
              </table:table-cell>
              <table:table-cell office:value-type="float" office:value="1">
                <text:p>1</text:p>
                <draw:g>
                  <svg:desc>'Correlated_bins-items'.BO2:'Correlated_bins-items'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984477704077">
                <text:p>0.984477704077</text:p>
              </table:table-cell>
              <table:table-cell office:value-type="float" office:value="0.983557700381">
                <text:p>0.983557700381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66141229162">
                <text:p>0.966141229162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75290952813">
                <text:p>0.975290952813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6832370523">
                <text:p>0.96832370523</text:p>
              </table:table-cell>
              <table:table-cell office:value-type="float" office:value="0.970099819636">
                <text:p>0.970099819636</text:p>
              </table:table-cell>
              <table:table-cell office:value-type="float" office:value="0.966397613227">
                <text:p>0.9663976132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51712517">
                <text:p>0.9751712517</text:p>
              </table:table-cell>
              <table:table-cell office:value-type="float" office:value="0.973926673244">
                <text:p>0.973926673244</text:p>
              </table:table-cell>
              <table:table-cell office:value-type="float" office:value="0.970492958967">
                <text:p>0.970492958967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978260598057">
                <text:p>0.978260598057</text:p>
              </table:table-cell>
              <table:table-cell office:value-type="float" office:value="0.98092317379">
                <text:p>0.98092317379</text:p>
              </table:table-cell>
              <table:table-cell office:value-type="float" office:value="0.997808050613">
                <text:p>0.997808050613</text:p>
              </table:table-cell>
              <table:table-cell office:value-type="float" office:value="0.997808050613">
                <text:p>0.997808050613</text:p>
              </table:table-cell>
              <table:table-cell office:value-type="float" office:value="0.997808050613">
                <text:p>0.997808050613</text:p>
              </table:table-cell>
              <table:table-cell office:value-type="float" office:value="0.966328532745">
                <text:p>0.966328532745</text:p>
              </table:table-cell>
              <table:table-cell office:value-type="float" office:value="0.998577281382">
                <text:p>0.998577281382</text:p>
              </table:table-cell>
              <table:table-cell office:value-type="float" office:value="0.998577281382">
                <text:p>0.998577281382</text:p>
              </table:table-cell>
              <table:table-cell office:value-type="float" office:value="0.998577281382">
                <text:p>0.998577281382</text:p>
              </table:table-cell>
              <table:table-cell office:value-type="float" office:value="0.975797320021">
                <text:p>0.975797320021</text:p>
              </table:table-cell>
              <table:table-cell office:value-type="float" office:value="0.997808050613">
                <text:p>0.997808050613</text:p>
              </table:table-cell>
              <table:table-cell office:value-type="float" office:value="0.997808050613">
                <text:p>0.997808050613</text:p>
              </table:table-cell>
              <table:table-cell office:value-type="float" office:value="0.997808050613">
                <text:p>0.997808050613</text:p>
              </table:table-cell>
              <table:table-cell office:value-type="float" office:value="0.967808955003">
                <text:p>0.967808955003</text:p>
              </table:table-cell>
              <table:table-cell office:value-type="float" office:value="0.970877829599">
                <text:p>0.970877829599</text:p>
              </table:table-cell>
              <table:table-cell office:value-type="float" office:value="0.967143137011">
                <text:p>0.967143137011</text:p>
              </table:table-cell>
              <table:table-cell office:value-type="float" office:value="0.996751506418">
                <text:p>0.996751506418</text:p>
              </table:table-cell>
              <table:table-cell office:value-type="float" office:value="0.996751506418">
                <text:p>0.996751506418</text:p>
              </table:table-cell>
              <table:table-cell office:value-type="float" office:value="0.996751506418">
                <text:p>0.996751506418</text:p>
              </table:table-cell>
              <table:table-cell office:value-type="float" office:value="0.996751506418">
                <text:p>0.996751506418</text:p>
              </table:table-cell>
              <table:table-cell office:value-type="float" office:value="0.996751506418">
                <text:p>0.996751506418</text:p>
              </table:table-cell>
              <table:table-cell office:value-type="float" office:value="0.996751506418">
                <text:p>0.996751506418</text:p>
              </table:table-cell>
              <table:table-cell office:value-type="float" office:value="0.972356618797">
                <text:p>0.972356618797</text:p>
              </table:table-cell>
              <table:table-cell office:value-type="float" office:value="0.973674846804">
                <text:p>0.973674846804</text:p>
              </table:table-cell>
              <table:table-cell office:value-type="float" office:value="0.968717147268">
                <text:p>0.968717147268</text:p>
              </table:table-cell>
              <table:table-cell office:value-type="float" office:value="0.998218735942">
                <text:p>0.998218735942</text:p>
              </table:table-cell>
              <table:table-cell office:value-type="float" office:value="0.998218735942">
                <text:p>0.998218735942</text:p>
              </table:table-cell>
              <table:table-cell office:value-type="float" office:value="0.998218735942">
                <text:p>0.998218735942</text:p>
              </table:table-cell>
              <table:table-cell office:value-type="float" office:value="0.998218735942">
                <text:p>0.998218735942</text:p>
              </table:table-cell>
              <table:table-cell office:value-type="float" office:value="0.998218735942">
                <text:p>0.998218735942</text:p>
              </table:table-cell>
              <table:table-cell office:value-type="float" office:value="0.998218735942">
                <text:p>0.998218735942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997744208141">
                <text:p>0.997744208141</text:p>
              </table:table-cell>
              <table:table-cell office:value-type="float" office:value="0.998452012249">
                <text:p>0.9984520122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0406541274">
                <text:p>0.9804065412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8082309948">
                <text:p>0.9880823099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7332937561">
                <text:p>0.977332937561</text:p>
              </table:table-cell>
              <table:table-cell office:value-type="float" office:value="0.975467343706">
                <text:p>0.975467343706</text:p>
              </table:table-cell>
              <table:table-cell office:value-type="float" office:value="0.974916391735">
                <text:p>0.9749163917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4333436547">
                <text:p>0.994333436547</text:p>
              </table:table-cell>
              <table:table-cell office:value-type="float" office:value="0.994618184673">
                <text:p>0.994618184673</text:p>
              </table:table-cell>
              <table:table-cell office:value-type="float" office:value="0.983605829834">
                <text:p>0.9836058298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997547970513">
                <text:p>0.997547970513</text:p>
              </table:table-cell>
              <table:table-cell office:value-type="float" office:value="0.99695961476">
                <text:p>0.996959614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9055479318">
                <text:p>0.9790554793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607657713">
                <text:p>0.9856076577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8382664373">
                <text:p>0.978382664373</text:p>
              </table:table-cell>
              <table:table-cell office:value-type="float" office:value="0.976861293339">
                <text:p>0.976861293339</text:p>
              </table:table-cell>
              <table:table-cell office:value-type="float" office:value="0.976450347384">
                <text:p>0.9764503473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2290173849">
                <text:p>0.992290173849</text:p>
              </table:table-cell>
              <table:table-cell office:value-type="float" office:value="0.991068636887">
                <text:p>0.991068636887</text:p>
              </table:table-cell>
              <table:table-cell office:value-type="float" office:value="0.98170005198">
                <text:p>0.981700051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996211805222">
                <text:p>0.996211805222</text:p>
              </table:table-cell>
              <table:table-cell office:value-type="float" office:value="0.995721217315">
                <text:p>0.9957212173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7926375347">
                <text:p>0.9779263753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150115681">
                <text:p>0.9851501156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8246126678">
                <text:p>0.978246126678</text:p>
              </table:table-cell>
              <table:table-cell office:value-type="float" office:value="0.977906569149">
                <text:p>0.977906569149</text:p>
              </table:table-cell>
              <table:table-cell office:value-type="float" office:value="0.974823165545">
                <text:p>0.9748231655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9988062332">
                <text:p>0.989988062332</text:p>
              </table:table-cell>
              <table:table-cell office:value-type="float" office:value="0.989185429759">
                <text:p>0.989185429759</text:p>
              </table:table-cell>
              <table:table-cell office:value-type="float" office:value="0.981904817237">
                <text:p>0.9819048172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0.999850517772">
                <text:p>0.999850517772</text:p>
              </table:table-cell>
              <table:table-cell office:value-type="float" office:value="0.999939739355">
                <text:p>0.9999397393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584011133">
                <text:p>0.9855840111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064927824">
                <text:p>0.9950649278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9832714451">
                <text:p>0.979832714451</text:p>
              </table:table-cell>
              <table:table-cell office:value-type="float" office:value="0.979584972745">
                <text:p>0.979584972745</text:p>
              </table:table-cell>
              <table:table-cell office:value-type="float" office:value="0.98139264804">
                <text:p>0.981392648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8826916637">
                <text:p>0.998826916637</text:p>
              </table:table-cell>
              <table:table-cell office:value-type="float" office:value="0.99908565639">
                <text:p>0.99908565639</text:p>
              </table:table-cell>
              <table:table-cell office:value-type="float" office:value="0.992596449703">
                <text:p>0.9925964497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999920166432">
                <text:p>0.999920166432</text:p>
              </table:table-cell>
              <table:table-cell office:value-type="float" office:value="0.999839555334">
                <text:p>0.9998395553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4464358041">
                <text:p>0.9844643580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2476850234">
                <text:p>0.9924768502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9820657396">
                <text:p>0.979820657396</text:p>
              </table:table-cell>
              <table:table-cell office:value-type="float" office:value="0.979407483494">
                <text:p>0.979407483494</text:p>
              </table:table-cell>
              <table:table-cell office:value-type="float" office:value="0.980674099939">
                <text:p>0.9806740999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7998628897">
                <text:p>0.997998628897</text:p>
              </table:table-cell>
              <table:table-cell office:value-type="float" office:value="0.998442424941">
                <text:p>0.998442424941</text:p>
              </table:table-cell>
              <table:table-cell office:value-type="float" office:value="0.990191920344">
                <text:p>0.9901919203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999675853697">
                <text:p>0.999675853697</text:p>
              </table:table-cell>
              <table:table-cell office:value-type="float" office:value="0.999638043966">
                <text:p>0.9996380439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3529913336">
                <text:p>0.9835299133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0529317457">
                <text:p>0.9905293174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0231462532">
                <text:p>0.980231462532</text:p>
              </table:table-cell>
              <table:table-cell office:value-type="float" office:value="0.979808593522">
                <text:p>0.979808593522</text:p>
              </table:table-cell>
              <table:table-cell office:value-type="float" office:value="0.979821723846">
                <text:p>0.9798217238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7438944407">
                <text:p>0.997438944407</text:p>
              </table:table-cell>
              <table:table-cell office:value-type="float" office:value="0.997195338455">
                <text:p>0.997195338455</text:p>
              </table:table-cell>
              <table:table-cell office:value-type="float" office:value="0.98912933817">
                <text:p>0.989129338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993029325742444">
                <text:p>0.993029325742444</text:p>
              </table:table-cell>
              <table:table-cell office:value-type="float" office:value="0.993134842286111">
                <text:p>0.993134842286111</text:p>
              </table:table-cell>
              <table:table-cell office:value-type="float" office:value="0.999692958004667">
                <text:p>0.999692958004667</text:p>
              </table:table-cell>
              <table:table-cell office:value-type="float" office:value="0.999692958004667">
                <text:p>0.999692958004667</text:p>
              </table:table-cell>
              <table:table-cell office:value-type="float" office:value="0.999692958004667">
                <text:p>0.999692958004667</text:p>
              </table:table-cell>
              <table:table-cell office:value-type="float" office:value="0.977052213353778">
                <text:p>0.977052213353778</text:p>
              </table:table-cell>
              <table:table-cell office:value-type="float" office:value="0.999778428090111">
                <text:p>0.999778428090111</text:p>
              </table:table-cell>
              <table:table-cell office:value-type="float" office:value="0.999778428090111">
                <text:p>0.999778428090111</text:p>
              </table:table-cell>
              <table:table-cell office:value-type="float" office:value="0.999778428090111">
                <text:p>0.999778428090111</text:p>
              </table:table-cell>
              <table:table-cell office:value-type="float" office:value="0.984853474875">
                <text:p>0.984853474875</text:p>
              </table:table-cell>
              <table:table-cell office:value-type="float" office:value="0.999692958004667">
                <text:p>0.999692958004667</text:p>
              </table:table-cell>
              <table:table-cell office:value-type="float" office:value="0.999692958004667">
                <text:p>0.999692958004667</text:p>
              </table:table-cell>
              <table:table-cell office:value-type="float" office:value="0.999692958004667">
                <text:p>0.999692958004667</text:p>
              </table:table-cell>
              <table:table-cell office:value-type="float" office:value="0.975564299343333">
                <text:p>0.975564299343333</text:p>
              </table:table-cell>
              <table:table-cell office:value-type="float" office:value="0.975686014135">
                <text:p>0.975686014135</text:p>
              </table:table-cell>
              <table:table-cell office:value-type="float" office:value="0.974340317399889">
                <text:p>0.974340317399889</text:p>
              </table:table-cell>
              <table:table-cell office:value-type="float" office:value="0.999639056268667">
                <text:p>0.999639056268667</text:p>
              </table:table-cell>
              <table:table-cell office:value-type="float" office:value="0.999639056268667">
                <text:p>0.999639056268667</text:p>
              </table:table-cell>
              <table:table-cell office:value-type="float" office:value="0.999639056268667">
                <text:p>0.999639056268667</text:p>
              </table:table-cell>
              <table:table-cell office:value-type="float" office:value="0.999639056268667">
                <text:p>0.999639056268667</text:p>
              </table:table-cell>
              <table:table-cell office:value-type="float" office:value="0.999639056268667">
                <text:p>0.999639056268667</text:p>
              </table:table-cell>
              <table:table-cell office:value-type="float" office:value="0.999639056268667">
                <text:p>0.999639056268667</text:p>
              </table:table-cell>
              <table:table-cell office:value-type="float" office:value="0.988466002234778">
                <text:p>0.988466002234778</text:p>
              </table:table-cell>
              <table:table-cell office:value-type="float" office:value="0.988362364219">
                <text:p>0.988362364219</text:p>
              </table:table-cell>
              <table:table-cell office:value-type="float" office:value="0.980941095759">
                <text:p>0.980941095759</text:p>
              </table:table-cell>
              <table:table-cell office:value-type="float" office:value="0.999738589707889">
                <text:p>0.999738589707889</text:p>
              </table:table-cell>
              <table:table-cell office:value-type="float" office:value="0.999738589707889">
                <text:p>0.999738589707889</text:p>
              </table:table-cell>
              <table:table-cell office:value-type="float" office:value="0.999738589707889">
                <text:p>0.999738589707889</text:p>
              </table:table-cell>
              <table:table-cell office:value-type="float" office:value="0.999738589707889">
                <text:p>0.999738589707889</text:p>
              </table:table-cell>
              <table:table-cell office:value-type="float" office:value="0.999738589707889">
                <text:p>0.999738589707889</text:p>
              </table:table-cell>
              <table:table-cell office:value-type="float" office:value="0.999738589707889">
                <text:p>0.9997385897078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